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3180000255C00000DCC51FE4801AFCD7CBC.emf" manifest:media-type="image/x-emf"/>
  <manifest:file-entry manifest:full-path="Pictures/10000001000005200000017DB73ED9A61A61C8C4.png" manifest:media-type="image/png"/>
  <manifest:file-entry manifest:full-path="Pictures/10001F8000001A4000000792A462E7A1FDFD18CE.emf" manifest:media-type="image/x-emf"/>
  <manifest:file-entry manifest:full-path="Pictures/1000000100000217000000C654AB24A2814A0E1A.png" manifest:media-type="image/png"/>
  <manifest:file-entry manifest:full-path="Pictures/100011980000255C00000DCC406587606E836ACC.emf" manifest:media-type="image/x-emf"/>
  <manifest:file-entry manifest:full-path="Pictures/10000DAA00001F9700000BB7D0DF2A9C014D67EB.wmf" manifest:media-type="image/x-wmf"/>
  <manifest:file-entry manifest:full-path="Pictures/1000063500004AEE00003A16452D62F5FFE23DC7.svg" manifest:media-type="image/svg+xml"/>
  <manifest:file-entry manifest:full-path="Pictures/10001F8000001A40000007923903068A947F1F3A.emf" manifest:media-type="image/x-emf"/>
  <manifest:file-entry manifest:full-path="Pictures/100014AC0000590E000019DF4C0B8A5AD7486142.wmf" manifest:media-type="image/x-wmf"/>
  <manifest:file-entry manifest:full-path="Pictures/1000000100000279000000EA793B9DB476B5F0E5.png" manifest:media-type="image/png"/>
  <manifest:file-entry manifest:full-path="Pictures/10000001000001BC00000080115A57DF9D82912F.png" manifest:media-type="image/png"/>
  <manifest:file-entry manifest:full-path="Pictures/10000001000003230000026E21B43100B948EB04.png" manifest:media-type="image/png"/>
  <manifest:file-entry manifest:full-path="Pictures/10003C19000052220000741E93617CC0D31F3FF9.svg" manifest:media-type="image/svg+xml"/>
  <manifest:file-entry manifest:full-path="Pictures/1000000100000253000003493C02AEDD522EA2A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 loext:decorative="false"/>
    </style:style>
    <style:style style:name="gr2" style:family="graphic" style:parent-style-name="Graphics">
      <style:graphic-properties draw:stroke="none" draw:fill="none" fo:clip="rect(20.479cm, 0cm, 0cm, 0cm)" style:mirror="none"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Master1-Layout1-cust-1_5f_Titelfolie_5f_TUD_5f_weiß-blau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Master1-Layout3-cust-1_5f_Titelfolie_5f_TUD_5f_blauverlauf-notes">
      <style:graphic-properties draw:fill-color="#ffffff" fo:min-height="11.43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1_5f_Titelfolie_5f_TUD_5f_weiß-blau">
        <draw:frame draw:name="Grafik 2" draw:style-name="gr1" draw:text-style-name="P1" draw:layer="layout" svg:width="2.807cm" svg:height="2.175cm" svg:x="24.503cm" svg:y="0.455cm">
          <draw:image xlink:href="Pictures/1000063500004AEE00003A16452D62F5FFE23DC7.svg" xlink:type="simple" xlink:show="embed" xlink:actuate="onLoad" draw:mime-type="image/svg+xml">
            <text:p/>
          </draw:image>
          <draw:image xlink:href="Pictures/10000001000003230000026E21B43100B948EB04.png" xlink:type="simple" xlink:show="embed" xlink:actuate="onLoad" draw:mime-type="image/png"/>
        </draw:frame>
        <draw:frame draw:name="Grafik 4" draw:style-name="gr2" draw:text-style-name="P1" draw:layer="layout" svg:width="5.779cm" svg:height="2.54cm" svg:x="17.509cm" svg:y="0.273cm">
          <draw:image xlink:href="Pictures/10003C19000052220000741E93617CC0D31F3FF9.svg" xlink:type="simple" xlink:show="embed" xlink:actuate="onLoad" draw:mime-type="image/svg+xml">
            <text:p/>
          </draw:image>
          <draw:image xlink:href="Pictures/1000000100000253000003493C02AEDD522EA2AE.png" xlink:type="simple" xlink:show="embed" xlink:actuate="onLoad" draw:mime-type="image/png"/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3-cust-1_5f_Titelfolie_5f_TUD_5f_blauverlauf">
        <presentation:notes draw:style-name="dp2">
          <draw:page-thumbnail draw:style-name="gr3" draw:layer="layout" svg:width="16.933cm" svg:height="9.525cm" svg:x="1.058cm" svg:y="1.905cm" draw:page-number="2" presentation:class="page"/>
          <draw:frame presentation:style-name="pr2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pitch="variable"/>
    <style:font-face style:name="Open Sans1" svg:font-family="'Open Sans'"/>
    <style:font-face style:name="Open Sans2" svg:font-family="'Open Sans'" style:font-family-generic="swiss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a1993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2058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2123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1" loext:color-type="rgb" loext:color-value="#008244"/>
    </draw:gradient>
    <draw:gradient draw:name="a214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gradient draw:name="a527" draw:style="linear" draw:start-color="#65b32e" draw:end-color="#008244" draw:start-intensity="100%" draw:end-intensity="100%" draw:angle="200deg" draw:border="0%">
      <loext:gradient-stop svg:offset="0" loext:color-type="rgb" loext:color-value="#65b32e"/>
      <loext:gradient-stop svg:offset="1" loext:color-type="rgb" loext:color-value="#008244"/>
    </draw:gradient>
    <draw:gradient draw:name="a588" draw:style="linear" draw:start-color="#951b81" draw:end-color="#59358c" draw:start-intensity="100%" draw:end-intensity="100%" draw:angle="200deg" draw:border="0%">
      <loext:gradient-stop svg:offset="0" loext:color-type="rgb" loext:color-value="#951b81"/>
      <loext:gradient-stop svg:offset="1" loext:color-type="rgb" loext:color-value="#59358c"/>
    </draw:gradient>
    <draw:gradient draw:name="a649" draw:style="linear" draw:start-color="#de2526" draw:end-color="#cd1719" draw:start-intensity="100%" draw:end-intensity="100%" draw:angle="200deg" draw:border="0%">
      <loext:gradient-stop svg:offset="0" loext:color-type="rgb" loext:color-value="#de2526"/>
      <loext:gradient-stop svg:offset="1" loext:color-type="rgb" loext:color-value="#cd1719"/>
    </draw:gradient>
    <draw:gradient draw:name="a95" draw:style="linear" draw:start-color="#0069b4" draw:end-color="#00305d" draw:start-intensity="100%" draw:end-intensity="100%" draw:angle="200deg" draw:border="0%">
      <loext:gradient-stop svg:offset="0" loext:color-type="rgb" loext:color-value="#0069b4"/>
      <loext:gradient-stop svg:offset="1" loext:color-type="rgb" loext:color-value="#00305d"/>
    </draw:gradient>
    <draw:fill-image draw:name="a335" xlink:href="Pictures/100013180000255C00000DCC51FE4801AFCD7CBC.emf" xlink:type="simple" xlink:show="embed" xlink:actuate="onLoad"/>
    <draw:fill-image draw:name="a362" xlink:href="Pictures/10001F8000001A4000000792A462E7A1FDFD18CE.emf" xlink:type="simple" xlink:show="embed" xlink:actuate="onLoad"/>
    <draw:fill-image draw:name="a403" xlink:href="Pictures/100011980000255C00000DCC406587606E836ACC.emf" xlink:type="simple" xlink:show="embed" xlink:actuate="onLoad"/>
    <draw:fill-image draw:name="a408" xlink:href="Pictures/10001F8000001A40000007923903068A947F1F3A.emf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000e23" draw:stroke-linejoin="miter" svg:stroke-linecap="butt" draw:fill-color="#00305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a2286" style:family="table-cell">
      <loext:graphic-properties draw:fill="solid" draw:fill-color="#4472c4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60" style:family="table-cell">
      <loext:graphic-properties draw:fill="none"/>
      <style:paragraph-properties fo:border-left="none" fo:border-right="none" fo:border-top="0.99pt solid #5b9bd5" fo:border-bottom="none"/>
      <style:text-properties fo:font-weight="bold" style:font-weight-asian="bold" style:font-weight-complex="bold"/>
    </style:style>
    <style:style style:name="a2287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61" style:family="table-cell">
      <style:text-properties fo:font-weight="bold" style:font-weight-asian="bold" style:font-weight-complex="bold"/>
    </style:style>
    <style:style style:name="a2288" style:family="table-cell">
      <loext:graphic-properties draw:fill="solid" draw:fill-color="#4472c4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62" style:family="table-cell">
      <style:text-properties fo:font-weight="bold" style:font-weight-asian="bold" style:font-weight-complex="bold"/>
    </style:style>
    <style:style style:name="a2289" style:family="table-cell">
      <loext:graphic-properties draw:fill="solid" draw:fill-color="#ebf1e9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63" style:family="table-cell">
      <loext:graphic-properties draw:fill="none"/>
      <style:paragraph-properties fo:border="0.26pt solid #5b9bd5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64" style:family="table-cell">
      <style:paragraph-properties fo:border-left="0.26pt solid #5b9bd5" fo:border-right="0.26pt solid #5b9bd5" fo:border-top="none" fo:border-bottom="none"/>
    </style:style>
    <style:style style:name="a2365" style:family="table-cell">
      <style:paragraph-properties fo:border-left="0.26pt solid #5b9bd5" fo:border-right="0.26pt solid #5b9bd5" fo:border-top="none" fo:border-bottom="none"/>
    </style:style>
    <style:style style:name="a2366" style:family="table-cell">
      <style:paragraph-properties fo:border-left="none" fo:border-right="none" fo:border-top="0.26pt solid #5b9bd5" fo:border-bottom="0.26pt solid #5b9bd5"/>
    </style:style>
    <style:style style:name="a2367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50" style:family="table-cell">
      <loext:graphic-properties draw:fill="solid" draw:fill-color="#5b9bd5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68" style:family="table-cell">
      <style:paragraph-properties style:border-line-width-top="0.047cm 0.047cm 0.047cm" fo:border-left="none" fo:border-right="none" fo:border-top="4pt double #5b9bd5" fo:border-bottom="none"/>
      <style:text-properties fo:font-weight="bold" style:font-weight-asian="bold" style:font-weight-complex="bold"/>
    </style:style>
    <style:style style:name="a2251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69" style:family="table-cell">
      <style:text-properties fo:font-weight="bold" style:font-weight-asian="bold" style:font-weight-complex="bold"/>
    </style:style>
    <style:style style:name="a2252" style:family="table-cell">
      <loext:graphic-properties draw:fill="solid" draw:fill-color="#5b9bd5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53" style:family="table-cell">
      <loext:graphic-properties draw:fill="solid" draw:fill-color="#fcec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54" style:family="table-cell"/>
    <style:style style:name="a2255" style:family="table-cell">
      <loext:graphic-properties draw:fill="solid" draw:fill-color="#f8d7cd"/>
    </style:style>
    <style:style style:name="a2330" style:family="table-cell">
      <loext:graphic-properties draw:fill="solid" draw:fill-color="#5b9bd5"/>
      <style:paragraph-properties fo:border-left="0.26pt solid #ffffff" fo:border-right="none" fo:border-top="none" fo:border-bottom="none"/>
      <style:text-properties fo:font-weight="bold" style:font-weight-asian="bold" style:font-weight-complex="bold"/>
    </style:style>
    <style:style style:name="a2256" style:family="table-cell"/>
    <style:style style:name="a2331" style:family="table-cell">
      <loext:graphic-properties draw:fill="solid" draw:fill-color="#5b9bd5"/>
      <style:paragraph-properties fo:border="0.26pt solid #5b9bd5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57" style:family="table-cell">
      <loext:graphic-properties draw:fill="solid" draw:fill-color="#f8d7cd"/>
    </style:style>
    <style:style style:name="a2332" style:family="table-cell">
      <loext:graphic-properties draw:fill="solid" draw:fill-color="#5b9bd5"/>
    </style:style>
    <style:style style:name="a2258" style:family="table-cell">
      <loext:graphic-properties draw:fill="solid" draw:fill-color="#ed7d31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33" style:family="table-cell">
      <loext:graphic-properties draw:fill="solid" draw:fill-color="#5b9bd5"/>
      <style:paragraph-properties fo:border-left="none" fo:border-right="none" fo:border-top="0.26pt solid #5b9bd5" fo:border-bottom="0.26pt solid #5b9bd5"/>
    </style:style>
    <style:style style:name="a2259" style:family="table-cell">
      <loext:graphic-properties draw:fill="solid" draw:fill-color="#ed7d31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34" style:family="table-cell">
      <loext:graphic-properties draw:fill="solid" draw:fill-color="#5b9bd5"/>
    </style:style>
    <style:style style:name="a2335" style:family="table-cell">
      <loext:graphic-properties draw:fill="solid" draw:fill-color="#5b9bd5"/>
    </style:style>
    <style:style style:name="a2336" style:family="table-cell">
      <loext:graphic-properties draw:fill="solid" draw:fill-color="#5b9bd5"/>
      <style:paragraph-properties fo:border-left="0.26pt solid #5b9bd5" fo:border-right="0.26pt solid #5b9bd5" fo:border-top="0.26pt solid #5b9bd5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37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338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339" style:family="table-cell">
      <loext:graphic-properties draw:fill="solid" draw:fill-color="#5b9bd5"/>
      <style:paragraph-properties fo:border="0.26pt solid #5b9bd5"/>
      <style:text-properties fo:font-weight="bold" style:font-weight-asian="bold" style:font-weight-complex="bold"/>
    </style:style>
    <style:style style:name="a2290" style:family="table-cell"/>
    <style:style style:name="a2291" style:family="table-cell">
      <loext:graphic-properties draw:fill="solid" draw:fill-color="#d5e3cf"/>
    </style:style>
    <style:style style:name="a2300" style:family="table-cell">
      <loext:graphic-properties draw:fill="solid" draw:fill-color="#cbcbcb"/>
    </style:style>
    <style:style style:name="a2292" style:family="table-cell"/>
    <style:style style:name="a2301" style:family="table-cell"/>
    <style:style style:name="a2293" style:family="table-cell">
      <loext:graphic-properties draw:fill="solid" draw:fill-color="#d5e3cf"/>
    </style:style>
    <style:style style:name="a2302" style:family="table-cell">
      <loext:graphic-properties draw:fill="solid" draw:fill-color="#cbcbcb"/>
    </style:style>
    <style:style style:name="a2294" style:family="table-cell">
      <loext:graphic-properties draw:fill="solid" draw:fill-color="#70ad47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03" style:family="table-cell">
      <loext:graphic-properties draw:fill="solid" draw:fill-color="#000000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95" style:family="table-cell">
      <loext:graphic-properties draw:fill="solid" draw:fill-color="#70ad47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04" style:family="table-cell">
      <loext:graphic-properties draw:fill="solid" draw:fill-color="#000000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96" style:family="table-cell">
      <loext:graphic-properties draw:fill="solid" draw:fill-color="#70ad47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70" style:family="table-cell">
      <style:text-properties fo:font-weight="bold" style:font-weight-asian="bold" style:font-weight-complex="bold"/>
    </style:style>
    <style:style style:name="a2305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97" style:family="table-cell">
      <loext:graphic-properties draw:fill="solid" draw:fill-color="#70ad47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06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98" style:family="table-cell">
      <loext:graphic-properties draw:fill="solid" draw:fill-color="#e7e7e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07" style:family="table-cell">
      <loext:graphic-properties draw:fill="solid" draw:fill-color="#70ad47"/>
      <style:paragraph-properties fo:border="0.26pt solid #70ad47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99" style:family="table-cell"/>
    <style:style style:name="a2308" style:family="table-cell">
      <loext:graphic-properties draw:fill="solid" draw:fill-color="#70ad47"/>
    </style:style>
    <style:style style:name="a2309" style:family="table-cell">
      <loext:graphic-properties draw:fill="solid" draw:fill-color="#70ad47"/>
      <style:paragraph-properties fo:border-left="none" fo:border-right="none" fo:border-top="0.26pt solid #70ad47" fo:border-bottom="0.26pt solid #70ad47"/>
    </style:style>
    <style:style style:name="a2260" style:family="table-cell">
      <loext:graphic-properties draw:fill="solid" draw:fill-color="#ed7d31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61" style:family="table-cell">
      <loext:graphic-properties draw:fill="solid" draw:fill-color="#ed7d31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62" style:family="table-cell">
      <loext:graphic-properties draw:fill="solid" draw:fill-color="#f0f0f0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63" style:family="table-cell"/>
    <style:style style:name="a2264" style:family="table-cell">
      <loext:graphic-properties draw:fill="solid" draw:fill-color="#e1e1e1"/>
    </style:style>
    <style:style style:name="a2265" style:family="table-cell"/>
    <style:style style:name="a2266" style:family="table-cell">
      <loext:graphic-properties draw:fill="solid" draw:fill-color="#e1e1e1"/>
    </style:style>
    <style:style style:name="a2340" style:family="table-cell">
      <loext:graphic-properties draw:fill="solid" draw:fill-color="#eaeff7"/>
      <style:paragraph-properties fo:border="0.99pt solid #5b9bd5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67" style:family="table-cell">
      <loext:graphic-properties draw:fill="solid" draw:fill-color="#a5a5a5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41" style:family="table-cell">
      <loext:graphic-properties draw:fill="solid" draw:fill-color="#d2deef"/>
    </style:style>
    <style:style style:name="a2268" style:family="table-cell">
      <loext:graphic-properties draw:fill="solid" draw:fill-color="#a5a5a5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42" style:family="table-cell">
      <loext:graphic-properties draw:fill="solid" draw:fill-color="#d2deef"/>
    </style:style>
    <style:style style:name="a2269" style:family="table-cell">
      <loext:graphic-properties draw:fill="solid" draw:fill-color="#a5a5a5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43" style:family="table-cell">
      <loext:graphic-properties draw:fill="solid" draw:fill-color="#eaeff7"/>
      <style:text-properties fo:font-weight="bold" style:font-weight-asian="bold" style:font-weight-complex="bold"/>
    </style:style>
    <style:style style:name="a2344" style:family="table-cell">
      <loext:graphic-properties draw:fill="solid" draw:fill-color="#eaeff7"/>
      <style:paragraph-properties fo:border-left="none" fo:border-right="none" fo:border-top="2.01pt solid #5b9bd5" fo:border-bottom="none"/>
      <style:text-properties fo:font-weight="bold" style:font-weight-asian="bold" style:font-weight-complex="bold"/>
    </style:style>
    <style:style style:name="a2345" style:family="table-cell">
      <style:text-properties fo:font-weight="bold" style:font-weight-asian="bold" style:font-weight-complex="bold"/>
    </style:style>
    <style:style style:name="a2346" style:family="table-cell">
      <style:text-properties fo:font-weight="bold" style:font-weight-asian="bold" style:font-weight-complex="bold"/>
    </style:style>
    <style:style style:name="a2347" style:family="table-cell">
      <loext:graphic-properties draw:fill="solid" draw:fill-color="#5b9bd5"/>
      <style:text-properties fo:color="#ffffff" loext:opacity="100%" style:font-name="+mn-lt" fo:font-family="+mn-lt" style:font-name-asian="+mn-ea" style:font-family-asian="+mn-ea" style:font-name-complex="+mn-cs" style:font-family-complex="+mn-cs"/>
    </style:style>
    <style:style style:name="a2348" style:family="table-cell">
      <loext:graphic-properties draw:fill="solid" draw:fill-color="#477ba9"/>
    </style:style>
    <style:style style:name="a2349" style:family="table-cell">
      <loext:graphic-properties draw:fill="solid" draw:fill-color="#477ba9"/>
    </style:style>
    <style:style style:name="a2310" style:family="table-cell">
      <loext:graphic-properties draw:fill="solid" draw:fill-color="#70ad47"/>
    </style:style>
    <style:style style:name="a2311" style:family="table-cell">
      <loext:graphic-properties draw:fill="solid" draw:fill-color="#70ad47"/>
    </style:style>
    <style:style style:name="a2312" style:family="table-cell">
      <loext:graphic-properties draw:fill="solid" draw:fill-color="#70ad47"/>
      <style:paragraph-properties fo:border-left="0.26pt solid #70ad47" fo:border-right="0.26pt solid #70ad47" fo:border-top="0.26pt solid #70ad47" fo:border-bottom="0.26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13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4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5" style:family="table-cell">
      <loext:graphic-properties draw:fill="solid" draw:fill-color="#70ad47"/>
      <style:paragraph-properties fo:border="0.26pt solid #70ad47"/>
      <style:text-properties fo:font-weight="bold" style:font-weight-asian="bold" style:font-weight-complex="bold"/>
    </style:style>
    <style:style style:name="a2316" style:family="table-cell">
      <loext:graphic-properties draw:fill="none"/>
      <style:paragraph-properties fo:border-left="none" fo:border-right="none" fo:border-top="0.99pt solid #70ad47" fo:border-bottom="0.99pt solid #70ad47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17" style:family="table-cell">
      <loext:graphic-properties draw:fill="solid" draw:fill-color="#70ad47"/>
    </style:style>
    <style:style style:name="a2318" style:family="table-cell"/>
    <style:style style:name="a2319" style:family="table-cell">
      <loext:graphic-properties draw:fill="solid" draw:fill-color="#70ad47"/>
    </style:style>
    <style:style style:name="a2270" style:family="table-cell">
      <loext:graphic-properties draw:fill="solid" draw:fill-color="#a5a5a5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271" style:family="table-cell">
      <loext:graphic-properties draw:fill="solid" draw:fill-color="#fff4e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72" style:family="table-cell"/>
    <style:style style:name="a2273" style:family="table-cell">
      <loext:graphic-properties draw:fill="solid" draw:fill-color="#ffe8cb"/>
    </style:style>
    <style:style style:name="a2274" style:family="table-cell"/>
    <style:style style:name="a2275" style:family="table-cell">
      <loext:graphic-properties draw:fill="solid" draw:fill-color="#ffe8cb"/>
    </style:style>
    <style:style style:name="a2276" style:family="table-cell">
      <loext:graphic-properties draw:fill="solid" draw:fill-color="#ffc000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50" style:family="table-cell">
      <loext:graphic-properties draw:fill="solid" draw:fill-color="#000000"/>
      <style:paragraph-properties fo:border-left="none" fo:border-right="none" fo:border-top="none" fo:border-bottom="2.01pt solid #ffffff"/>
      <style:text-properties fo:font-weight="bold" style:font-weight-asian="bold" style:font-weight-complex="bold"/>
    </style:style>
    <style:style style:name="a2277" style:family="table-cell">
      <loext:graphic-properties draw:fill="solid" draw:fill-color="#ffc000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51" style:family="table-cell">
      <loext:graphic-properties draw:fill="solid" draw:fill-color="#3a658d"/>
      <style:paragraph-properties fo:border-left="none" fo:border-right="none" fo:border-top="2.01pt solid #ffffff" fo:border-bottom="none"/>
      <style:text-properties fo:font-weight="bold" style:font-weight-asian="bold" style:font-weight-complex="bold"/>
    </style:style>
    <style:style style:name="a2278" style:family="table-cell">
      <loext:graphic-properties draw:fill="solid" draw:fill-color="#ffc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52" style:family="table-cell">
      <loext:graphic-properties draw:fill="solid" draw:fill-color="#477ba9"/>
      <style:paragraph-properties fo:border-left="none" fo:border-right="2.01pt solid #ffffff" fo:border-top="none" fo:border-bottom="none"/>
      <style:text-properties fo:font-weight="bold" style:font-weight-asian="bold" style:font-weight-complex="bold"/>
    </style:style>
    <style:style style:name="a2279" style:family="table-cell">
      <loext:graphic-properties draw:fill="solid" draw:fill-color="#ffc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53" style:family="table-cell">
      <loext:graphic-properties draw:fill="solid" draw:fill-color="#477ba9"/>
      <style:paragraph-properties fo:border-left="2.01pt solid #ffffff" fo:border-right="none" fo:border-top="none" fo:border-bottom="none"/>
      <style:text-properties fo:font-weight="bold" style:font-weight-asian="bold" style:font-weight-complex="bold"/>
    </style:style>
    <style:style style:name="a2354" style:family="table-cell">
      <loext:graphic-properties draw:fill="none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55" style:family="table-cell">
      <loext:graphic-properties draw:fill="none"/>
      <style:paragraph-properties fo:border-left="none" fo:border-right="none" fo:border-top="0.99pt solid #5b9bd5" fo:border-bottom="0.99pt solid #5b9bd5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356" style:family="table-cell">
      <loext:graphic-properties draw:fill="solid" draw:fill-color="#5b9bd5"/>
    </style:style>
    <style:style style:name="a2357" style:family="table-cell"/>
    <style:style style:name="a2358" style:family="table-cell">
      <loext:graphic-properties draw:fill="solid" draw:fill-color="#5b9bd5"/>
    </style:style>
    <style:style style:name="a2359" style:family="table-cell">
      <loext:graphic-properties draw:fill="none"/>
      <style:paragraph-properties fo:border-left="none" fo:border-right="none" fo:border-top="none" fo:border-bottom="0.99pt solid #5b9bd5"/>
      <style:text-properties fo:font-weight="bold" style:font-weight-asian="bold" style:font-weight-complex="bold"/>
    </style:style>
    <style:style style:name="a2244" style:family="table-cell">
      <loext:graphic-properties draw:fill="solid" draw:fill-color="#eaeff7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45" style:family="table-cell"/>
    <style:style style:name="a2320" style:family="table-cell">
      <loext:graphic-properties draw:fill="none"/>
      <style:paragraph-properties fo:border-left="none" fo:border-right="none" fo:border-top="none" fo:border-bottom="0.99pt solid #70ad47"/>
      <style:text-properties fo:font-weight="bold" style:font-weight-asian="bold" style:font-weight-complex="bold"/>
    </style:style>
    <style:style style:name="a2246" style:family="table-cell">
      <loext:graphic-properties draw:fill="solid" draw:fill-color="#d2deef"/>
    </style:style>
    <style:style style:name="a2321" style:family="table-cell">
      <loext:graphic-properties draw:fill="none"/>
      <style:paragraph-properties fo:border-left="none" fo:border-right="none" fo:border-top="0.99pt solid #70ad47" fo:border-bottom="none"/>
      <style:text-properties fo:font-weight="bold" style:font-weight-asian="bold" style:font-weight-complex="bold"/>
    </style:style>
    <style:style style:name="a2247" style:family="table-cell"/>
    <style:style style:name="a2322" style:family="table-cell">
      <style:text-properties fo:font-weight="bold" style:font-weight-asian="bold" style:font-weight-complex="bold"/>
    </style:style>
    <style:style style:name="a2248" style:family="table-cell">
      <loext:graphic-properties draw:fill="solid" draw:fill-color="#d2deef"/>
    </style:style>
    <style:style style:name="a2323" style:family="table-cell">
      <style:text-properties fo:font-weight="bold" style:font-weight-asian="bold" style:font-weight-complex="bold"/>
    </style:style>
    <style:style style:name="a2249" style:family="table-cell">
      <loext:graphic-properties draw:fill="solid" draw:fill-color="#5b9bd5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2324" style:family="table-cell">
      <loext:graphic-properties draw:fill="solid" draw:fill-color="#5b9bd5"/>
      <style:paragraph-properties fo:border="0.26pt solid #c4d5eb"/>
      <style:text-properties fo:color="#ffffff" loext:opacity="100%" style:font-name="+mn-lt" fo:font-family="+mn-lt" style:font-name-asian="+mn-ea" style:font-family-asian="+mn-ea" style:font-name-complex="+mn-cs" style:font-family-complex="+mn-cs"/>
    </style:style>
    <style:style style:name="a2325" style:family="table-cell">
      <loext:graphic-properties draw:fill="solid" draw:fill-color="#ffffff"/>
    </style:style>
    <style:style style:name="a2326" style:family="table-cell">
      <loext:graphic-properties draw:fill="solid" draw:fill-color="#ffffff"/>
    </style:style>
    <style:style style:name="a2327" style:family="table-cell">
      <loext:graphic-properties draw:fill="solid" draw:fill-color="#5b9bd5"/>
      <style:paragraph-properties fo:border-left="none" fo:border-right="none" fo:border-top="none" fo:border-bottom="0.26pt solid #ffffff"/>
      <style:text-properties fo:font-weight="bold" style:font-weight-asian="bold" style:font-weight-complex="bold"/>
    </style:style>
    <style:style style:name="a2328" style:family="table-cell">
      <loext:graphic-properties draw:fill="solid" draw:fill-color="#5b9bd5"/>
      <style:paragraph-properties fo:border-left="none" fo:border-right="none" fo:border-top="0.26pt solid #ffffff" fo:border-bottom="none"/>
      <style:text-properties fo:font-weight="bold" style:font-weight-asian="bold" style:font-weight-complex="bold"/>
    </style:style>
    <style:style style:name="a2329" style:family="table-cell">
      <loext:graphic-properties draw:fill="solid" draw:fill-color="#5b9bd5"/>
      <style:paragraph-properties fo:border-left="none" fo:border-right="0.26pt solid #ffffff" fo:border-top="none" fo:border-bottom="none"/>
      <style:text-properties fo:font-weight="bold" style:font-weight-asian="bold" style:font-weight-complex="bold"/>
    </style:style>
    <style:style style:name="a2280" style:family="table-cell">
      <loext:graphic-properties draw:fill="solid" draw:fill-color="#e9ebf5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2281" style:family="table-cell"/>
    <style:style style:name="a2282" style:family="table-cell">
      <loext:graphic-properties draw:fill="solid" draw:fill-color="#cfd5ea"/>
    </style:style>
    <style:style style:name="a2283" style:family="table-cell"/>
    <style:style style:name="a2284" style:family="table-cell">
      <loext:graphic-properties draw:fill="solid" draw:fill-color="#cfd5ea"/>
    </style:style>
    <style:style style:name="a2285" style:family="table-cell">
      <loext:graphic-properties draw:fill="solid" draw:fill-color="#4472c4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table:table-template table:name="{3C2FFA5D-87B4-456A-9821-1D502468CF0F}">
      <table:first-row table:style-name="a2336"/>
      <table:last-row table:style-name="a2337"/>
      <table:first-column table:style-name="a2338"/>
      <table:last-column table:style-name="a2339"/>
      <table:body table:style-name="a2331"/>
      <table:even-rows table:style-name="a2334"/>
      <table:odd-rows table:style-name="a2335"/>
      <table:even-columns table:style-name="a2332"/>
      <table:odd-columns table:style-name="a2333"/>
    </table:table-template>
    <table:table-template table:name="{073A0DAA-6AF3-43AB-8588-CEC1D06C72B9}">
      <table:first-row table:style-name="a2303"/>
      <table:last-row table:style-name="a2304"/>
      <table:first-column table:style-name="a2305"/>
      <table:last-column table:style-name="a2306"/>
      <table:body table:style-name="a2298"/>
      <table:even-rows table:style-name="a2301"/>
      <table:odd-rows table:style-name="a2302"/>
      <table:even-columns table:style-name="a2299"/>
      <table:odd-columns table:style-name="a2300"/>
    </table:table-template>
    <table:table-template table:name="{68D230F3-CF80-4859-8CE7-A43EE81993B5}">
      <table:first-row table:style-name="a2320"/>
      <table:last-row table:style-name="a2321"/>
      <table:first-column table:style-name="a2322"/>
      <table:last-column table:style-name="a2323"/>
      <table:body table:style-name="a2316"/>
      <table:even-rows table:style-name="a2318"/>
      <table:odd-rows table:style-name="a2319"/>
      <table:odd-columns table:style-name="a2317"/>
    </table:table-template>
    <table:table-template table:name="{21E4AEA4-8DFA-4A89-87EB-49C32662AFE0}">
      <table:first-row table:style-name="a2258"/>
      <table:last-row table:style-name="a2259"/>
      <table:first-column table:style-name="a2260"/>
      <table:last-column table:style-name="a2261"/>
      <table:body table:style-name="a2253"/>
      <table:even-rows table:style-name="a2256"/>
      <table:odd-rows table:style-name="a2257"/>
      <table:even-columns table:style-name="a2254"/>
      <table:odd-columns table:style-name="a2255"/>
    </table:table-template>
    <table:table-template table:name="{F5AB1C69-6EDB-4FF4-983F-18BD219EF322}">
      <table:first-row table:style-name="a2267"/>
      <table:last-row table:style-name="a2268"/>
      <table:first-column table:style-name="a2269"/>
      <table:last-column table:style-name="a2270"/>
      <table:body table:style-name="a2262"/>
      <table:even-rows table:style-name="a2265"/>
      <table:odd-rows table:style-name="a2266"/>
      <table:even-columns table:style-name="a2263"/>
      <table:odd-columns table:style-name="a2264"/>
    </table:table-template>
    <table:table-template table:name="{69CF1AB2-1976-4502-BF36-3FF5EA218861}">
      <table:first-row table:style-name="a2343"/>
      <table:last-row table:style-name="a2344"/>
      <table:first-column table:style-name="a2345"/>
      <table:last-column table:style-name="a2346"/>
      <table:body table:style-name="a2340"/>
      <table:odd-rows table:style-name="a2342"/>
      <table:odd-columns table:style-name="a2341"/>
    </table:table-template>
    <table:table-template table:name="{00A15C55-8517-42AA-B614-E9B94910E393}">
      <table:first-row table:style-name="a2276"/>
      <table:last-row table:style-name="a2277"/>
      <table:first-column table:style-name="a2278"/>
      <table:last-column table:style-name="a2279"/>
      <table:body table:style-name="a2271"/>
      <table:even-rows table:style-name="a2274"/>
      <table:odd-rows table:style-name="a2275"/>
      <table:even-columns table:style-name="a2272"/>
      <table:odd-columns table:style-name="a2273"/>
    </table:table-template>
    <table:table-template table:name="{08FB837D-C827-4EFA-A057-4D05807E0F7C}">
      <table:first-row table:style-name="a2312"/>
      <table:last-row table:style-name="a2313"/>
      <table:first-column table:style-name="a2314"/>
      <table:last-column table:style-name="a2315"/>
      <table:body table:style-name="a2307"/>
      <table:even-rows table:style-name="a2310"/>
      <table:odd-rows table:style-name="a2311"/>
      <table:even-columns table:style-name="a2308"/>
      <table:odd-columns table:style-name="a2309"/>
    </table:table-template>
    <table:table-template table:name="{5C22544A-7EE6-4342-B048-85BDC9FD1C3A}">
      <table:first-row table:style-name="a2249"/>
      <table:last-row table:style-name="a2250"/>
      <table:first-column table:style-name="a2251"/>
      <table:last-column table:style-name="a2252"/>
      <table:body table:style-name="a2244"/>
      <table:even-rows table:style-name="a2247"/>
      <table:odd-rows table:style-name="a2248"/>
      <table:even-columns table:style-name="a2245"/>
      <table:odd-columns table:style-name="a2246"/>
    </table:table-template>
    <table:table-template table:name="{69012ECD-51FC-41F1-AA8D-1B2483CD663E}">
      <table:first-row table:style-name="a2367"/>
      <table:last-row table:style-name="a2368"/>
      <table:first-column table:style-name="a2369"/>
      <table:last-column table:style-name="a2370"/>
      <table:body table:style-name="a2363"/>
      <table:odd-rows table:style-name="a2366"/>
      <table:even-columns table:style-name="a2364"/>
      <table:odd-columns table:style-name="a2365"/>
    </table:table-template>
    <table:table-template table:name="{3B4B98B0-60AC-42C2-AFA5-B58CD77FA1E5}">
      <table:first-row table:style-name="a2359"/>
      <table:last-row table:style-name="a2360"/>
      <table:first-column table:style-name="a2361"/>
      <table:last-column table:style-name="a2362"/>
      <table:body table:style-name="a2355"/>
      <table:even-rows table:style-name="a2357"/>
      <table:odd-rows table:style-name="a2358"/>
      <table:odd-columns table:style-name="a2356"/>
    </table:table-template>
    <table:table-template table:name="{125E5076-3810-47DD-B79F-674D7AD40C01}">
      <table:first-row table:style-name="a2350"/>
      <table:last-row table:style-name="a2351"/>
      <table:first-column table:style-name="a2352"/>
      <table:last-column table:style-name="a2353"/>
      <table:body table:style-name="a2347"/>
      <table:odd-rows table:style-name="a2349"/>
      <table:odd-columns table:style-name="a2348"/>
    </table:table-template>
    <table:table-template table:name="{D113A9D2-9D6B-4929-AA2D-F23B5EE8CBE7}">
      <table:first-row table:style-name="a2327"/>
      <table:last-row table:style-name="a2328"/>
      <table:first-column table:style-name="a2329"/>
      <table:last-column table:style-name="a2330"/>
      <table:body table:style-name="a2324"/>
      <table:odd-rows table:style-name="a2326"/>
      <table:odd-columns table:style-name="a2325"/>
    </table:table-template>
    <table:table-template table:name="{2D5ABB26-0587-4C30-8999-92F81FD0307C}">
      <table:body table:style-name="a2354"/>
    </table:table-template>
    <table:table-template table:name="{93296810-A885-4BE3-A3E7-6D5BEEA58F35}">
      <table:first-row table:style-name="a2294"/>
      <table:last-row table:style-name="a2295"/>
      <table:first-column table:style-name="a2296"/>
      <table:last-column table:style-name="a2297"/>
      <table:body table:style-name="a2289"/>
      <table:even-rows table:style-name="a2292"/>
      <table:odd-rows table:style-name="a2293"/>
      <table:even-columns table:style-name="a2290"/>
      <table:odd-columns table:style-name="a2291"/>
    </table:table-template>
    <table:table-template table:name="{7DF18680-E054-41AD-8BC1-D1AEF772440D}">
      <table:first-row table:style-name="a2285"/>
      <table:last-row table:style-name="a2286"/>
      <table:first-column table:style-name="a2287"/>
      <table:last-column table:style-name="a2288"/>
      <table:body table:style-name="a2280"/>
      <table:even-rows table:style-name="a2283"/>
      <table:odd-rows table:style-name="a2284"/>
      <table:even-columns table:style-name="a2281"/>
      <table:odd-columns table:style-name="a2282"/>
    </table:table-template>
    <style:style style:name="Master1-TUD_5f_2018_5f_16zu9-background" style:display-name="Master1-TUD_2018_16zu9-background" style:family="presentation">
      <style:graphic-properties draw:stroke="none" draw:fill="solid" draw:fill-color="#ffffff" draw:opacity="100%"/>
      <style:text-properties style:letter-kerning="true"/>
    </style:style>
    <style:style style:name="Master1-TUD_5f_2018_5f_16zu9-backgroundobjects" style:display-name="Master1-TUD_2018_16zu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UD_5f_2018_5f_16zu9-notes" style:display-name="Master1-TUD_2018_16zu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UD_5f_2018_5f_16zu9-outline1" style:display-name="Master1-TUD_2018_16zu9-outline1" style:family="presentation">
      <style:graphic-properties draw:stroke="none" draw:fill="none" draw:auto-grow-height="false" draw:fit-to-size="false" style:shrink-to-fit="true">
        <text:list-style style:name="Master1-TUD_5f_2018_5f_16zu9-outline1" style:display-name="Master1-TUD_2018_16zu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UD_5f_2018_5f_16zu9-outline2" style:display-name="Master1-TUD_2018_16zu9-outline2" style:family="presentation" style:parent-style-name="Master1-TUD_5f_2018_5f_16zu9-outline1">
      <style:paragraph-properties fo:margin-top="0.4cm" fo:margin-bottom="0cm"/>
      <style:text-properties fo:font-size="28pt" style:font-size-asian="28pt" style:font-size-complex="28pt"/>
    </style:style>
    <style:style style:name="Master1-TUD_5f_2018_5f_16zu9-outline3" style:display-name="Master1-TUD_2018_16zu9-outline3" style:family="presentation" style:parent-style-name="Master1-TUD_5f_2018_5f_16zu9-outline2">
      <style:paragraph-properties fo:margin-top="0.3cm" fo:margin-bottom="0cm"/>
      <style:text-properties fo:font-size="24pt" style:font-size-asian="24pt" style:font-size-complex="24pt"/>
    </style:style>
    <style:style style:name="Master1-TUD_5f_2018_5f_16zu9-outline4" style:display-name="Master1-TUD_2018_16zu9-outline4" style:family="presentation" style:parent-style-name="Master1-TUD_5f_2018_5f_16zu9-outline3">
      <style:paragraph-properties fo:margin-top="0.2cm" fo:margin-bottom="0cm"/>
      <style:text-properties fo:font-size="20pt" style:font-size-asian="20pt" style:font-size-complex="20pt"/>
    </style:style>
    <style:style style:name="Master1-TUD_5f_2018_5f_16zu9-outline5" style:display-name="Master1-TUD_2018_16zu9-outline5" style:family="presentation" style:parent-style-name="Master1-TUD_5f_2018_5f_16zu9-outline4">
      <style:paragraph-properties fo:margin-top="0.1cm" fo:margin-bottom="0cm"/>
      <style:text-properties fo:font-size="20pt" style:font-size-asian="20pt" style:font-size-complex="20pt"/>
    </style:style>
    <style:style style:name="Master1-TUD_5f_2018_5f_16zu9-outline6" style:display-name="Master1-TUD_2018_16zu9-outline6" style:family="presentation" style:parent-style-name="Master1-TUD_5f_2018_5f_16zu9-outline5">
      <style:paragraph-properties fo:margin-top="0.1cm" fo:margin-bottom="0cm"/>
      <style:text-properties fo:font-size="20pt" style:font-size-asian="20pt" style:font-size-complex="20pt"/>
    </style:style>
    <style:style style:name="Master1-TUD_5f_2018_5f_16zu9-outline7" style:display-name="Master1-TUD_2018_16zu9-outline7" style:family="presentation" style:parent-style-name="Master1-TUD_5f_2018_5f_16zu9-outline6">
      <style:paragraph-properties fo:margin-top="0.1cm" fo:margin-bottom="0cm"/>
      <style:text-properties fo:font-size="20pt" style:font-size-asian="20pt" style:font-size-complex="20pt"/>
    </style:style>
    <style:style style:name="Master1-TUD_5f_2018_5f_16zu9-outline8" style:display-name="Master1-TUD_2018_16zu9-outline8" style:family="presentation" style:parent-style-name="Master1-TUD_5f_2018_5f_16zu9-outline7">
      <style:paragraph-properties fo:margin-top="0.1cm" fo:margin-bottom="0cm"/>
      <style:text-properties fo:font-size="20pt" style:font-size-asian="20pt" style:font-size-complex="20pt"/>
    </style:style>
    <style:style style:name="Master1-TUD_5f_2018_5f_16zu9-outline9" style:display-name="Master1-TUD_2018_16zu9-outline9" style:family="presentation" style:parent-style-name="Master1-TUD_5f_2018_5f_16zu9-outline8">
      <style:paragraph-properties fo:margin-top="0.1cm" fo:margin-bottom="0cm"/>
      <style:text-properties fo:font-size="20pt" style:font-size-asian="20pt" style:font-size-complex="20pt"/>
    </style:style>
    <style:style style:name="Master1-TUD_5f_2018_5f_16zu9-subtitle" style:display-name="Master1-TUD_2018_16zu9-subtitle" style:family="presentation">
      <style:graphic-properties draw:stroke="none" draw:fill="none" draw:textarea-vertical-align="middle">
        <text:list-style style:name="Master1-TUD_5f_2018_5f_16zu9-subtitle" style:display-name="Master1-TUD_2018_16zu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UD_5f_2018_5f_16zu9-title" style:display-name="Master1-TUD_2018_16zu9-title" style:family="presentation">
      <style:graphic-properties draw:stroke="none" draw:fill="none" draw:textarea-vertical-align="middle">
        <text:list-style style:name="Master1-TUD_5f_2018_5f_16zu9-title" style:display-name="Master1-TUD_2018_16zu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background" style:display-name="Master1-Layout1-cust-1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1_5f_Titelfolie_5f_TUD_5f_weiß-blau-backgroundobjects" style:display-name="Master1-Layout1-cust-1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1_5f_Titelfolie_5f_TUD_5f_weiß-blau-notes" style:display-name="Master1-Layout1-cust-1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outline1" style:display-name="Master1-Layout1-cust-1_Titelfolie_TUD_weiß-blau-outline1" style:family="presentation">
      <style:graphic-properties draw:stroke="none" draw:fill="none" draw:auto-grow-height="false" draw:fit-to-size="false" style:shrink-to-fit="true">
        <text:list-style style:name="Master1-Layout1-cust-1_5f_Titelfolie_5f_TUD_5f_weiß-blau-outline1" style:display-name="Master1-Layout1-cust-1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outline2" style:display-name="Master1-Layout1-cust-1_Titelfolie_TUD_weiß-blau-outline2" style:family="presentation" style:parent-style-name="Master1-Layout1-cust-1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-cust-1_5f_Titelfolie_5f_TUD_5f_weiß-blau-outline3" style:display-name="Master1-Layout1-cust-1_Titelfolie_TUD_weiß-blau-outline3" style:family="presentation" style:parent-style-name="Master1-Layout1-cust-1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-cust-1_5f_Titelfolie_5f_TUD_5f_weiß-blau-outline4" style:display-name="Master1-Layout1-cust-1_Titelfolie_TUD_weiß-blau-outline4" style:family="presentation" style:parent-style-name="Master1-Layout1-cust-1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-cust-1_5f_Titelfolie_5f_TUD_5f_weiß-blau-outline5" style:display-name="Master1-Layout1-cust-1_Titelfolie_TUD_weiß-blau-outline5" style:family="presentation" style:parent-style-name="Master1-Layout1-cust-1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6" style:display-name="Master1-Layout1-cust-1_Titelfolie_TUD_weiß-blau-outline6" style:family="presentation" style:parent-style-name="Master1-Layout1-cust-1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7" style:display-name="Master1-Layout1-cust-1_Titelfolie_TUD_weiß-blau-outline7" style:family="presentation" style:parent-style-name="Master1-Layout1-cust-1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8" style:display-name="Master1-Layout1-cust-1_Titelfolie_TUD_weiß-blau-outline8" style:family="presentation" style:parent-style-name="Master1-Layout1-cust-1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outline9" style:display-name="Master1-Layout1-cust-1_Titelfolie_TUD_weiß-blau-outline9" style:family="presentation" style:parent-style-name="Master1-Layout1-cust-1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-cust-1_5f_Titelfolie_5f_TUD_5f_weiß-blau-subtitle" style:display-name="Master1-Layout1-cust-1_Titelfolie_TUD_weiß-blau-subtitle" style:family="presentation">
      <style:graphic-properties draw:stroke="none" draw:fill="none" draw:textarea-vertical-align="middle">
        <text:list-style style:name="Master1-Layout1-cust-1_5f_Titelfolie_5f_TUD_5f_weiß-blau-subtitle" style:display-name="Master1-Layout1-cust-1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1_5f_Titelfolie_5f_TUD_5f_weiß-blau-title" style:display-name="Master1-Layout1-cust-1_Titelfolie_TUD_weiß-blau-title" style:family="presentation">
      <style:graphic-properties draw:stroke="none" draw:fill="none" draw:textarea-vertical-align="middle">
        <text:list-style style:name="Master1-Layout1-cust-1_5f_Titelfolie_5f_TUD_5f_weiß-blau-title" style:display-name="Master1-Layout1-cust-1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background" style:display-name="Master1-Layout2-cust-1_Titelfolie_TUD_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_5f_Titelfolie_5f_TUD_5f_blau-backgroundobjects" style:display-name="Master1-Layout2-cust-1_Titelfolie_TUD_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_5f_Titelfolie_5f_TUD_5f_blau-notes" style:display-name="Master1-Layout2-cust-1_Titelfolie_TUD_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outline1" style:display-name="Master1-Layout2-cust-1_Titelfolie_TUD_blau-outline1" style:family="presentation">
      <style:graphic-properties draw:stroke="none" draw:fill="none" draw:auto-grow-height="false" draw:fit-to-size="false" style:shrink-to-fit="true">
        <text:list-style style:name="Master1-Layout2-cust-1_5f_Titelfolie_5f_TUD_5f_blau-outline1" style:display-name="Master1-Layout2-cust-1_Titelfolie_TUD_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outline2" style:display-name="Master1-Layout2-cust-1_Titelfolie_TUD_blau-outline2" style:family="presentation" style:parent-style-name="Master1-Layout2-cust-1_5f_Titelfolie_5f_TUD_5f_blau-outline1">
      <style:paragraph-properties fo:margin-top="0.4cm" fo:margin-bottom="0cm"/>
      <style:text-properties fo:font-size="28pt" style:font-size-asian="28pt" style:font-size-complex="28pt"/>
    </style:style>
    <style:style style:name="Master1-Layout2-cust-1_5f_Titelfolie_5f_TUD_5f_blau-outline3" style:display-name="Master1-Layout2-cust-1_Titelfolie_TUD_blau-outline3" style:family="presentation" style:parent-style-name="Master1-Layout2-cust-1_5f_Titelfolie_5f_TUD_5f_blau-outline2">
      <style:paragraph-properties fo:margin-top="0.3cm" fo:margin-bottom="0cm"/>
      <style:text-properties fo:font-size="24pt" style:font-size-asian="24pt" style:font-size-complex="24pt"/>
    </style:style>
    <style:style style:name="Master1-Layout2-cust-1_5f_Titelfolie_5f_TUD_5f_blau-outline4" style:display-name="Master1-Layout2-cust-1_Titelfolie_TUD_blau-outline4" style:family="presentation" style:parent-style-name="Master1-Layout2-cust-1_5f_Titelfolie_5f_TUD_5f_blau-outline3">
      <style:paragraph-properties fo:margin-top="0.2cm" fo:margin-bottom="0cm"/>
      <style:text-properties fo:font-size="20pt" style:font-size-asian="20pt" style:font-size-complex="20pt"/>
    </style:style>
    <style:style style:name="Master1-Layout2-cust-1_5f_Titelfolie_5f_TUD_5f_blau-outline5" style:display-name="Master1-Layout2-cust-1_Titelfolie_TUD_blau-outline5" style:family="presentation" style:parent-style-name="Master1-Layout2-cust-1_5f_Titelfolie_5f_TUD_5f_blau-outline4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6" style:display-name="Master1-Layout2-cust-1_Titelfolie_TUD_blau-outline6" style:family="presentation" style:parent-style-name="Master1-Layout2-cust-1_5f_Titelfolie_5f_TUD_5f_blau-outline5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7" style:display-name="Master1-Layout2-cust-1_Titelfolie_TUD_blau-outline7" style:family="presentation" style:parent-style-name="Master1-Layout2-cust-1_5f_Titelfolie_5f_TUD_5f_blau-outline6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8" style:display-name="Master1-Layout2-cust-1_Titelfolie_TUD_blau-outline8" style:family="presentation" style:parent-style-name="Master1-Layout2-cust-1_5f_Titelfolie_5f_TUD_5f_blau-outline7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outline9" style:display-name="Master1-Layout2-cust-1_Titelfolie_TUD_blau-outline9" style:family="presentation" style:parent-style-name="Master1-Layout2-cust-1_5f_Titelfolie_5f_TUD_5f_blau-outline8">
      <style:paragraph-properties fo:margin-top="0.1cm" fo:margin-bottom="0cm"/>
      <style:text-properties fo:font-size="20pt" style:font-size-asian="20pt" style:font-size-complex="20pt"/>
    </style:style>
    <style:style style:name="Master1-Layout2-cust-1_5f_Titelfolie_5f_TUD_5f_blau-subtitle" style:display-name="Master1-Layout2-cust-1_Titelfolie_TUD_blau-subtitle" style:family="presentation">
      <style:graphic-properties draw:stroke="none" draw:fill="none" draw:textarea-vertical-align="middle">
        <text:list-style style:name="Master1-Layout2-cust-1_5f_Titelfolie_5f_TUD_5f_blau-subtitle" style:display-name="Master1-Layout2-cust-1_Titelfolie_TUD_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_5f_Titelfolie_5f_TUD_5f_blau-title" style:display-name="Master1-Layout2-cust-1_Titelfolie_TUD_blau-title" style:family="presentation">
      <style:graphic-properties draw:stroke="none" draw:fill="none" draw:textarea-vertical-align="middle">
        <text:list-style style:name="Master1-Layout2-cust-1_5f_Titelfolie_5f_TUD_5f_blau-title" style:display-name="Master1-Layout2-cust-1_Titelfolie_TUD_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background" style:display-name="Master1-Layout3-cust-1_Titelfolie_TUD_blauverlauf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1_5f_Titelfolie_5f_TUD_5f_blauverlauf-backgroundobjects" style:display-name="Master1-Layout3-cust-1_Titelfolie_TUD_blau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1_5f_Titelfolie_5f_TUD_5f_blauverlauf-notes" style:display-name="Master1-Layout3-cust-1_Titelfolie_TUD_blau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outline1" style:display-name="Master1-Layout3-cust-1_Titelfolie_TUD_blauverlauf-outline1" style:family="presentation">
      <style:graphic-properties draw:stroke="none" draw:fill="none" draw:auto-grow-height="false" draw:fit-to-size="false" style:shrink-to-fit="true">
        <text:list-style style:name="Master1-Layout3-cust-1_5f_Titelfolie_5f_TUD_5f_blauverlauf-outline1" style:display-name="Master1-Layout3-cust-1_Titelfolie_TUD_blauverlauf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outline2" style:display-name="Master1-Layout3-cust-1_Titelfolie_TUD_blauverlauf-outline2" style:family="presentation" style:parent-style-name="Master1-Layout3-cust-1_5f_Titelfolie_5f_TUD_5f_blauverlauf-outline1">
      <style:paragraph-properties fo:margin-top="0.4cm" fo:margin-bottom="0cm"/>
      <style:text-properties fo:font-size="28pt" style:font-size-asian="28pt" style:font-size-complex="28pt"/>
    </style:style>
    <style:style style:name="Master1-Layout3-cust-1_5f_Titelfolie_5f_TUD_5f_blauverlauf-outline3" style:display-name="Master1-Layout3-cust-1_Titelfolie_TUD_blauverlauf-outline3" style:family="presentation" style:parent-style-name="Master1-Layout3-cust-1_5f_Titelfolie_5f_TUD_5f_blauverlauf-outline2">
      <style:paragraph-properties fo:margin-top="0.3cm" fo:margin-bottom="0cm"/>
      <style:text-properties fo:font-size="24pt" style:font-size-asian="24pt" style:font-size-complex="24pt"/>
    </style:style>
    <style:style style:name="Master1-Layout3-cust-1_5f_Titelfolie_5f_TUD_5f_blauverlauf-outline4" style:display-name="Master1-Layout3-cust-1_Titelfolie_TUD_blauverlauf-outline4" style:family="presentation" style:parent-style-name="Master1-Layout3-cust-1_5f_Titelfolie_5f_TUD_5f_blauverlauf-outline3">
      <style:paragraph-properties fo:margin-top="0.2cm" fo:margin-bottom="0cm"/>
      <style:text-properties fo:font-size="20pt" style:font-size-asian="20pt" style:font-size-complex="20pt"/>
    </style:style>
    <style:style style:name="Master1-Layout3-cust-1_5f_Titelfolie_5f_TUD_5f_blauverlauf-outline5" style:display-name="Master1-Layout3-cust-1_Titelfolie_TUD_blauverlauf-outline5" style:family="presentation" style:parent-style-name="Master1-Layout3-cust-1_5f_Titelfolie_5f_TUD_5f_blauverlauf-outline4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6" style:display-name="Master1-Layout3-cust-1_Titelfolie_TUD_blauverlauf-outline6" style:family="presentation" style:parent-style-name="Master1-Layout3-cust-1_5f_Titelfolie_5f_TUD_5f_blauverlauf-outline5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7" style:display-name="Master1-Layout3-cust-1_Titelfolie_TUD_blauverlauf-outline7" style:family="presentation" style:parent-style-name="Master1-Layout3-cust-1_5f_Titelfolie_5f_TUD_5f_blauverlauf-outline6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8" style:display-name="Master1-Layout3-cust-1_Titelfolie_TUD_blauverlauf-outline8" style:family="presentation" style:parent-style-name="Master1-Layout3-cust-1_5f_Titelfolie_5f_TUD_5f_blauverlauf-outline7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outline9" style:display-name="Master1-Layout3-cust-1_Titelfolie_TUD_blauverlauf-outline9" style:family="presentation" style:parent-style-name="Master1-Layout3-cust-1_5f_Titelfolie_5f_TUD_5f_blauverlauf-outline8">
      <style:paragraph-properties fo:margin-top="0.1cm" fo:margin-bottom="0cm"/>
      <style:text-properties fo:font-size="20pt" style:font-size-asian="20pt" style:font-size-complex="20pt"/>
    </style:style>
    <style:style style:name="Master1-Layout3-cust-1_5f_Titelfolie_5f_TUD_5f_blauverlauf-subtitle" style:display-name="Master1-Layout3-cust-1_Titelfolie_TUD_blauverlauf-subtitle" style:family="presentation">
      <style:graphic-properties draw:stroke="none" draw:fill="none" draw:textarea-vertical-align="middle">
        <text:list-style style:name="Master1-Layout3-cust-1_5f_Titelfolie_5f_TUD_5f_blauverlauf-subtitle" style:display-name="Master1-Layout3-cust-1_Titelfolie_TUD_blauverlauf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1_5f_Titelfolie_5f_TUD_5f_blauverlauf-title" style:display-name="Master1-Layout3-cust-1_Titelfolie_TUD_blauverlauf-title" style:family="presentation">
      <style:graphic-properties draw:stroke="none" draw:fill="none" draw:textarea-vertical-align="middle">
        <text:list-style style:name="Master1-Layout3-cust-1_5f_Titelfolie_5f_TUD_5f_blauverlauf-title" style:display-name="Master1-Layout3-cust-1_Titelfolie_TUD_blauverlauf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background" style:display-name="Master1-Layout4-cust-1_Titelfolie_TUD_wei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1_5f_Titelfolie_5f_TUD_5f_weiß-backgroundobjects" style:display-name="Master1-Layout4-cust-1_Titelfolie_TUD_wei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1_5f_Titelfolie_5f_TUD_5f_weiß-notes" style:display-name="Master1-Layout4-cust-1_Titelfolie_TUD_wei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outline1" style:display-name="Master1-Layout4-cust-1_Titelfolie_TUD_weiß-outline1" style:family="presentation">
      <style:graphic-properties draw:stroke="none" draw:fill="none" draw:auto-grow-height="false" draw:fit-to-size="false" style:shrink-to-fit="true">
        <text:list-style style:name="Master1-Layout4-cust-1_5f_Titelfolie_5f_TUD_5f_weiß-outline1" style:display-name="Master1-Layout4-cust-1_Titelfolie_TUD_wei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outline2" style:display-name="Master1-Layout4-cust-1_Titelfolie_TUD_weiß-outline2" style:family="presentation" style:parent-style-name="Master1-Layout4-cust-1_5f_Titelfolie_5f_TUD_5f_weiß-outline1">
      <style:paragraph-properties fo:margin-top="0.4cm" fo:margin-bottom="0cm"/>
      <style:text-properties fo:font-size="28pt" style:font-size-asian="28pt" style:font-size-complex="28pt"/>
    </style:style>
    <style:style style:name="Master1-Layout4-cust-1_5f_Titelfolie_5f_TUD_5f_weiß-outline3" style:display-name="Master1-Layout4-cust-1_Titelfolie_TUD_weiß-outline3" style:family="presentation" style:parent-style-name="Master1-Layout4-cust-1_5f_Titelfolie_5f_TUD_5f_weiß-outline2">
      <style:paragraph-properties fo:margin-top="0.3cm" fo:margin-bottom="0cm"/>
      <style:text-properties fo:font-size="24pt" style:font-size-asian="24pt" style:font-size-complex="24pt"/>
    </style:style>
    <style:style style:name="Master1-Layout4-cust-1_5f_Titelfolie_5f_TUD_5f_weiß-outline4" style:display-name="Master1-Layout4-cust-1_Titelfolie_TUD_weiß-outline4" style:family="presentation" style:parent-style-name="Master1-Layout4-cust-1_5f_Titelfolie_5f_TUD_5f_weiß-outline3">
      <style:paragraph-properties fo:margin-top="0.2cm" fo:margin-bottom="0cm"/>
      <style:text-properties fo:font-size="20pt" style:font-size-asian="20pt" style:font-size-complex="20pt"/>
    </style:style>
    <style:style style:name="Master1-Layout4-cust-1_5f_Titelfolie_5f_TUD_5f_weiß-outline5" style:display-name="Master1-Layout4-cust-1_Titelfolie_TUD_weiß-outline5" style:family="presentation" style:parent-style-name="Master1-Layout4-cust-1_5f_Titelfolie_5f_TUD_5f_weiß-outline4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6" style:display-name="Master1-Layout4-cust-1_Titelfolie_TUD_weiß-outline6" style:family="presentation" style:parent-style-name="Master1-Layout4-cust-1_5f_Titelfolie_5f_TUD_5f_weiß-outline5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7" style:display-name="Master1-Layout4-cust-1_Titelfolie_TUD_weiß-outline7" style:family="presentation" style:parent-style-name="Master1-Layout4-cust-1_5f_Titelfolie_5f_TUD_5f_weiß-outline6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8" style:display-name="Master1-Layout4-cust-1_Titelfolie_TUD_weiß-outline8" style:family="presentation" style:parent-style-name="Master1-Layout4-cust-1_5f_Titelfolie_5f_TUD_5f_weiß-outline7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outline9" style:display-name="Master1-Layout4-cust-1_Titelfolie_TUD_weiß-outline9" style:family="presentation" style:parent-style-name="Master1-Layout4-cust-1_5f_Titelfolie_5f_TUD_5f_weiß-outline8">
      <style:paragraph-properties fo:margin-top="0.1cm" fo:margin-bottom="0cm"/>
      <style:text-properties fo:font-size="20pt" style:font-size-asian="20pt" style:font-size-complex="20pt"/>
    </style:style>
    <style:style style:name="Master1-Layout4-cust-1_5f_Titelfolie_5f_TUD_5f_weiß-subtitle" style:display-name="Master1-Layout4-cust-1_Titelfolie_TUD_weiß-subtitle" style:family="presentation">
      <style:graphic-properties draw:stroke="none" draw:fill="none" draw:textarea-vertical-align="middle">
        <text:list-style style:name="Master1-Layout4-cust-1_5f_Titelfolie_5f_TUD_5f_weiß-subtitle" style:display-name="Master1-Layout4-cust-1_Titelfolie_TUD_wei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1_5f_Titelfolie_5f_TUD_5f_weiß-title" style:display-name="Master1-Layout4-cust-1_Titelfolie_TUD_weiß-title" style:family="presentation">
      <style:graphic-properties draw:stroke="none" draw:fill="none" draw:textarea-vertical-align="middle">
        <text:list-style style:name="Master1-Layout4-cust-1_5f_Titelfolie_5f_TUD_5f_weiß-title" style:display-name="Master1-Layout4-cust-1_Titelfolie_TUD_wei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background" style:display-name="Master1-Layout5-cust-2_Titelfolie_TUD_Foto_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2_5f_Titelfolie_5f_TUD_5f_Foto_5f_a-backgroundobjects" style:display-name="Master1-Layout5-cust-2_Titelfolie_TUD_Foto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2_5f_Titelfolie_5f_TUD_5f_Foto_5f_a-notes" style:display-name="Master1-Layout5-cust-2_Titelfolie_TUD_Foto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outline1" style:display-name="Master1-Layout5-cust-2_Titelfolie_TUD_Foto_a-outline1" style:family="presentation">
      <style:graphic-properties draw:stroke="none" draw:fill="none" draw:auto-grow-height="false" draw:fit-to-size="false" style:shrink-to-fit="true">
        <text:list-style style:name="Master1-Layout5-cust-2_5f_Titelfolie_5f_TUD_5f_Foto_5f_a-outline1" style:display-name="Master1-Layout5-cust-2_Titelfolie_TUD_Foto_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outline2" style:display-name="Master1-Layout5-cust-2_Titelfolie_TUD_Foto_a-outline2" style:family="presentation" style:parent-style-name="Master1-Layout5-cust-2_5f_Titelfolie_5f_TUD_5f_Foto_5f_a-outline1">
      <style:paragraph-properties fo:margin-top="0.4cm" fo:margin-bottom="0cm"/>
      <style:text-properties fo:font-size="28pt" style:font-size-asian="28pt" style:font-size-complex="28pt"/>
    </style:style>
    <style:style style:name="Master1-Layout5-cust-2_5f_Titelfolie_5f_TUD_5f_Foto_5f_a-outline3" style:display-name="Master1-Layout5-cust-2_Titelfolie_TUD_Foto_a-outline3" style:family="presentation" style:parent-style-name="Master1-Layout5-cust-2_5f_Titelfolie_5f_TUD_5f_Foto_5f_a-outline2">
      <style:paragraph-properties fo:margin-top="0.3cm" fo:margin-bottom="0cm"/>
      <style:text-properties fo:font-size="24pt" style:font-size-asian="24pt" style:font-size-complex="24pt"/>
    </style:style>
    <style:style style:name="Master1-Layout5-cust-2_5f_Titelfolie_5f_TUD_5f_Foto_5f_a-outline4" style:display-name="Master1-Layout5-cust-2_Titelfolie_TUD_Foto_a-outline4" style:family="presentation" style:parent-style-name="Master1-Layout5-cust-2_5f_Titelfolie_5f_TUD_5f_Foto_5f_a-outline3">
      <style:paragraph-properties fo:margin-top="0.2cm" fo:margin-bottom="0cm"/>
      <style:text-properties fo:font-size="20pt" style:font-size-asian="20pt" style:font-size-complex="20pt"/>
    </style:style>
    <style:style style:name="Master1-Layout5-cust-2_5f_Titelfolie_5f_TUD_5f_Foto_5f_a-outline5" style:display-name="Master1-Layout5-cust-2_Titelfolie_TUD_Foto_a-outline5" style:family="presentation" style:parent-style-name="Master1-Layout5-cust-2_5f_Titelfolie_5f_TUD_5f_Foto_5f_a-outline4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6" style:display-name="Master1-Layout5-cust-2_Titelfolie_TUD_Foto_a-outline6" style:family="presentation" style:parent-style-name="Master1-Layout5-cust-2_5f_Titelfolie_5f_TUD_5f_Foto_5f_a-outline5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7" style:display-name="Master1-Layout5-cust-2_Titelfolie_TUD_Foto_a-outline7" style:family="presentation" style:parent-style-name="Master1-Layout5-cust-2_5f_Titelfolie_5f_TUD_5f_Foto_5f_a-outline6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8" style:display-name="Master1-Layout5-cust-2_Titelfolie_TUD_Foto_a-outline8" style:family="presentation" style:parent-style-name="Master1-Layout5-cust-2_5f_Titelfolie_5f_TUD_5f_Foto_5f_a-outline7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outline9" style:display-name="Master1-Layout5-cust-2_Titelfolie_TUD_Foto_a-outline9" style:family="presentation" style:parent-style-name="Master1-Layout5-cust-2_5f_Titelfolie_5f_TUD_5f_Foto_5f_a-outline8">
      <style:paragraph-properties fo:margin-top="0.1cm" fo:margin-bottom="0cm"/>
      <style:text-properties fo:font-size="20pt" style:font-size-asian="20pt" style:font-size-complex="20pt"/>
    </style:style>
    <style:style style:name="Master1-Layout5-cust-2_5f_Titelfolie_5f_TUD_5f_Foto_5f_a-subtitle" style:display-name="Master1-Layout5-cust-2_Titelfolie_TUD_Foto_a-subtitle" style:family="presentation">
      <style:graphic-properties draw:stroke="none" draw:fill="none" draw:textarea-vertical-align="middle">
        <text:list-style style:name="Master1-Layout5-cust-2_5f_Titelfolie_5f_TUD_5f_Foto_5f_a-subtitle" style:display-name="Master1-Layout5-cust-2_Titelfolie_TUD_Foto_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2_5f_Titelfolie_5f_TUD_5f_Foto_5f_a-title" style:display-name="Master1-Layout5-cust-2_Titelfolie_TUD_Foto_a-title" style:family="presentation">
      <style:graphic-properties draw:stroke="none" draw:fill="none" draw:textarea-vertical-align="middle">
        <text:list-style style:name="Master1-Layout5-cust-2_5f_Titelfolie_5f_TUD_5f_Foto_5f_a-title" style:display-name="Master1-Layout5-cust-2_Titelfolie_TUD_Foto_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background" style:display-name="Master1-Layout6-cust-3_Titelfolie_TUD_weiß+Fo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3_5f_Titelfolie_5f_TUD_5f_weiß_2b_Foto-backgroundobjects" style:display-name="Master1-Layout6-cust-3_Titelfolie_TUD_weiß+F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3_5f_Titelfolie_5f_TUD_5f_weiß_2b_Foto-notes" style:display-name="Master1-Layout6-cust-3_Titelfolie_TUD_weiß+F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outline1" style:display-name="Master1-Layout6-cust-3_Titelfolie_TUD_weiß+Foto-outline1" style:family="presentation">
      <style:graphic-properties draw:stroke="none" draw:fill="none" draw:auto-grow-height="false" draw:fit-to-size="false" style:shrink-to-fit="true">
        <text:list-style style:name="Master1-Layout6-cust-3_5f_Titelfolie_5f_TUD_5f_weiß_2b_Foto-outline1" style:display-name="Master1-Layout6-cust-3_Titelfolie_TUD_weiß+Fo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outline2" style:display-name="Master1-Layout6-cust-3_Titelfolie_TUD_weiß+Foto-outline2" style:family="presentation" style:parent-style-name="Master1-Layout6-cust-3_5f_Titelfolie_5f_TUD_5f_weiß_2b_Foto-outline1">
      <style:paragraph-properties fo:margin-top="0.4cm" fo:margin-bottom="0cm"/>
      <style:text-properties fo:font-size="28pt" style:font-size-asian="28pt" style:font-size-complex="28pt"/>
    </style:style>
    <style:style style:name="Master1-Layout6-cust-3_5f_Titelfolie_5f_TUD_5f_weiß_2b_Foto-outline3" style:display-name="Master1-Layout6-cust-3_Titelfolie_TUD_weiß+Foto-outline3" style:family="presentation" style:parent-style-name="Master1-Layout6-cust-3_5f_Titelfolie_5f_TUD_5f_weiß_2b_Foto-outline2">
      <style:paragraph-properties fo:margin-top="0.3cm" fo:margin-bottom="0cm"/>
      <style:text-properties fo:font-size="24pt" style:font-size-asian="24pt" style:font-size-complex="24pt"/>
    </style:style>
    <style:style style:name="Master1-Layout6-cust-3_5f_Titelfolie_5f_TUD_5f_weiß_2b_Foto-outline4" style:display-name="Master1-Layout6-cust-3_Titelfolie_TUD_weiß+Foto-outline4" style:family="presentation" style:parent-style-name="Master1-Layout6-cust-3_5f_Titelfolie_5f_TUD_5f_weiß_2b_Foto-outline3">
      <style:paragraph-properties fo:margin-top="0.2cm" fo:margin-bottom="0cm"/>
      <style:text-properties fo:font-size="20pt" style:font-size-asian="20pt" style:font-size-complex="20pt"/>
    </style:style>
    <style:style style:name="Master1-Layout6-cust-3_5f_Titelfolie_5f_TUD_5f_weiß_2b_Foto-outline5" style:display-name="Master1-Layout6-cust-3_Titelfolie_TUD_weiß+Foto-outline5" style:family="presentation" style:parent-style-name="Master1-Layout6-cust-3_5f_Titelfolie_5f_TUD_5f_weiß_2b_Foto-outline4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6" style:display-name="Master1-Layout6-cust-3_Titelfolie_TUD_weiß+Foto-outline6" style:family="presentation" style:parent-style-name="Master1-Layout6-cust-3_5f_Titelfolie_5f_TUD_5f_weiß_2b_Foto-outline5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7" style:display-name="Master1-Layout6-cust-3_Titelfolie_TUD_weiß+Foto-outline7" style:family="presentation" style:parent-style-name="Master1-Layout6-cust-3_5f_Titelfolie_5f_TUD_5f_weiß_2b_Foto-outline6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8" style:display-name="Master1-Layout6-cust-3_Titelfolie_TUD_weiß+Foto-outline8" style:family="presentation" style:parent-style-name="Master1-Layout6-cust-3_5f_Titelfolie_5f_TUD_5f_weiß_2b_Foto-outline7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outline9" style:display-name="Master1-Layout6-cust-3_Titelfolie_TUD_weiß+Foto-outline9" style:family="presentation" style:parent-style-name="Master1-Layout6-cust-3_5f_Titelfolie_5f_TUD_5f_weiß_2b_Foto-outline8">
      <style:paragraph-properties fo:margin-top="0.1cm" fo:margin-bottom="0cm"/>
      <style:text-properties fo:font-size="20pt" style:font-size-asian="20pt" style:font-size-complex="20pt"/>
    </style:style>
    <style:style style:name="Master1-Layout6-cust-3_5f_Titelfolie_5f_TUD_5f_weiß_2b_Foto-subtitle" style:display-name="Master1-Layout6-cust-3_Titelfolie_TUD_weiß+Foto-subtitle" style:family="presentation">
      <style:graphic-properties draw:stroke="none" draw:fill="none" draw:textarea-vertical-align="middle">
        <text:list-style style:name="Master1-Layout6-cust-3_5f_Titelfolie_5f_TUD_5f_weiß_2b_Foto-subtitle" style:display-name="Master1-Layout6-cust-3_Titelfolie_TUD_weiß+Fo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3_5f_Titelfolie_5f_TUD_5f_weiß_2b_Foto-title" style:display-name="Master1-Layout6-cust-3_Titelfolie_TUD_weiß+Foto-title" style:family="presentation">
      <style:graphic-properties draw:stroke="none" draw:fill="none" draw:textarea-vertical-align="middle">
        <text:list-style style:name="Master1-Layout6-cust-3_5f_Titelfolie_5f_TUD_5f_weiß_2b_Foto-title" style:display-name="Master1-Layout6-cust-3_Titelfolie_TUD_weiß+Fo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background" style:display-name="Master1-Layout7-cust-4_Titelfolie_TUD_Foto_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4_5f_Titelfolie_5f_TUD_5f_Foto_5f_a-backgroundobjects" style:display-name="Master1-Layout7-cust-4_Titelfolie_TUD_Foto_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4_5f_Titelfolie_5f_TUD_5f_Foto_5f_a-notes" style:display-name="Master1-Layout7-cust-4_Titelfolie_TUD_Foto_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outline1" style:display-name="Master1-Layout7-cust-4_Titelfolie_TUD_Foto_a-outline1" style:family="presentation">
      <style:graphic-properties draw:stroke="none" draw:fill="none" draw:auto-grow-height="false" draw:fit-to-size="false" style:shrink-to-fit="true">
        <text:list-style style:name="Master1-Layout7-cust-4_5f_Titelfolie_5f_TUD_5f_Foto_5f_a-outline1" style:display-name="Master1-Layout7-cust-4_Titelfolie_TUD_Foto_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outline2" style:display-name="Master1-Layout7-cust-4_Titelfolie_TUD_Foto_a-outline2" style:family="presentation" style:parent-style-name="Master1-Layout7-cust-4_5f_Titelfolie_5f_TUD_5f_Foto_5f_a-outline1">
      <style:paragraph-properties fo:margin-top="0.4cm" fo:margin-bottom="0cm"/>
      <style:text-properties fo:font-size="28pt" style:font-size-asian="28pt" style:font-size-complex="28pt"/>
    </style:style>
    <style:style style:name="Master1-Layout7-cust-4_5f_Titelfolie_5f_TUD_5f_Foto_5f_a-outline3" style:display-name="Master1-Layout7-cust-4_Titelfolie_TUD_Foto_a-outline3" style:family="presentation" style:parent-style-name="Master1-Layout7-cust-4_5f_Titelfolie_5f_TUD_5f_Foto_5f_a-outline2">
      <style:paragraph-properties fo:margin-top="0.3cm" fo:margin-bottom="0cm"/>
      <style:text-properties fo:font-size="24pt" style:font-size-asian="24pt" style:font-size-complex="24pt"/>
    </style:style>
    <style:style style:name="Master1-Layout7-cust-4_5f_Titelfolie_5f_TUD_5f_Foto_5f_a-outline4" style:display-name="Master1-Layout7-cust-4_Titelfolie_TUD_Foto_a-outline4" style:family="presentation" style:parent-style-name="Master1-Layout7-cust-4_5f_Titelfolie_5f_TUD_5f_Foto_5f_a-outline3">
      <style:paragraph-properties fo:margin-top="0.2cm" fo:margin-bottom="0cm"/>
      <style:text-properties fo:font-size="20pt" style:font-size-asian="20pt" style:font-size-complex="20pt"/>
    </style:style>
    <style:style style:name="Master1-Layout7-cust-4_5f_Titelfolie_5f_TUD_5f_Foto_5f_a-outline5" style:display-name="Master1-Layout7-cust-4_Titelfolie_TUD_Foto_a-outline5" style:family="presentation" style:parent-style-name="Master1-Layout7-cust-4_5f_Titelfolie_5f_TUD_5f_Foto_5f_a-outline4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6" style:display-name="Master1-Layout7-cust-4_Titelfolie_TUD_Foto_a-outline6" style:family="presentation" style:parent-style-name="Master1-Layout7-cust-4_5f_Titelfolie_5f_TUD_5f_Foto_5f_a-outline5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7" style:display-name="Master1-Layout7-cust-4_Titelfolie_TUD_Foto_a-outline7" style:family="presentation" style:parent-style-name="Master1-Layout7-cust-4_5f_Titelfolie_5f_TUD_5f_Foto_5f_a-outline6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8" style:display-name="Master1-Layout7-cust-4_Titelfolie_TUD_Foto_a-outline8" style:family="presentation" style:parent-style-name="Master1-Layout7-cust-4_5f_Titelfolie_5f_TUD_5f_Foto_5f_a-outline7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outline9" style:display-name="Master1-Layout7-cust-4_Titelfolie_TUD_Foto_a-outline9" style:family="presentation" style:parent-style-name="Master1-Layout7-cust-4_5f_Titelfolie_5f_TUD_5f_Foto_5f_a-outline8">
      <style:paragraph-properties fo:margin-top="0.1cm" fo:margin-bottom="0cm"/>
      <style:text-properties fo:font-size="20pt" style:font-size-asian="20pt" style:font-size-complex="20pt"/>
    </style:style>
    <style:style style:name="Master1-Layout7-cust-4_5f_Titelfolie_5f_TUD_5f_Foto_5f_a-subtitle" style:display-name="Master1-Layout7-cust-4_Titelfolie_TUD_Foto_a-subtitle" style:family="presentation">
      <style:graphic-properties draw:stroke="none" draw:fill="none" draw:textarea-vertical-align="middle">
        <text:list-style style:name="Master1-Layout7-cust-4_5f_Titelfolie_5f_TUD_5f_Foto_5f_a-subtitle" style:display-name="Master1-Layout7-cust-4_Titelfolie_TUD_Foto_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4_5f_Titelfolie_5f_TUD_5f_Foto_5f_a-title" style:display-name="Master1-Layout7-cust-4_Titelfolie_TUD_Foto_a-title" style:family="presentation">
      <style:graphic-properties draw:stroke="none" draw:fill="none" draw:textarea-vertical-align="middle">
        <text:list-style style:name="Master1-Layout7-cust-4_5f_Titelfolie_5f_TUD_5f_Foto_5f_a-title" style:display-name="Master1-Layout7-cust-4_Titelfolie_TUD_Foto_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background" style:display-name="Master1-Layout8-cust-2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2_5f_Titelfolie_5f_TUD_5f_weiß-blau-backgroundobjects" style:display-name="Master1-Layout8-cust-2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2_5f_Titelfolie_5f_TUD_5f_weiß-blau-notes" style:display-name="Master1-Layout8-cust-2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outline1" style:display-name="Master1-Layout8-cust-2_Titelfolie_TUD_weiß-blau-outline1" style:family="presentation">
      <style:graphic-properties draw:stroke="none" draw:fill="none" draw:auto-grow-height="false" draw:fit-to-size="false" style:shrink-to-fit="true">
        <text:list-style style:name="Master1-Layout8-cust-2_5f_Titelfolie_5f_TUD_5f_weiß-blau-outline1" style:display-name="Master1-Layout8-cust-2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outline2" style:display-name="Master1-Layout8-cust-2_Titelfolie_TUD_weiß-blau-outline2" style:family="presentation" style:parent-style-name="Master1-Layout8-cust-2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8-cust-2_5f_Titelfolie_5f_TUD_5f_weiß-blau-outline3" style:display-name="Master1-Layout8-cust-2_Titelfolie_TUD_weiß-blau-outline3" style:family="presentation" style:parent-style-name="Master1-Layout8-cust-2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8-cust-2_5f_Titelfolie_5f_TUD_5f_weiß-blau-outline4" style:display-name="Master1-Layout8-cust-2_Titelfolie_TUD_weiß-blau-outline4" style:family="presentation" style:parent-style-name="Master1-Layout8-cust-2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8-cust-2_5f_Titelfolie_5f_TUD_5f_weiß-blau-outline5" style:display-name="Master1-Layout8-cust-2_Titelfolie_TUD_weiß-blau-outline5" style:family="presentation" style:parent-style-name="Master1-Layout8-cust-2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6" style:display-name="Master1-Layout8-cust-2_Titelfolie_TUD_weiß-blau-outline6" style:family="presentation" style:parent-style-name="Master1-Layout8-cust-2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7" style:display-name="Master1-Layout8-cust-2_Titelfolie_TUD_weiß-blau-outline7" style:family="presentation" style:parent-style-name="Master1-Layout8-cust-2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8" style:display-name="Master1-Layout8-cust-2_Titelfolie_TUD_weiß-blau-outline8" style:family="presentation" style:parent-style-name="Master1-Layout8-cust-2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outline9" style:display-name="Master1-Layout8-cust-2_Titelfolie_TUD_weiß-blau-outline9" style:family="presentation" style:parent-style-name="Master1-Layout8-cust-2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8-cust-2_5f_Titelfolie_5f_TUD_5f_weiß-blau-subtitle" style:display-name="Master1-Layout8-cust-2_Titelfolie_TUD_weiß-blau-subtitle" style:family="presentation">
      <style:graphic-properties draw:stroke="none" draw:fill="none" draw:textarea-vertical-align="middle">
        <text:list-style style:name="Master1-Layout8-cust-2_5f_Titelfolie_5f_TUD_5f_weiß-blau-subtitle" style:display-name="Master1-Layout8-cust-2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2_5f_Titelfolie_5f_TUD_5f_weiß-blau-title" style:display-name="Master1-Layout8-cust-2_Titelfolie_TUD_weiß-blau-title" style:family="presentation">
      <style:graphic-properties draw:stroke="none" draw:fill="none" draw:textarea-vertical-align="middle">
        <text:list-style style:name="Master1-Layout8-cust-2_5f_Titelfolie_5f_TUD_5f_weiß-blau-title" style:display-name="Master1-Layout8-cust-2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background" style:display-name="Master1-Layout9-cust-3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3_5f_Titelfolie_5f_TUD_5f_weiß-blau-backgroundobjects" style:display-name="Master1-Layout9-cust-3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3_5f_Titelfolie_5f_TUD_5f_weiß-blau-notes" style:display-name="Master1-Layout9-cust-3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outline1" style:display-name="Master1-Layout9-cust-3_Titelfolie_TUD_weiß-blau-outline1" style:family="presentation">
      <style:graphic-properties draw:stroke="none" draw:fill="none" draw:auto-grow-height="false" draw:fit-to-size="false" style:shrink-to-fit="true">
        <text:list-style style:name="Master1-Layout9-cust-3_5f_Titelfolie_5f_TUD_5f_weiß-blau-outline1" style:display-name="Master1-Layout9-cust-3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outline2" style:display-name="Master1-Layout9-cust-3_Titelfolie_TUD_weiß-blau-outline2" style:family="presentation" style:parent-style-name="Master1-Layout9-cust-3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9-cust-3_5f_Titelfolie_5f_TUD_5f_weiß-blau-outline3" style:display-name="Master1-Layout9-cust-3_Titelfolie_TUD_weiß-blau-outline3" style:family="presentation" style:parent-style-name="Master1-Layout9-cust-3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9-cust-3_5f_Titelfolie_5f_TUD_5f_weiß-blau-outline4" style:display-name="Master1-Layout9-cust-3_Titelfolie_TUD_weiß-blau-outline4" style:family="presentation" style:parent-style-name="Master1-Layout9-cust-3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9-cust-3_5f_Titelfolie_5f_TUD_5f_weiß-blau-outline5" style:display-name="Master1-Layout9-cust-3_Titelfolie_TUD_weiß-blau-outline5" style:family="presentation" style:parent-style-name="Master1-Layout9-cust-3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6" style:display-name="Master1-Layout9-cust-3_Titelfolie_TUD_weiß-blau-outline6" style:family="presentation" style:parent-style-name="Master1-Layout9-cust-3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7" style:display-name="Master1-Layout9-cust-3_Titelfolie_TUD_weiß-blau-outline7" style:family="presentation" style:parent-style-name="Master1-Layout9-cust-3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8" style:display-name="Master1-Layout9-cust-3_Titelfolie_TUD_weiß-blau-outline8" style:family="presentation" style:parent-style-name="Master1-Layout9-cust-3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outline9" style:display-name="Master1-Layout9-cust-3_Titelfolie_TUD_weiß-blau-outline9" style:family="presentation" style:parent-style-name="Master1-Layout9-cust-3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9-cust-3_5f_Titelfolie_5f_TUD_5f_weiß-blau-subtitle" style:display-name="Master1-Layout9-cust-3_Titelfolie_TUD_weiß-blau-subtitle" style:family="presentation">
      <style:graphic-properties draw:stroke="none" draw:fill="none" draw:textarea-vertical-align="middle">
        <text:list-style style:name="Master1-Layout9-cust-3_5f_Titelfolie_5f_TUD_5f_weiß-blau-subtitle" style:display-name="Master1-Layout9-cust-3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3_5f_Titelfolie_5f_TUD_5f_weiß-blau-title" style:display-name="Master1-Layout9-cust-3_Titelfolie_TUD_weiß-blau-title" style:family="presentation">
      <style:graphic-properties draw:stroke="none" draw:fill="none" draw:textarea-vertical-align="middle">
        <text:list-style style:name="Master1-Layout9-cust-3_5f_Titelfolie_5f_TUD_5f_weiß-blau-title" style:display-name="Master1-Layout9-cust-3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background" style:display-name="Master1-Layout10-cust-4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4_5f_Titelfolie_5f_TUD_5f_weiß-blau-backgroundobjects" style:display-name="Master1-Layout10-cust-4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4_5f_Titelfolie_5f_TUD_5f_weiß-blau-notes" style:display-name="Master1-Layout10-cust-4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outline1" style:display-name="Master1-Layout10-cust-4_Titelfolie_TUD_weiß-blau-outline1" style:family="presentation">
      <style:graphic-properties draw:stroke="none" draw:fill="none" draw:auto-grow-height="false" draw:fit-to-size="false" style:shrink-to-fit="true">
        <text:list-style style:name="Master1-Layout10-cust-4_5f_Titelfolie_5f_TUD_5f_weiß-blau-outline1" style:display-name="Master1-Layout10-cust-4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outline2" style:display-name="Master1-Layout10-cust-4_Titelfolie_TUD_weiß-blau-outline2" style:family="presentation" style:parent-style-name="Master1-Layout10-cust-4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0-cust-4_5f_Titelfolie_5f_TUD_5f_weiß-blau-outline3" style:display-name="Master1-Layout10-cust-4_Titelfolie_TUD_weiß-blau-outline3" style:family="presentation" style:parent-style-name="Master1-Layout10-cust-4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0-cust-4_5f_Titelfolie_5f_TUD_5f_weiß-blau-outline4" style:display-name="Master1-Layout10-cust-4_Titelfolie_TUD_weiß-blau-outline4" style:family="presentation" style:parent-style-name="Master1-Layout10-cust-4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0-cust-4_5f_Titelfolie_5f_TUD_5f_weiß-blau-outline5" style:display-name="Master1-Layout10-cust-4_Titelfolie_TUD_weiß-blau-outline5" style:family="presentation" style:parent-style-name="Master1-Layout10-cust-4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6" style:display-name="Master1-Layout10-cust-4_Titelfolie_TUD_weiß-blau-outline6" style:family="presentation" style:parent-style-name="Master1-Layout10-cust-4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7" style:display-name="Master1-Layout10-cust-4_Titelfolie_TUD_weiß-blau-outline7" style:family="presentation" style:parent-style-name="Master1-Layout10-cust-4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8" style:display-name="Master1-Layout10-cust-4_Titelfolie_TUD_weiß-blau-outline8" style:family="presentation" style:parent-style-name="Master1-Layout10-cust-4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outline9" style:display-name="Master1-Layout10-cust-4_Titelfolie_TUD_weiß-blau-outline9" style:family="presentation" style:parent-style-name="Master1-Layout10-cust-4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0-cust-4_5f_Titelfolie_5f_TUD_5f_weiß-blau-subtitle" style:display-name="Master1-Layout10-cust-4_Titelfolie_TUD_weiß-blau-subtitle" style:family="presentation">
      <style:graphic-properties draw:stroke="none" draw:fill="none" draw:textarea-vertical-align="middle">
        <text:list-style style:name="Master1-Layout10-cust-4_5f_Titelfolie_5f_TUD_5f_weiß-blau-subtitle" style:display-name="Master1-Layout10-cust-4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4_5f_Titelfolie_5f_TUD_5f_weiß-blau-title" style:display-name="Master1-Layout10-cust-4_Titelfolie_TUD_weiß-blau-title" style:family="presentation">
      <style:graphic-properties draw:stroke="none" draw:fill="none" draw:textarea-vertical-align="middle">
        <text:list-style style:name="Master1-Layout10-cust-4_5f_Titelfolie_5f_TUD_5f_weiß-blau-title" style:display-name="Master1-Layout10-cust-4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background" style:display-name="Master1-Layout11-cust-5_Titelfolie_TUD_weiß-bla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cust-5_5f_Titelfolie_5f_TUD_5f_weiß-blau-backgroundobjects" style:display-name="Master1-Layout11-cust-5_Titelfolie_TUD_weiß-bl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5_5f_Titelfolie_5f_TUD_5f_weiß-blau-notes" style:display-name="Master1-Layout11-cust-5_Titelfolie_TUD_weiß-bl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outline1" style:display-name="Master1-Layout11-cust-5_Titelfolie_TUD_weiß-blau-outline1" style:family="presentation">
      <style:graphic-properties draw:stroke="none" draw:fill="none" draw:auto-grow-height="false" draw:fit-to-size="false" style:shrink-to-fit="true">
        <text:list-style style:name="Master1-Layout11-cust-5_5f_Titelfolie_5f_TUD_5f_weiß-blau-outline1" style:display-name="Master1-Layout11-cust-5_Titelfolie_TUD_weiß-bla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outline2" style:display-name="Master1-Layout11-cust-5_Titelfolie_TUD_weiß-blau-outline2" style:family="presentation" style:parent-style-name="Master1-Layout11-cust-5_5f_Titelfolie_5f_TUD_5f_weiß-blau-outline1">
      <style:paragraph-properties fo:margin-top="0.4cm" fo:margin-bottom="0cm"/>
      <style:text-properties fo:font-size="28pt" style:font-size-asian="28pt" style:font-size-complex="28pt"/>
    </style:style>
    <style:style style:name="Master1-Layout11-cust-5_5f_Titelfolie_5f_TUD_5f_weiß-blau-outline3" style:display-name="Master1-Layout11-cust-5_Titelfolie_TUD_weiß-blau-outline3" style:family="presentation" style:parent-style-name="Master1-Layout11-cust-5_5f_Titelfolie_5f_TUD_5f_weiß-blau-outline2">
      <style:paragraph-properties fo:margin-top="0.3cm" fo:margin-bottom="0cm"/>
      <style:text-properties fo:font-size="24pt" style:font-size-asian="24pt" style:font-size-complex="24pt"/>
    </style:style>
    <style:style style:name="Master1-Layout11-cust-5_5f_Titelfolie_5f_TUD_5f_weiß-blau-outline4" style:display-name="Master1-Layout11-cust-5_Titelfolie_TUD_weiß-blau-outline4" style:family="presentation" style:parent-style-name="Master1-Layout11-cust-5_5f_Titelfolie_5f_TUD_5f_weiß-blau-outline3">
      <style:paragraph-properties fo:margin-top="0.2cm" fo:margin-bottom="0cm"/>
      <style:text-properties fo:font-size="20pt" style:font-size-asian="20pt" style:font-size-complex="20pt"/>
    </style:style>
    <style:style style:name="Master1-Layout11-cust-5_5f_Titelfolie_5f_TUD_5f_weiß-blau-outline5" style:display-name="Master1-Layout11-cust-5_Titelfolie_TUD_weiß-blau-outline5" style:family="presentation" style:parent-style-name="Master1-Layout11-cust-5_5f_Titelfolie_5f_TUD_5f_weiß-blau-outline4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6" style:display-name="Master1-Layout11-cust-5_Titelfolie_TUD_weiß-blau-outline6" style:family="presentation" style:parent-style-name="Master1-Layout11-cust-5_5f_Titelfolie_5f_TUD_5f_weiß-blau-outline5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7" style:display-name="Master1-Layout11-cust-5_Titelfolie_TUD_weiß-blau-outline7" style:family="presentation" style:parent-style-name="Master1-Layout11-cust-5_5f_Titelfolie_5f_TUD_5f_weiß-blau-outline6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8" style:display-name="Master1-Layout11-cust-5_Titelfolie_TUD_weiß-blau-outline8" style:family="presentation" style:parent-style-name="Master1-Layout11-cust-5_5f_Titelfolie_5f_TUD_5f_weiß-blau-outline7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outline9" style:display-name="Master1-Layout11-cust-5_Titelfolie_TUD_weiß-blau-outline9" style:family="presentation" style:parent-style-name="Master1-Layout11-cust-5_5f_Titelfolie_5f_TUD_5f_weiß-blau-outline8">
      <style:paragraph-properties fo:margin-top="0.1cm" fo:margin-bottom="0cm"/>
      <style:text-properties fo:font-size="20pt" style:font-size-asian="20pt" style:font-size-complex="20pt"/>
    </style:style>
    <style:style style:name="Master1-Layout11-cust-5_5f_Titelfolie_5f_TUD_5f_weiß-blau-subtitle" style:display-name="Master1-Layout11-cust-5_Titelfolie_TUD_weiß-blau-subtitle" style:family="presentation">
      <style:graphic-properties draw:stroke="none" draw:fill="none" draw:textarea-vertical-align="middle">
        <text:list-style style:name="Master1-Layout11-cust-5_5f_Titelfolie_5f_TUD_5f_weiß-blau-subtitle" style:display-name="Master1-Layout11-cust-5_Titelfolie_TUD_weiß-bla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5_5f_Titelfolie_5f_TUD_5f_weiß-blau-title" style:display-name="Master1-Layout11-cust-5_Titelfolie_TUD_weiß-blau-title" style:family="presentation">
      <style:graphic-properties draw:stroke="none" draw:fill="none" draw:textarea-vertical-align="middle">
        <text:list-style style:name="Master1-Layout11-cust-5_5f_Titelfolie_5f_TUD_5f_weiß-blau-title" style:display-name="Master1-Layout11-cust-5_Titelfolie_TUD_weiß-bla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background" style:display-name="Master1-Layout12-cust-2_Titel-und-ein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cust-2_5f_Titel-und-ein-Inhalt-backgroundobjects" style:display-name="Master1-Layout12-cust-2_Titel-und-ein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2_5f_Titel-und-ein-Inhalt-notes" style:display-name="Master1-Layout12-cust-2_Titel-und-ein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outline1" style:display-name="Master1-Layout12-cust-2_Titel-und-ein-Inhalt-outline1" style:family="presentation">
      <style:graphic-properties draw:stroke="none" draw:fill="none" draw:auto-grow-height="false" draw:fit-to-size="false" style:shrink-to-fit="true">
        <text:list-style style:name="Master1-Layout12-cust-2_5f_Titel-und-ein-Inhalt-outline1" style:display-name="Master1-Layout12-cust-2_Titel-und-ein-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outline2" style:display-name="Master1-Layout12-cust-2_Titel-und-ein-Inhalt-outline2" style:family="presentation" style:parent-style-name="Master1-Layout12-cust-2_5f_Titel-und-ein-Inhalt-outline1">
      <style:paragraph-properties fo:margin-top="0.4cm" fo:margin-bottom="0cm"/>
      <style:text-properties fo:font-size="28pt" style:font-size-asian="28pt" style:font-size-complex="28pt"/>
    </style:style>
    <style:style style:name="Master1-Layout12-cust-2_5f_Titel-und-ein-Inhalt-outline3" style:display-name="Master1-Layout12-cust-2_Titel-und-ein-Inhalt-outline3" style:family="presentation" style:parent-style-name="Master1-Layout12-cust-2_5f_Titel-und-ein-Inhalt-outline2">
      <style:paragraph-properties fo:margin-top="0.3cm" fo:margin-bottom="0cm"/>
      <style:text-properties fo:font-size="24pt" style:font-size-asian="24pt" style:font-size-complex="24pt"/>
    </style:style>
    <style:style style:name="Master1-Layout12-cust-2_5f_Titel-und-ein-Inhalt-outline4" style:display-name="Master1-Layout12-cust-2_Titel-und-ein-Inhalt-outline4" style:family="presentation" style:parent-style-name="Master1-Layout12-cust-2_5f_Titel-und-ein-Inhalt-outline3">
      <style:paragraph-properties fo:margin-top="0.2cm" fo:margin-bottom="0cm"/>
      <style:text-properties fo:font-size="20pt" style:font-size-asian="20pt" style:font-size-complex="20pt"/>
    </style:style>
    <style:style style:name="Master1-Layout12-cust-2_5f_Titel-und-ein-Inhalt-outline5" style:display-name="Master1-Layout12-cust-2_Titel-und-ein-Inhalt-outline5" style:family="presentation" style:parent-style-name="Master1-Layout12-cust-2_5f_Titel-und-ein-Inhalt-outline4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6" style:display-name="Master1-Layout12-cust-2_Titel-und-ein-Inhalt-outline6" style:family="presentation" style:parent-style-name="Master1-Layout12-cust-2_5f_Titel-und-ein-Inhalt-outline5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7" style:display-name="Master1-Layout12-cust-2_Titel-und-ein-Inhalt-outline7" style:family="presentation" style:parent-style-name="Master1-Layout12-cust-2_5f_Titel-und-ein-Inhalt-outline6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8" style:display-name="Master1-Layout12-cust-2_Titel-und-ein-Inhalt-outline8" style:family="presentation" style:parent-style-name="Master1-Layout12-cust-2_5f_Titel-und-ein-Inhalt-outline7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outline9" style:display-name="Master1-Layout12-cust-2_Titel-und-ein-Inhalt-outline9" style:family="presentation" style:parent-style-name="Master1-Layout12-cust-2_5f_Titel-und-ein-Inhalt-outline8">
      <style:paragraph-properties fo:margin-top="0.1cm" fo:margin-bottom="0cm"/>
      <style:text-properties fo:font-size="20pt" style:font-size-asian="20pt" style:font-size-complex="20pt"/>
    </style:style>
    <style:style style:name="Master1-Layout12-cust-2_5f_Titel-und-ein-Inhalt-subtitle" style:display-name="Master1-Layout12-cust-2_Titel-und-ein-Inhalt-subtitle" style:family="presentation">
      <style:graphic-properties draw:stroke="none" draw:fill="none" draw:textarea-vertical-align="middle">
        <text:list-style style:name="Master1-Layout12-cust-2_5f_Titel-und-ein-Inhalt-subtitle" style:display-name="Master1-Layout12-cust-2_Titel-und-ein-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2_5f_Titel-und-ein-Inhalt-title" style:display-name="Master1-Layout12-cust-2_Titel-und-ein-Inhalt-title" style:family="presentation">
      <style:graphic-properties draw:stroke="none" draw:fill="none" draw:textarea-vertical-align="middle">
        <text:list-style style:name="Master1-Layout12-cust-2_5f_Titel-und-ein-Inhalt-title" style:display-name="Master1-Layout12-cust-2_Titel-und-ein-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background" style:display-name="Master1-Layout13-cust-2_Titel-und-2-Inhalte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3-cust-2_5f_Titel-und-2-Inhalte_5f_-backgroundobjects" style:display-name="Master1-Layout13-cust-2_Titel-und-2-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2_5f_Titel-und-2-Inhalte_5f_-notes" style:display-name="Master1-Layout13-cust-2_Titel-und-2-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outline1" style:display-name="Master1-Layout13-cust-2_Titel-und-2-Inhalte_-outline1" style:family="presentation">
      <style:graphic-properties draw:stroke="none" draw:fill="none" draw:auto-grow-height="false" draw:fit-to-size="false" style:shrink-to-fit="true">
        <text:list-style style:name="Master1-Layout13-cust-2_5f_Titel-und-2-Inhalte_5f_-outline1" style:display-name="Master1-Layout13-cust-2_Titel-und-2-Inhalte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outline2" style:display-name="Master1-Layout13-cust-2_Titel-und-2-Inhalte_-outline2" style:family="presentation" style:parent-style-name="Master1-Layout13-cust-2_5f_Titel-und-2-Inhalte_5f_-outline1">
      <style:paragraph-properties fo:margin-top="0.4cm" fo:margin-bottom="0cm"/>
      <style:text-properties fo:font-size="28pt" style:font-size-asian="28pt" style:font-size-complex="28pt"/>
    </style:style>
    <style:style style:name="Master1-Layout13-cust-2_5f_Titel-und-2-Inhalte_5f_-outline3" style:display-name="Master1-Layout13-cust-2_Titel-und-2-Inhalte_-outline3" style:family="presentation" style:parent-style-name="Master1-Layout13-cust-2_5f_Titel-und-2-Inhalte_5f_-outline2">
      <style:paragraph-properties fo:margin-top="0.3cm" fo:margin-bottom="0cm"/>
      <style:text-properties fo:font-size="24pt" style:font-size-asian="24pt" style:font-size-complex="24pt"/>
    </style:style>
    <style:style style:name="Master1-Layout13-cust-2_5f_Titel-und-2-Inhalte_5f_-outline4" style:display-name="Master1-Layout13-cust-2_Titel-und-2-Inhalte_-outline4" style:family="presentation" style:parent-style-name="Master1-Layout13-cust-2_5f_Titel-und-2-Inhalte_5f_-outline3">
      <style:paragraph-properties fo:margin-top="0.2cm" fo:margin-bottom="0cm"/>
      <style:text-properties fo:font-size="20pt" style:font-size-asian="20pt" style:font-size-complex="20pt"/>
    </style:style>
    <style:style style:name="Master1-Layout13-cust-2_5f_Titel-und-2-Inhalte_5f_-outline5" style:display-name="Master1-Layout13-cust-2_Titel-und-2-Inhalte_-outline5" style:family="presentation" style:parent-style-name="Master1-Layout13-cust-2_5f_Titel-und-2-Inhalte_5f_-outline4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6" style:display-name="Master1-Layout13-cust-2_Titel-und-2-Inhalte_-outline6" style:family="presentation" style:parent-style-name="Master1-Layout13-cust-2_5f_Titel-und-2-Inhalte_5f_-outline5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7" style:display-name="Master1-Layout13-cust-2_Titel-und-2-Inhalte_-outline7" style:family="presentation" style:parent-style-name="Master1-Layout13-cust-2_5f_Titel-und-2-Inhalte_5f_-outline6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8" style:display-name="Master1-Layout13-cust-2_Titel-und-2-Inhalte_-outline8" style:family="presentation" style:parent-style-name="Master1-Layout13-cust-2_5f_Titel-und-2-Inhalte_5f_-outline7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outline9" style:display-name="Master1-Layout13-cust-2_Titel-und-2-Inhalte_-outline9" style:family="presentation" style:parent-style-name="Master1-Layout13-cust-2_5f_Titel-und-2-Inhalte_5f_-outline8">
      <style:paragraph-properties fo:margin-top="0.1cm" fo:margin-bottom="0cm"/>
      <style:text-properties fo:font-size="20pt" style:font-size-asian="20pt" style:font-size-complex="20pt"/>
    </style:style>
    <style:style style:name="Master1-Layout13-cust-2_5f_Titel-und-2-Inhalte_5f_-subtitle" style:display-name="Master1-Layout13-cust-2_Titel-und-2-Inhalte_-subtitle" style:family="presentation">
      <style:graphic-properties draw:stroke="none" draw:fill="none" draw:textarea-vertical-align="middle">
        <text:list-style style:name="Master1-Layout13-cust-2_5f_Titel-und-2-Inhalte_5f_-subtitle" style:display-name="Master1-Layout13-cust-2_Titel-und-2-Inhalte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2_5f_Titel-und-2-Inhalte_5f_-title" style:display-name="Master1-Layout13-cust-2_Titel-und-2-Inhalte_-title" style:family="presentation">
      <style:graphic-properties draw:stroke="none" draw:fill="none" draw:textarea-vertical-align="middle">
        <text:list-style style:name="Master1-Layout13-cust-2_5f_Titel-und-2-Inhalte_5f_-title" style:display-name="Master1-Layout13-cust-2_Titel-und-2-Inhalte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background" style:display-name="Master1-Layout14-cust-2_Titel-und-2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4-cust-2_5f_Titel-und-2-Inhalte-backgroundobjects" style:display-name="Master1-Layout14-cust-2_Titel-und-2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2_5f_Titel-und-2-Inhalte-notes" style:display-name="Master1-Layout14-cust-2_Titel-und-2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outline1" style:display-name="Master1-Layout14-cust-2_Titel-und-2-Inhalte-outline1" style:family="presentation">
      <style:graphic-properties draw:stroke="none" draw:fill="none" draw:auto-grow-height="false" draw:fit-to-size="false" style:shrink-to-fit="true">
        <text:list-style style:name="Master1-Layout14-cust-2_5f_Titel-und-2-Inhalte-outline1" style:display-name="Master1-Layout14-cust-2_Titel-und-2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outline2" style:display-name="Master1-Layout14-cust-2_Titel-und-2-Inhalte-outline2" style:family="presentation" style:parent-style-name="Master1-Layout14-cust-2_5f_Titel-und-2-Inhalte-outline1">
      <style:paragraph-properties fo:margin-top="0.4cm" fo:margin-bottom="0cm"/>
      <style:text-properties fo:font-size="28pt" style:font-size-asian="28pt" style:font-size-complex="28pt"/>
    </style:style>
    <style:style style:name="Master1-Layout14-cust-2_5f_Titel-und-2-Inhalte-outline3" style:display-name="Master1-Layout14-cust-2_Titel-und-2-Inhalte-outline3" style:family="presentation" style:parent-style-name="Master1-Layout14-cust-2_5f_Titel-und-2-Inhalte-outline2">
      <style:paragraph-properties fo:margin-top="0.3cm" fo:margin-bottom="0cm"/>
      <style:text-properties fo:font-size="24pt" style:font-size-asian="24pt" style:font-size-complex="24pt"/>
    </style:style>
    <style:style style:name="Master1-Layout14-cust-2_5f_Titel-und-2-Inhalte-outline4" style:display-name="Master1-Layout14-cust-2_Titel-und-2-Inhalte-outline4" style:family="presentation" style:parent-style-name="Master1-Layout14-cust-2_5f_Titel-und-2-Inhalte-outline3">
      <style:paragraph-properties fo:margin-top="0.2cm" fo:margin-bottom="0cm"/>
      <style:text-properties fo:font-size="20pt" style:font-size-asian="20pt" style:font-size-complex="20pt"/>
    </style:style>
    <style:style style:name="Master1-Layout14-cust-2_5f_Titel-und-2-Inhalte-outline5" style:display-name="Master1-Layout14-cust-2_Titel-und-2-Inhalte-outline5" style:family="presentation" style:parent-style-name="Master1-Layout14-cust-2_5f_Titel-und-2-Inhalte-outline4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6" style:display-name="Master1-Layout14-cust-2_Titel-und-2-Inhalte-outline6" style:family="presentation" style:parent-style-name="Master1-Layout14-cust-2_5f_Titel-und-2-Inhalte-outline5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7" style:display-name="Master1-Layout14-cust-2_Titel-und-2-Inhalte-outline7" style:family="presentation" style:parent-style-name="Master1-Layout14-cust-2_5f_Titel-und-2-Inhalte-outline6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8" style:display-name="Master1-Layout14-cust-2_Titel-und-2-Inhalte-outline8" style:family="presentation" style:parent-style-name="Master1-Layout14-cust-2_5f_Titel-und-2-Inhalte-outline7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outline9" style:display-name="Master1-Layout14-cust-2_Titel-und-2-Inhalte-outline9" style:family="presentation" style:parent-style-name="Master1-Layout14-cust-2_5f_Titel-und-2-Inhalte-outline8">
      <style:paragraph-properties fo:margin-top="0.1cm" fo:margin-bottom="0cm"/>
      <style:text-properties fo:font-size="20pt" style:font-size-asian="20pt" style:font-size-complex="20pt"/>
    </style:style>
    <style:style style:name="Master1-Layout14-cust-2_5f_Titel-und-2-Inhalte-subtitle" style:display-name="Master1-Layout14-cust-2_Titel-und-2-Inhalte-subtitle" style:family="presentation">
      <style:graphic-properties draw:stroke="none" draw:fill="none" draw:textarea-vertical-align="middle">
        <text:list-style style:name="Master1-Layout14-cust-2_5f_Titel-und-2-Inhalte-subtitle" style:display-name="Master1-Layout14-cust-2_Titel-und-2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2_5f_Titel-und-2-Inhalte-title" style:display-name="Master1-Layout14-cust-2_Titel-und-2-Inhalte-title" style:family="presentation">
      <style:graphic-properties draw:stroke="none" draw:fill="none" draw:textarea-vertical-align="middle">
        <text:list-style style:name="Master1-Layout14-cust-2_5f_Titel-und-2-Inhalte-title" style:display-name="Master1-Layout14-cust-2_Titel-und-2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background" style:display-name="Master1-Layout15-cust-2_Titel-und-Inhalt-und-Bild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5-cust-2_5f_Titel-und-Inhalt-und-Bild-backgroundobjects" style:display-name="Master1-Layout15-cust-2_Titel-und-Inhalt-und-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2_5f_Titel-und-Inhalt-und-Bild-notes" style:display-name="Master1-Layout15-cust-2_Titel-und-Inhalt-und-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outline1" style:display-name="Master1-Layout15-cust-2_Titel-und-Inhalt-und-Bild-outline1" style:family="presentation">
      <style:graphic-properties draw:stroke="none" draw:fill="none" draw:auto-grow-height="false" draw:fit-to-size="false" style:shrink-to-fit="true">
        <text:list-style style:name="Master1-Layout15-cust-2_5f_Titel-und-Inhalt-und-Bild-outline1" style:display-name="Master1-Layout15-cust-2_Titel-und-Inhalt-und-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outline2" style:display-name="Master1-Layout15-cust-2_Titel-und-Inhalt-und-Bild-outline2" style:family="presentation" style:parent-style-name="Master1-Layout15-cust-2_5f_Titel-und-Inhalt-und-Bild-outline1">
      <style:paragraph-properties fo:margin-top="0.4cm" fo:margin-bottom="0cm"/>
      <style:text-properties fo:font-size="28pt" style:font-size-asian="28pt" style:font-size-complex="28pt"/>
    </style:style>
    <style:style style:name="Master1-Layout15-cust-2_5f_Titel-und-Inhalt-und-Bild-outline3" style:display-name="Master1-Layout15-cust-2_Titel-und-Inhalt-und-Bild-outline3" style:family="presentation" style:parent-style-name="Master1-Layout15-cust-2_5f_Titel-und-Inhalt-und-Bild-outline2">
      <style:paragraph-properties fo:margin-top="0.3cm" fo:margin-bottom="0cm"/>
      <style:text-properties fo:font-size="24pt" style:font-size-asian="24pt" style:font-size-complex="24pt"/>
    </style:style>
    <style:style style:name="Master1-Layout15-cust-2_5f_Titel-und-Inhalt-und-Bild-outline4" style:display-name="Master1-Layout15-cust-2_Titel-und-Inhalt-und-Bild-outline4" style:family="presentation" style:parent-style-name="Master1-Layout15-cust-2_5f_Titel-und-Inhalt-und-Bild-outline3">
      <style:paragraph-properties fo:margin-top="0.2cm" fo:margin-bottom="0cm"/>
      <style:text-properties fo:font-size="20pt" style:font-size-asian="20pt" style:font-size-complex="20pt"/>
    </style:style>
    <style:style style:name="Master1-Layout15-cust-2_5f_Titel-und-Inhalt-und-Bild-outline5" style:display-name="Master1-Layout15-cust-2_Titel-und-Inhalt-und-Bild-outline5" style:family="presentation" style:parent-style-name="Master1-Layout15-cust-2_5f_Titel-und-Inhalt-und-Bild-outline4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6" style:display-name="Master1-Layout15-cust-2_Titel-und-Inhalt-und-Bild-outline6" style:family="presentation" style:parent-style-name="Master1-Layout15-cust-2_5f_Titel-und-Inhalt-und-Bild-outline5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7" style:display-name="Master1-Layout15-cust-2_Titel-und-Inhalt-und-Bild-outline7" style:family="presentation" style:parent-style-name="Master1-Layout15-cust-2_5f_Titel-und-Inhalt-und-Bild-outline6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8" style:display-name="Master1-Layout15-cust-2_Titel-und-Inhalt-und-Bild-outline8" style:family="presentation" style:parent-style-name="Master1-Layout15-cust-2_5f_Titel-und-Inhalt-und-Bild-outline7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outline9" style:display-name="Master1-Layout15-cust-2_Titel-und-Inhalt-und-Bild-outline9" style:family="presentation" style:parent-style-name="Master1-Layout15-cust-2_5f_Titel-und-Inhalt-und-Bild-outline8">
      <style:paragraph-properties fo:margin-top="0.1cm" fo:margin-bottom="0cm"/>
      <style:text-properties fo:font-size="20pt" style:font-size-asian="20pt" style:font-size-complex="20pt"/>
    </style:style>
    <style:style style:name="Master1-Layout15-cust-2_5f_Titel-und-Inhalt-und-Bild-subtitle" style:display-name="Master1-Layout15-cust-2_Titel-und-Inhalt-und-Bild-subtitle" style:family="presentation">
      <style:graphic-properties draw:stroke="none" draw:fill="none" draw:textarea-vertical-align="middle">
        <text:list-style style:name="Master1-Layout15-cust-2_5f_Titel-und-Inhalt-und-Bild-subtitle" style:display-name="Master1-Layout15-cust-2_Titel-und-Inhalt-und-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2_5f_Titel-und-Inhalt-und-Bild-title" style:display-name="Master1-Layout15-cust-2_Titel-und-Inhalt-und-Bild-title" style:family="presentation">
      <style:graphic-properties draw:stroke="none" draw:fill="none" draw:textarea-vertical-align="middle">
        <text:list-style style:name="Master1-Layout15-cust-2_5f_Titel-und-Inhalt-und-Bild-title" style:display-name="Master1-Layout15-cust-2_Titel-und-Inhalt-und-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background" style:display-name="Master1-Layout16-cust-2_Titel-und-Inhalt-und-Bild_qu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6-cust-2_5f_Titel-und-Inhalt-und-Bild_5f_quer-backgroundobjects" style:display-name="Master1-Layout16-cust-2_Titel-und-Inhalt-und-Bild_qu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cust-2_5f_Titel-und-Inhalt-und-Bild_5f_quer-notes" style:display-name="Master1-Layout16-cust-2_Titel-und-Inhalt-und-Bild_qu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outline1" style:display-name="Master1-Layout16-cust-2_Titel-und-Inhalt-und-Bild_quer-outline1" style:family="presentation">
      <style:graphic-properties draw:stroke="none" draw:fill="none" draw:auto-grow-height="false" draw:fit-to-size="false" style:shrink-to-fit="true">
        <text:list-style style:name="Master1-Layout16-cust-2_5f_Titel-und-Inhalt-und-Bild_5f_quer-outline1" style:display-name="Master1-Layout16-cust-2_Titel-und-Inhalt-und-Bild_qu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outline2" style:display-name="Master1-Layout16-cust-2_Titel-und-Inhalt-und-Bild_quer-outline2" style:family="presentation" style:parent-style-name="Master1-Layout16-cust-2_5f_Titel-und-Inhalt-und-Bild_5f_quer-outline1">
      <style:paragraph-properties fo:margin-top="0.4cm" fo:margin-bottom="0cm"/>
      <style:text-properties fo:font-size="28pt" style:font-size-asian="28pt" style:font-size-complex="28pt"/>
    </style:style>
    <style:style style:name="Master1-Layout16-cust-2_5f_Titel-und-Inhalt-und-Bild_5f_quer-outline3" style:display-name="Master1-Layout16-cust-2_Titel-und-Inhalt-und-Bild_quer-outline3" style:family="presentation" style:parent-style-name="Master1-Layout16-cust-2_5f_Titel-und-Inhalt-und-Bild_5f_quer-outline2">
      <style:paragraph-properties fo:margin-top="0.3cm" fo:margin-bottom="0cm"/>
      <style:text-properties fo:font-size="24pt" style:font-size-asian="24pt" style:font-size-complex="24pt"/>
    </style:style>
    <style:style style:name="Master1-Layout16-cust-2_5f_Titel-und-Inhalt-und-Bild_5f_quer-outline4" style:display-name="Master1-Layout16-cust-2_Titel-und-Inhalt-und-Bild_quer-outline4" style:family="presentation" style:parent-style-name="Master1-Layout16-cust-2_5f_Titel-und-Inhalt-und-Bild_5f_quer-outline3">
      <style:paragraph-properties fo:margin-top="0.2cm" fo:margin-bottom="0cm"/>
      <style:text-properties fo:font-size="20pt" style:font-size-asian="20pt" style:font-size-complex="20pt"/>
    </style:style>
    <style:style style:name="Master1-Layout16-cust-2_5f_Titel-und-Inhalt-und-Bild_5f_quer-outline5" style:display-name="Master1-Layout16-cust-2_Titel-und-Inhalt-und-Bild_quer-outline5" style:family="presentation" style:parent-style-name="Master1-Layout16-cust-2_5f_Titel-und-Inhalt-und-Bild_5f_quer-outline4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6" style:display-name="Master1-Layout16-cust-2_Titel-und-Inhalt-und-Bild_quer-outline6" style:family="presentation" style:parent-style-name="Master1-Layout16-cust-2_5f_Titel-und-Inhalt-und-Bild_5f_quer-outline5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7" style:display-name="Master1-Layout16-cust-2_Titel-und-Inhalt-und-Bild_quer-outline7" style:family="presentation" style:parent-style-name="Master1-Layout16-cust-2_5f_Titel-und-Inhalt-und-Bild_5f_quer-outline6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8" style:display-name="Master1-Layout16-cust-2_Titel-und-Inhalt-und-Bild_quer-outline8" style:family="presentation" style:parent-style-name="Master1-Layout16-cust-2_5f_Titel-und-Inhalt-und-Bild_5f_quer-outline7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outline9" style:display-name="Master1-Layout16-cust-2_Titel-und-Inhalt-und-Bild_quer-outline9" style:family="presentation" style:parent-style-name="Master1-Layout16-cust-2_5f_Titel-und-Inhalt-und-Bild_5f_quer-outline8">
      <style:paragraph-properties fo:margin-top="0.1cm" fo:margin-bottom="0cm"/>
      <style:text-properties fo:font-size="20pt" style:font-size-asian="20pt" style:font-size-complex="20pt"/>
    </style:style>
    <style:style style:name="Master1-Layout16-cust-2_5f_Titel-und-Inhalt-und-Bild_5f_quer-subtitle" style:display-name="Master1-Layout16-cust-2_Titel-und-Inhalt-und-Bild_quer-subtitle" style:family="presentation">
      <style:graphic-properties draw:stroke="none" draw:fill="none" draw:textarea-vertical-align="middle">
        <text:list-style style:name="Master1-Layout16-cust-2_5f_Titel-und-Inhalt-und-Bild_5f_quer-subtitle" style:display-name="Master1-Layout16-cust-2_Titel-und-Inhalt-und-Bild_qu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cust-2_5f_Titel-und-Inhalt-und-Bild_5f_quer-title" style:display-name="Master1-Layout16-cust-2_Titel-und-Inhalt-und-Bild_quer-title" style:family="presentation">
      <style:graphic-properties draw:stroke="none" draw:fill="none" draw:textarea-vertical-align="middle">
        <text:list-style style:name="Master1-Layout16-cust-2_5f_Titel-und-Inhalt-und-Bild_5f_quer-title" style:display-name="Master1-Layout16-cust-2_Titel-und-Inhalt-und-Bild_qu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background" style:display-name="Master1-Layout17-cust-2_Titel-und-Inhalt-und-Bild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7-cust-2_5f_Titel-und-Inhalt-und-Bild_5f_-backgroundobjects" style:display-name="Master1-Layout17-cust-2_Titel-und-Inhalt-und-Bil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cust-2_5f_Titel-und-Inhalt-und-Bild_5f_-notes" style:display-name="Master1-Layout17-cust-2_Titel-und-Inhalt-und-Bil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outline1" style:display-name="Master1-Layout17-cust-2_Titel-und-Inhalt-und-Bild_-outline1" style:family="presentation">
      <style:graphic-properties draw:stroke="none" draw:fill="none" draw:auto-grow-height="false" draw:fit-to-size="false" style:shrink-to-fit="true">
        <text:list-style style:name="Master1-Layout17-cust-2_5f_Titel-und-Inhalt-und-Bild_5f_-outline1" style:display-name="Master1-Layout17-cust-2_Titel-und-Inhalt-und-Bild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outline2" style:display-name="Master1-Layout17-cust-2_Titel-und-Inhalt-und-Bild_-outline2" style:family="presentation" style:parent-style-name="Master1-Layout17-cust-2_5f_Titel-und-Inhalt-und-Bild_5f_-outline1">
      <style:paragraph-properties fo:margin-top="0.4cm" fo:margin-bottom="0cm"/>
      <style:text-properties fo:font-size="28pt" style:font-size-asian="28pt" style:font-size-complex="28pt"/>
    </style:style>
    <style:style style:name="Master1-Layout17-cust-2_5f_Titel-und-Inhalt-und-Bild_5f_-outline3" style:display-name="Master1-Layout17-cust-2_Titel-und-Inhalt-und-Bild_-outline3" style:family="presentation" style:parent-style-name="Master1-Layout17-cust-2_5f_Titel-und-Inhalt-und-Bild_5f_-outline2">
      <style:paragraph-properties fo:margin-top="0.3cm" fo:margin-bottom="0cm"/>
      <style:text-properties fo:font-size="24pt" style:font-size-asian="24pt" style:font-size-complex="24pt"/>
    </style:style>
    <style:style style:name="Master1-Layout17-cust-2_5f_Titel-und-Inhalt-und-Bild_5f_-outline4" style:display-name="Master1-Layout17-cust-2_Titel-und-Inhalt-und-Bild_-outline4" style:family="presentation" style:parent-style-name="Master1-Layout17-cust-2_5f_Titel-und-Inhalt-und-Bild_5f_-outline3">
      <style:paragraph-properties fo:margin-top="0.2cm" fo:margin-bottom="0cm"/>
      <style:text-properties fo:font-size="20pt" style:font-size-asian="20pt" style:font-size-complex="20pt"/>
    </style:style>
    <style:style style:name="Master1-Layout17-cust-2_5f_Titel-und-Inhalt-und-Bild_5f_-outline5" style:display-name="Master1-Layout17-cust-2_Titel-und-Inhalt-und-Bild_-outline5" style:family="presentation" style:parent-style-name="Master1-Layout17-cust-2_5f_Titel-und-Inhalt-und-Bild_5f_-outline4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6" style:display-name="Master1-Layout17-cust-2_Titel-und-Inhalt-und-Bild_-outline6" style:family="presentation" style:parent-style-name="Master1-Layout17-cust-2_5f_Titel-und-Inhalt-und-Bild_5f_-outline5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7" style:display-name="Master1-Layout17-cust-2_Titel-und-Inhalt-und-Bild_-outline7" style:family="presentation" style:parent-style-name="Master1-Layout17-cust-2_5f_Titel-und-Inhalt-und-Bild_5f_-outline6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8" style:display-name="Master1-Layout17-cust-2_Titel-und-Inhalt-und-Bild_-outline8" style:family="presentation" style:parent-style-name="Master1-Layout17-cust-2_5f_Titel-und-Inhalt-und-Bild_5f_-outline7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outline9" style:display-name="Master1-Layout17-cust-2_Titel-und-Inhalt-und-Bild_-outline9" style:family="presentation" style:parent-style-name="Master1-Layout17-cust-2_5f_Titel-und-Inhalt-und-Bild_5f_-outline8">
      <style:paragraph-properties fo:margin-top="0.1cm" fo:margin-bottom="0cm"/>
      <style:text-properties fo:font-size="20pt" style:font-size-asian="20pt" style:font-size-complex="20pt"/>
    </style:style>
    <style:style style:name="Master1-Layout17-cust-2_5f_Titel-und-Inhalt-und-Bild_5f_-subtitle" style:display-name="Master1-Layout17-cust-2_Titel-und-Inhalt-und-Bild_-subtitle" style:family="presentation">
      <style:graphic-properties draw:stroke="none" draw:fill="none" draw:textarea-vertical-align="middle">
        <text:list-style style:name="Master1-Layout17-cust-2_5f_Titel-und-Inhalt-und-Bild_5f_-subtitle" style:display-name="Master1-Layout17-cust-2_Titel-und-Inhalt-und-Bild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cust-2_5f_Titel-und-Inhalt-und-Bild_5f_-title" style:display-name="Master1-Layout17-cust-2_Titel-und-Inhalt-und-Bild_-title" style:family="presentation">
      <style:graphic-properties draw:stroke="none" draw:fill="none" draw:textarea-vertical-align="middle">
        <text:list-style style:name="Master1-Layout17-cust-2_5f_Titel-und-Inhalt-und-Bild_5f_-title" style:display-name="Master1-Layout17-cust-2_Titel-und-Inhalt-und-Bild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background" style:display-name="Master1-Layout18-cust-3_Titel-und-3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8-cust-3_5f_Titel-und-3-Inhalte-backgroundobjects" style:display-name="Master1-Layout18-cust-3_Titel-und-3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8-cust-3_5f_Titel-und-3-Inhalte-notes" style:display-name="Master1-Layout18-cust-3_Titel-und-3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outline1" style:display-name="Master1-Layout18-cust-3_Titel-und-3-Inhalte-outline1" style:family="presentation">
      <style:graphic-properties draw:stroke="none" draw:fill="none" draw:auto-grow-height="false" draw:fit-to-size="false" style:shrink-to-fit="true">
        <text:list-style style:name="Master1-Layout18-cust-3_5f_Titel-und-3-Inhalte-outline1" style:display-name="Master1-Layout18-cust-3_Titel-und-3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outline2" style:display-name="Master1-Layout18-cust-3_Titel-und-3-Inhalte-outline2" style:family="presentation" style:parent-style-name="Master1-Layout18-cust-3_5f_Titel-und-3-Inhalte-outline1">
      <style:paragraph-properties fo:margin-top="0.4cm" fo:margin-bottom="0cm"/>
      <style:text-properties fo:font-size="28pt" style:font-size-asian="28pt" style:font-size-complex="28pt"/>
    </style:style>
    <style:style style:name="Master1-Layout18-cust-3_5f_Titel-und-3-Inhalte-outline3" style:display-name="Master1-Layout18-cust-3_Titel-und-3-Inhalte-outline3" style:family="presentation" style:parent-style-name="Master1-Layout18-cust-3_5f_Titel-und-3-Inhalte-outline2">
      <style:paragraph-properties fo:margin-top="0.3cm" fo:margin-bottom="0cm"/>
      <style:text-properties fo:font-size="24pt" style:font-size-asian="24pt" style:font-size-complex="24pt"/>
    </style:style>
    <style:style style:name="Master1-Layout18-cust-3_5f_Titel-und-3-Inhalte-outline4" style:display-name="Master1-Layout18-cust-3_Titel-und-3-Inhalte-outline4" style:family="presentation" style:parent-style-name="Master1-Layout18-cust-3_5f_Titel-und-3-Inhalte-outline3">
      <style:paragraph-properties fo:margin-top="0.2cm" fo:margin-bottom="0cm"/>
      <style:text-properties fo:font-size="20pt" style:font-size-asian="20pt" style:font-size-complex="20pt"/>
    </style:style>
    <style:style style:name="Master1-Layout18-cust-3_5f_Titel-und-3-Inhalte-outline5" style:display-name="Master1-Layout18-cust-3_Titel-und-3-Inhalte-outline5" style:family="presentation" style:parent-style-name="Master1-Layout18-cust-3_5f_Titel-und-3-Inhalte-outline4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6" style:display-name="Master1-Layout18-cust-3_Titel-und-3-Inhalte-outline6" style:family="presentation" style:parent-style-name="Master1-Layout18-cust-3_5f_Titel-und-3-Inhalte-outline5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7" style:display-name="Master1-Layout18-cust-3_Titel-und-3-Inhalte-outline7" style:family="presentation" style:parent-style-name="Master1-Layout18-cust-3_5f_Titel-und-3-Inhalte-outline6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8" style:display-name="Master1-Layout18-cust-3_Titel-und-3-Inhalte-outline8" style:family="presentation" style:parent-style-name="Master1-Layout18-cust-3_5f_Titel-und-3-Inhalte-outline7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outline9" style:display-name="Master1-Layout18-cust-3_Titel-und-3-Inhalte-outline9" style:family="presentation" style:parent-style-name="Master1-Layout18-cust-3_5f_Titel-und-3-Inhalte-outline8">
      <style:paragraph-properties fo:margin-top="0.1cm" fo:margin-bottom="0cm"/>
      <style:text-properties fo:font-size="20pt" style:font-size-asian="20pt" style:font-size-complex="20pt"/>
    </style:style>
    <style:style style:name="Master1-Layout18-cust-3_5f_Titel-und-3-Inhalte-subtitle" style:display-name="Master1-Layout18-cust-3_Titel-und-3-Inhalte-subtitle" style:family="presentation">
      <style:graphic-properties draw:stroke="none" draw:fill="none" draw:textarea-vertical-align="middle">
        <text:list-style style:name="Master1-Layout18-cust-3_5f_Titel-und-3-Inhalte-subtitle" style:display-name="Master1-Layout18-cust-3_Titel-und-3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8-cust-3_5f_Titel-und-3-Inhalte-title" style:display-name="Master1-Layout18-cust-3_Titel-und-3-Inhalte-title" style:family="presentation">
      <style:graphic-properties draw:stroke="none" draw:fill="none" draw:textarea-vertical-align="middle">
        <text:list-style style:name="Master1-Layout18-cust-3_5f_Titel-und-3-Inhalte-title" style:display-name="Master1-Layout18-cust-3_Titel-und-3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background" style:display-name="Master1-Layout19-cust-4_Titel-und-4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9-cust-4_5f_Titel-und-4-Inhalte-backgroundobjects" style:display-name="Master1-Layout19-cust-4_Titel-und-4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9-cust-4_5f_Titel-und-4-Inhalte-notes" style:display-name="Master1-Layout19-cust-4_Titel-und-4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outline1" style:display-name="Master1-Layout19-cust-4_Titel-und-4-Inhalte-outline1" style:family="presentation">
      <style:graphic-properties draw:stroke="none" draw:fill="none" draw:auto-grow-height="false" draw:fit-to-size="false" style:shrink-to-fit="true">
        <text:list-style style:name="Master1-Layout19-cust-4_5f_Titel-und-4-Inhalte-outline1" style:display-name="Master1-Layout19-cust-4_Titel-und-4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outline2" style:display-name="Master1-Layout19-cust-4_Titel-und-4-Inhalte-outline2" style:family="presentation" style:parent-style-name="Master1-Layout19-cust-4_5f_Titel-und-4-Inhalte-outline1">
      <style:paragraph-properties fo:margin-top="0.4cm" fo:margin-bottom="0cm"/>
      <style:text-properties fo:font-size="28pt" style:font-size-asian="28pt" style:font-size-complex="28pt"/>
    </style:style>
    <style:style style:name="Master1-Layout19-cust-4_5f_Titel-und-4-Inhalte-outline3" style:display-name="Master1-Layout19-cust-4_Titel-und-4-Inhalte-outline3" style:family="presentation" style:parent-style-name="Master1-Layout19-cust-4_5f_Titel-und-4-Inhalte-outline2">
      <style:paragraph-properties fo:margin-top="0.3cm" fo:margin-bottom="0cm"/>
      <style:text-properties fo:font-size="24pt" style:font-size-asian="24pt" style:font-size-complex="24pt"/>
    </style:style>
    <style:style style:name="Master1-Layout19-cust-4_5f_Titel-und-4-Inhalte-outline4" style:display-name="Master1-Layout19-cust-4_Titel-und-4-Inhalte-outline4" style:family="presentation" style:parent-style-name="Master1-Layout19-cust-4_5f_Titel-und-4-Inhalte-outline3">
      <style:paragraph-properties fo:margin-top="0.2cm" fo:margin-bottom="0cm"/>
      <style:text-properties fo:font-size="20pt" style:font-size-asian="20pt" style:font-size-complex="20pt"/>
    </style:style>
    <style:style style:name="Master1-Layout19-cust-4_5f_Titel-und-4-Inhalte-outline5" style:display-name="Master1-Layout19-cust-4_Titel-und-4-Inhalte-outline5" style:family="presentation" style:parent-style-name="Master1-Layout19-cust-4_5f_Titel-und-4-Inhalte-outline4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6" style:display-name="Master1-Layout19-cust-4_Titel-und-4-Inhalte-outline6" style:family="presentation" style:parent-style-name="Master1-Layout19-cust-4_5f_Titel-und-4-Inhalte-outline5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7" style:display-name="Master1-Layout19-cust-4_Titel-und-4-Inhalte-outline7" style:family="presentation" style:parent-style-name="Master1-Layout19-cust-4_5f_Titel-und-4-Inhalte-outline6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8" style:display-name="Master1-Layout19-cust-4_Titel-und-4-Inhalte-outline8" style:family="presentation" style:parent-style-name="Master1-Layout19-cust-4_5f_Titel-und-4-Inhalte-outline7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outline9" style:display-name="Master1-Layout19-cust-4_Titel-und-4-Inhalte-outline9" style:family="presentation" style:parent-style-name="Master1-Layout19-cust-4_5f_Titel-und-4-Inhalte-outline8">
      <style:paragraph-properties fo:margin-top="0.1cm" fo:margin-bottom="0cm"/>
      <style:text-properties fo:font-size="20pt" style:font-size-asian="20pt" style:font-size-complex="20pt"/>
    </style:style>
    <style:style style:name="Master1-Layout19-cust-4_5f_Titel-und-4-Inhalte-subtitle" style:display-name="Master1-Layout19-cust-4_Titel-und-4-Inhalte-subtitle" style:family="presentation">
      <style:graphic-properties draw:stroke="none" draw:fill="none" draw:textarea-vertical-align="middle">
        <text:list-style style:name="Master1-Layout19-cust-4_5f_Titel-und-4-Inhalte-subtitle" style:display-name="Master1-Layout19-cust-4_Titel-und-4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9-cust-4_5f_Titel-und-4-Inhalte-title" style:display-name="Master1-Layout19-cust-4_Titel-und-4-Inhalte-title" style:family="presentation">
      <style:graphic-properties draw:stroke="none" draw:fill="none" draw:textarea-vertical-align="middle">
        <text:list-style style:name="Master1-Layout19-cust-4_5f_Titel-und-4-Inhalte-title" style:display-name="Master1-Layout19-cust-4_Titel-und-4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background" style:display-name="Master1-Layout20-cust-5_2-Titel-und-2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0-cust-5_5f_2-Titel-und-2-Inhalte-backgroundobjects" style:display-name="Master1-Layout20-cust-5_2-Titel-und-2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0-cust-5_5f_2-Titel-und-2-Inhalte-notes" style:display-name="Master1-Layout20-cust-5_2-Titel-und-2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outline1" style:display-name="Master1-Layout20-cust-5_2-Titel-und-2-Inhalte-outline1" style:family="presentation">
      <style:graphic-properties draw:stroke="none" draw:fill="none" draw:auto-grow-height="false" draw:fit-to-size="false" style:shrink-to-fit="true">
        <text:list-style style:name="Master1-Layout20-cust-5_5f_2-Titel-und-2-Inhalte-outline1" style:display-name="Master1-Layout20-cust-5_2-Titel-und-2-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outline2" style:display-name="Master1-Layout20-cust-5_2-Titel-und-2-Inhalte-outline2" style:family="presentation" style:parent-style-name="Master1-Layout20-cust-5_5f_2-Titel-und-2-Inhalte-outline1">
      <style:paragraph-properties fo:margin-top="0.4cm" fo:margin-bottom="0cm"/>
      <style:text-properties fo:font-size="28pt" style:font-size-asian="28pt" style:font-size-complex="28pt"/>
    </style:style>
    <style:style style:name="Master1-Layout20-cust-5_5f_2-Titel-und-2-Inhalte-outline3" style:display-name="Master1-Layout20-cust-5_2-Titel-und-2-Inhalte-outline3" style:family="presentation" style:parent-style-name="Master1-Layout20-cust-5_5f_2-Titel-und-2-Inhalte-outline2">
      <style:paragraph-properties fo:margin-top="0.3cm" fo:margin-bottom="0cm"/>
      <style:text-properties fo:font-size="24pt" style:font-size-asian="24pt" style:font-size-complex="24pt"/>
    </style:style>
    <style:style style:name="Master1-Layout20-cust-5_5f_2-Titel-und-2-Inhalte-outline4" style:display-name="Master1-Layout20-cust-5_2-Titel-und-2-Inhalte-outline4" style:family="presentation" style:parent-style-name="Master1-Layout20-cust-5_5f_2-Titel-und-2-Inhalte-outline3">
      <style:paragraph-properties fo:margin-top="0.2cm" fo:margin-bottom="0cm"/>
      <style:text-properties fo:font-size="20pt" style:font-size-asian="20pt" style:font-size-complex="20pt"/>
    </style:style>
    <style:style style:name="Master1-Layout20-cust-5_5f_2-Titel-und-2-Inhalte-outline5" style:display-name="Master1-Layout20-cust-5_2-Titel-und-2-Inhalte-outline5" style:family="presentation" style:parent-style-name="Master1-Layout20-cust-5_5f_2-Titel-und-2-Inhalte-outline4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6" style:display-name="Master1-Layout20-cust-5_2-Titel-und-2-Inhalte-outline6" style:family="presentation" style:parent-style-name="Master1-Layout20-cust-5_5f_2-Titel-und-2-Inhalte-outline5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7" style:display-name="Master1-Layout20-cust-5_2-Titel-und-2-Inhalte-outline7" style:family="presentation" style:parent-style-name="Master1-Layout20-cust-5_5f_2-Titel-und-2-Inhalte-outline6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8" style:display-name="Master1-Layout20-cust-5_2-Titel-und-2-Inhalte-outline8" style:family="presentation" style:parent-style-name="Master1-Layout20-cust-5_5f_2-Titel-und-2-Inhalte-outline7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outline9" style:display-name="Master1-Layout20-cust-5_2-Titel-und-2-Inhalte-outline9" style:family="presentation" style:parent-style-name="Master1-Layout20-cust-5_5f_2-Titel-und-2-Inhalte-outline8">
      <style:paragraph-properties fo:margin-top="0.1cm" fo:margin-bottom="0cm"/>
      <style:text-properties fo:font-size="20pt" style:font-size-asian="20pt" style:font-size-complex="20pt"/>
    </style:style>
    <style:style style:name="Master1-Layout20-cust-5_5f_2-Titel-und-2-Inhalte-subtitle" style:display-name="Master1-Layout20-cust-5_2-Titel-und-2-Inhalte-subtitle" style:family="presentation">
      <style:graphic-properties draw:stroke="none" draw:fill="none" draw:textarea-vertical-align="middle">
        <text:list-style style:name="Master1-Layout20-cust-5_5f_2-Titel-und-2-Inhalte-subtitle" style:display-name="Master1-Layout20-cust-5_2-Titel-und-2-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0-cust-5_5f_2-Titel-und-2-Inhalte-title" style:display-name="Master1-Layout20-cust-5_2-Titel-und-2-Inhalte-title" style:family="presentation">
      <style:graphic-properties draw:stroke="none" draw:fill="none" draw:textarea-vertical-align="middle">
        <text:list-style style:name="Master1-Layout20-cust-5_5f_2-Titel-und-2-Inhalte-title" style:display-name="Master1-Layout20-cust-5_2-Titel-und-2-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background" style:display-name="Master1-Layout21-cust-6_Titel-und-18-Bil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1-cust-6_5f_Titel-und-18-Bilder-backgroundobjects" style:display-name="Master1-Layout21-cust-6_Titel-und-18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1-cust-6_5f_Titel-und-18-Bilder-notes" style:display-name="Master1-Layout21-cust-6_Titel-und-18-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outline1" style:display-name="Master1-Layout21-cust-6_Titel-und-18-Bilder-outline1" style:family="presentation">
      <style:graphic-properties draw:stroke="none" draw:fill="none" draw:auto-grow-height="false" draw:fit-to-size="false" style:shrink-to-fit="true">
        <text:list-style style:name="Master1-Layout21-cust-6_5f_Titel-und-18-Bilder-outline1" style:display-name="Master1-Layout21-cust-6_Titel-und-18-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outline2" style:display-name="Master1-Layout21-cust-6_Titel-und-18-Bilder-outline2" style:family="presentation" style:parent-style-name="Master1-Layout21-cust-6_5f_Titel-und-18-Bilder-outline1">
      <style:paragraph-properties fo:margin-top="0.4cm" fo:margin-bottom="0cm"/>
      <style:text-properties fo:font-size="28pt" style:font-size-asian="28pt" style:font-size-complex="28pt"/>
    </style:style>
    <style:style style:name="Master1-Layout21-cust-6_5f_Titel-und-18-Bilder-outline3" style:display-name="Master1-Layout21-cust-6_Titel-und-18-Bilder-outline3" style:family="presentation" style:parent-style-name="Master1-Layout21-cust-6_5f_Titel-und-18-Bilder-outline2">
      <style:paragraph-properties fo:margin-top="0.3cm" fo:margin-bottom="0cm"/>
      <style:text-properties fo:font-size="24pt" style:font-size-asian="24pt" style:font-size-complex="24pt"/>
    </style:style>
    <style:style style:name="Master1-Layout21-cust-6_5f_Titel-und-18-Bilder-outline4" style:display-name="Master1-Layout21-cust-6_Titel-und-18-Bilder-outline4" style:family="presentation" style:parent-style-name="Master1-Layout21-cust-6_5f_Titel-und-18-Bilder-outline3">
      <style:paragraph-properties fo:margin-top="0.2cm" fo:margin-bottom="0cm"/>
      <style:text-properties fo:font-size="20pt" style:font-size-asian="20pt" style:font-size-complex="20pt"/>
    </style:style>
    <style:style style:name="Master1-Layout21-cust-6_5f_Titel-und-18-Bilder-outline5" style:display-name="Master1-Layout21-cust-6_Titel-und-18-Bilder-outline5" style:family="presentation" style:parent-style-name="Master1-Layout21-cust-6_5f_Titel-und-18-Bilder-outline4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6" style:display-name="Master1-Layout21-cust-6_Titel-und-18-Bilder-outline6" style:family="presentation" style:parent-style-name="Master1-Layout21-cust-6_5f_Titel-und-18-Bilder-outline5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7" style:display-name="Master1-Layout21-cust-6_Titel-und-18-Bilder-outline7" style:family="presentation" style:parent-style-name="Master1-Layout21-cust-6_5f_Titel-und-18-Bilder-outline6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8" style:display-name="Master1-Layout21-cust-6_Titel-und-18-Bilder-outline8" style:family="presentation" style:parent-style-name="Master1-Layout21-cust-6_5f_Titel-und-18-Bilder-outline7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outline9" style:display-name="Master1-Layout21-cust-6_Titel-und-18-Bilder-outline9" style:family="presentation" style:parent-style-name="Master1-Layout21-cust-6_5f_Titel-und-18-Bilder-outline8">
      <style:paragraph-properties fo:margin-top="0.1cm" fo:margin-bottom="0cm"/>
      <style:text-properties fo:font-size="20pt" style:font-size-asian="20pt" style:font-size-complex="20pt"/>
    </style:style>
    <style:style style:name="Master1-Layout21-cust-6_5f_Titel-und-18-Bilder-subtitle" style:display-name="Master1-Layout21-cust-6_Titel-und-18-Bilder-subtitle" style:family="presentation">
      <style:graphic-properties draw:stroke="none" draw:fill="none" draw:textarea-vertical-align="middle">
        <text:list-style style:name="Master1-Layout21-cust-6_5f_Titel-und-18-Bilder-subtitle" style:display-name="Master1-Layout21-cust-6_Titel-und-18-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1-cust-6_5f_Titel-und-18-Bilder-title" style:display-name="Master1-Layout21-cust-6_Titel-und-18-Bilder-title" style:family="presentation">
      <style:graphic-properties draw:stroke="none" draw:fill="none" draw:textarea-vertical-align="middle">
        <text:list-style style:name="Master1-Layout21-cust-6_5f_Titel-und-18-Bilder-title" style:display-name="Master1-Layout21-cust-6_Titel-und-18-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background" style:display-name="Master1-Layout22-cust-6_Titel-und-8-Bil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2-cust-6_5f_Titel-und-8-Bilder-backgroundobjects" style:display-name="Master1-Layout22-cust-6_Titel-und-8-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2-cust-6_5f_Titel-und-8-Bilder-notes" style:display-name="Master1-Layout22-cust-6_Titel-und-8-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outline1" style:display-name="Master1-Layout22-cust-6_Titel-und-8-Bilder-outline1" style:family="presentation">
      <style:graphic-properties draw:stroke="none" draw:fill="none" draw:auto-grow-height="false" draw:fit-to-size="false" style:shrink-to-fit="true">
        <text:list-style style:name="Master1-Layout22-cust-6_5f_Titel-und-8-Bilder-outline1" style:display-name="Master1-Layout22-cust-6_Titel-und-8-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outline2" style:display-name="Master1-Layout22-cust-6_Titel-und-8-Bilder-outline2" style:family="presentation" style:parent-style-name="Master1-Layout22-cust-6_5f_Titel-und-8-Bilder-outline1">
      <style:paragraph-properties fo:margin-top="0.4cm" fo:margin-bottom="0cm"/>
      <style:text-properties fo:font-size="28pt" style:font-size-asian="28pt" style:font-size-complex="28pt"/>
    </style:style>
    <style:style style:name="Master1-Layout22-cust-6_5f_Titel-und-8-Bilder-outline3" style:display-name="Master1-Layout22-cust-6_Titel-und-8-Bilder-outline3" style:family="presentation" style:parent-style-name="Master1-Layout22-cust-6_5f_Titel-und-8-Bilder-outline2">
      <style:paragraph-properties fo:margin-top="0.3cm" fo:margin-bottom="0cm"/>
      <style:text-properties fo:font-size="24pt" style:font-size-asian="24pt" style:font-size-complex="24pt"/>
    </style:style>
    <style:style style:name="Master1-Layout22-cust-6_5f_Titel-und-8-Bilder-outline4" style:display-name="Master1-Layout22-cust-6_Titel-und-8-Bilder-outline4" style:family="presentation" style:parent-style-name="Master1-Layout22-cust-6_5f_Titel-und-8-Bilder-outline3">
      <style:paragraph-properties fo:margin-top="0.2cm" fo:margin-bottom="0cm"/>
      <style:text-properties fo:font-size="20pt" style:font-size-asian="20pt" style:font-size-complex="20pt"/>
    </style:style>
    <style:style style:name="Master1-Layout22-cust-6_5f_Titel-und-8-Bilder-outline5" style:display-name="Master1-Layout22-cust-6_Titel-und-8-Bilder-outline5" style:family="presentation" style:parent-style-name="Master1-Layout22-cust-6_5f_Titel-und-8-Bilder-outline4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6" style:display-name="Master1-Layout22-cust-6_Titel-und-8-Bilder-outline6" style:family="presentation" style:parent-style-name="Master1-Layout22-cust-6_5f_Titel-und-8-Bilder-outline5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7" style:display-name="Master1-Layout22-cust-6_Titel-und-8-Bilder-outline7" style:family="presentation" style:parent-style-name="Master1-Layout22-cust-6_5f_Titel-und-8-Bilder-outline6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8" style:display-name="Master1-Layout22-cust-6_Titel-und-8-Bilder-outline8" style:family="presentation" style:parent-style-name="Master1-Layout22-cust-6_5f_Titel-und-8-Bilder-outline7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outline9" style:display-name="Master1-Layout22-cust-6_Titel-und-8-Bilder-outline9" style:family="presentation" style:parent-style-name="Master1-Layout22-cust-6_5f_Titel-und-8-Bilder-outline8">
      <style:paragraph-properties fo:margin-top="0.1cm" fo:margin-bottom="0cm"/>
      <style:text-properties fo:font-size="20pt" style:font-size-asian="20pt" style:font-size-complex="20pt"/>
    </style:style>
    <style:style style:name="Master1-Layout22-cust-6_5f_Titel-und-8-Bilder-subtitle" style:display-name="Master1-Layout22-cust-6_Titel-und-8-Bilder-subtitle" style:family="presentation">
      <style:graphic-properties draw:stroke="none" draw:fill="none" draw:textarea-vertical-align="middle">
        <text:list-style style:name="Master1-Layout22-cust-6_5f_Titel-und-8-Bilder-subtitle" style:display-name="Master1-Layout22-cust-6_Titel-und-8-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2-cust-6_5f_Titel-und-8-Bilder-title" style:display-name="Master1-Layout22-cust-6_Titel-und-8-Bilder-title" style:family="presentation">
      <style:graphic-properties draw:stroke="none" draw:fill="none" draw:textarea-vertical-align="middle">
        <text:list-style style:name="Master1-Layout22-cust-6_5f_Titel-und-8-Bilder-title" style:display-name="Master1-Layout22-cust-6_Titel-und-8-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background" style:display-name="Master1-Layout23-cust-6_Titel-und-6-Bilder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3-cust-6_5f_Titel-und-6-Bilder_5f_-backgroundobjects" style:display-name="Master1-Layout23-cust-6_Titel-und-6-Bil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3-cust-6_5f_Titel-und-6-Bilder_5f_-notes" style:display-name="Master1-Layout23-cust-6_Titel-und-6-Bil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outline1" style:display-name="Master1-Layout23-cust-6_Titel-und-6-Bilder_-outline1" style:family="presentation">
      <style:graphic-properties draw:stroke="none" draw:fill="none" draw:auto-grow-height="false" draw:fit-to-size="false" style:shrink-to-fit="true">
        <text:list-style style:name="Master1-Layout23-cust-6_5f_Titel-und-6-Bilder_5f_-outline1" style:display-name="Master1-Layout23-cust-6_Titel-und-6-Bilder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outline2" style:display-name="Master1-Layout23-cust-6_Titel-und-6-Bilder_-outline2" style:family="presentation" style:parent-style-name="Master1-Layout23-cust-6_5f_Titel-und-6-Bilder_5f_-outline1">
      <style:paragraph-properties fo:margin-top="0.4cm" fo:margin-bottom="0cm"/>
      <style:text-properties fo:font-size="28pt" style:font-size-asian="28pt" style:font-size-complex="28pt"/>
    </style:style>
    <style:style style:name="Master1-Layout23-cust-6_5f_Titel-und-6-Bilder_5f_-outline3" style:display-name="Master1-Layout23-cust-6_Titel-und-6-Bilder_-outline3" style:family="presentation" style:parent-style-name="Master1-Layout23-cust-6_5f_Titel-und-6-Bilder_5f_-outline2">
      <style:paragraph-properties fo:margin-top="0.3cm" fo:margin-bottom="0cm"/>
      <style:text-properties fo:font-size="24pt" style:font-size-asian="24pt" style:font-size-complex="24pt"/>
    </style:style>
    <style:style style:name="Master1-Layout23-cust-6_5f_Titel-und-6-Bilder_5f_-outline4" style:display-name="Master1-Layout23-cust-6_Titel-und-6-Bilder_-outline4" style:family="presentation" style:parent-style-name="Master1-Layout23-cust-6_5f_Titel-und-6-Bilder_5f_-outline3">
      <style:paragraph-properties fo:margin-top="0.2cm" fo:margin-bottom="0cm"/>
      <style:text-properties fo:font-size="20pt" style:font-size-asian="20pt" style:font-size-complex="20pt"/>
    </style:style>
    <style:style style:name="Master1-Layout23-cust-6_5f_Titel-und-6-Bilder_5f_-outline5" style:display-name="Master1-Layout23-cust-6_Titel-und-6-Bilder_-outline5" style:family="presentation" style:parent-style-name="Master1-Layout23-cust-6_5f_Titel-und-6-Bilder_5f_-outline4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6" style:display-name="Master1-Layout23-cust-6_Titel-und-6-Bilder_-outline6" style:family="presentation" style:parent-style-name="Master1-Layout23-cust-6_5f_Titel-und-6-Bilder_5f_-outline5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7" style:display-name="Master1-Layout23-cust-6_Titel-und-6-Bilder_-outline7" style:family="presentation" style:parent-style-name="Master1-Layout23-cust-6_5f_Titel-und-6-Bilder_5f_-outline6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8" style:display-name="Master1-Layout23-cust-6_Titel-und-6-Bilder_-outline8" style:family="presentation" style:parent-style-name="Master1-Layout23-cust-6_5f_Titel-und-6-Bilder_5f_-outline7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outline9" style:display-name="Master1-Layout23-cust-6_Titel-und-6-Bilder_-outline9" style:family="presentation" style:parent-style-name="Master1-Layout23-cust-6_5f_Titel-und-6-Bilder_5f_-outline8">
      <style:paragraph-properties fo:margin-top="0.1cm" fo:margin-bottom="0cm"/>
      <style:text-properties fo:font-size="20pt" style:font-size-asian="20pt" style:font-size-complex="20pt"/>
    </style:style>
    <style:style style:name="Master1-Layout23-cust-6_5f_Titel-und-6-Bilder_5f_-subtitle" style:display-name="Master1-Layout23-cust-6_Titel-und-6-Bilder_-subtitle" style:family="presentation">
      <style:graphic-properties draw:stroke="none" draw:fill="none" draw:textarea-vertical-align="middle">
        <text:list-style style:name="Master1-Layout23-cust-6_5f_Titel-und-6-Bilder_5f_-subtitle" style:display-name="Master1-Layout23-cust-6_Titel-und-6-Bilder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3-cust-6_5f_Titel-und-6-Bilder_5f_-title" style:display-name="Master1-Layout23-cust-6_Titel-und-6-Bilder_-title" style:family="presentation">
      <style:graphic-properties draw:stroke="none" draw:fill="none" draw:textarea-vertical-align="middle">
        <text:list-style style:name="Master1-Layout23-cust-6_5f_Titel-und-6-Bilder_5f_-title" style:display-name="Master1-Layout23-cust-6_Titel-und-6-Bilder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background" style:display-name="Master1-Layout24-cust-2_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4-cust-2_5f_Nur-Titel-backgroundobjects" style:display-name="Master1-Layout24-cust-2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4-cust-2_5f_Nur-Titel-notes" style:display-name="Master1-Layout24-cust-2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outline1" style:display-name="Master1-Layout24-cust-2_Nur-Titel-outline1" style:family="presentation">
      <style:graphic-properties draw:stroke="none" draw:fill="none" draw:auto-grow-height="false" draw:fit-to-size="false" style:shrink-to-fit="true">
        <text:list-style style:name="Master1-Layout24-cust-2_5f_Nur-Titel-outline1" style:display-name="Master1-Layout24-cust-2_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outline2" style:display-name="Master1-Layout24-cust-2_Nur-Titel-outline2" style:family="presentation" style:parent-style-name="Master1-Layout24-cust-2_5f_Nur-Titel-outline1">
      <style:paragraph-properties fo:margin-top="0.4cm" fo:margin-bottom="0cm"/>
      <style:text-properties fo:font-size="28pt" style:font-size-asian="28pt" style:font-size-complex="28pt"/>
    </style:style>
    <style:style style:name="Master1-Layout24-cust-2_5f_Nur-Titel-outline3" style:display-name="Master1-Layout24-cust-2_Nur-Titel-outline3" style:family="presentation" style:parent-style-name="Master1-Layout24-cust-2_5f_Nur-Titel-outline2">
      <style:paragraph-properties fo:margin-top="0.3cm" fo:margin-bottom="0cm"/>
      <style:text-properties fo:font-size="24pt" style:font-size-asian="24pt" style:font-size-complex="24pt"/>
    </style:style>
    <style:style style:name="Master1-Layout24-cust-2_5f_Nur-Titel-outline4" style:display-name="Master1-Layout24-cust-2_Nur-Titel-outline4" style:family="presentation" style:parent-style-name="Master1-Layout24-cust-2_5f_Nur-Titel-outline3">
      <style:paragraph-properties fo:margin-top="0.2cm" fo:margin-bottom="0cm"/>
      <style:text-properties fo:font-size="20pt" style:font-size-asian="20pt" style:font-size-complex="20pt"/>
    </style:style>
    <style:style style:name="Master1-Layout24-cust-2_5f_Nur-Titel-outline5" style:display-name="Master1-Layout24-cust-2_Nur-Titel-outline5" style:family="presentation" style:parent-style-name="Master1-Layout24-cust-2_5f_Nur-Titel-outline4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6" style:display-name="Master1-Layout24-cust-2_Nur-Titel-outline6" style:family="presentation" style:parent-style-name="Master1-Layout24-cust-2_5f_Nur-Titel-outline5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7" style:display-name="Master1-Layout24-cust-2_Nur-Titel-outline7" style:family="presentation" style:parent-style-name="Master1-Layout24-cust-2_5f_Nur-Titel-outline6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8" style:display-name="Master1-Layout24-cust-2_Nur-Titel-outline8" style:family="presentation" style:parent-style-name="Master1-Layout24-cust-2_5f_Nur-Titel-outline7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outline9" style:display-name="Master1-Layout24-cust-2_Nur-Titel-outline9" style:family="presentation" style:parent-style-name="Master1-Layout24-cust-2_5f_Nur-Titel-outline8">
      <style:paragraph-properties fo:margin-top="0.1cm" fo:margin-bottom="0cm"/>
      <style:text-properties fo:font-size="20pt" style:font-size-asian="20pt" style:font-size-complex="20pt"/>
    </style:style>
    <style:style style:name="Master1-Layout24-cust-2_5f_Nur-Titel-subtitle" style:display-name="Master1-Layout24-cust-2_Nur-Titel-subtitle" style:family="presentation">
      <style:graphic-properties draw:stroke="none" draw:fill="none" draw:textarea-vertical-align="middle">
        <text:list-style style:name="Master1-Layout24-cust-2_5f_Nur-Titel-subtitle" style:display-name="Master1-Layout24-cust-2_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4-cust-2_5f_Nur-Titel-title" style:display-name="Master1-Layout24-cust-2_Nur-Titel-title" style:family="presentation">
      <style:graphic-properties draw:stroke="none" draw:fill="none" draw:textarea-vertical-align="middle">
        <text:list-style style:name="Master1-Layout24-cust-2_5f_Nur-Titel-title" style:display-name="Master1-Layout24-cust-2_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background" style:display-name="Master1-Layout25-cust-1_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5-cust-1_5f_Nur-Titel-backgroundobjects" style:display-name="Master1-Layout25-cust-1_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5-cust-1_5f_Nur-Titel-notes" style:display-name="Master1-Layout25-cust-1_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outline1" style:display-name="Master1-Layout25-cust-1_Nur-Titel-outline1" style:family="presentation">
      <style:graphic-properties draw:stroke="none" draw:fill="none" draw:auto-grow-height="false" draw:fit-to-size="false" style:shrink-to-fit="true">
        <text:list-style style:name="Master1-Layout25-cust-1_5f_Nur-Titel-outline1" style:display-name="Master1-Layout25-cust-1_Nur-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outline2" style:display-name="Master1-Layout25-cust-1_Nur-Titel-outline2" style:family="presentation" style:parent-style-name="Master1-Layout25-cust-1_5f_Nur-Titel-outline1">
      <style:paragraph-properties fo:margin-top="0.4cm" fo:margin-bottom="0cm"/>
      <style:text-properties fo:font-size="28pt" style:font-size-asian="28pt" style:font-size-complex="28pt"/>
    </style:style>
    <style:style style:name="Master1-Layout25-cust-1_5f_Nur-Titel-outline3" style:display-name="Master1-Layout25-cust-1_Nur-Titel-outline3" style:family="presentation" style:parent-style-name="Master1-Layout25-cust-1_5f_Nur-Titel-outline2">
      <style:paragraph-properties fo:margin-top="0.3cm" fo:margin-bottom="0cm"/>
      <style:text-properties fo:font-size="24pt" style:font-size-asian="24pt" style:font-size-complex="24pt"/>
    </style:style>
    <style:style style:name="Master1-Layout25-cust-1_5f_Nur-Titel-outline4" style:display-name="Master1-Layout25-cust-1_Nur-Titel-outline4" style:family="presentation" style:parent-style-name="Master1-Layout25-cust-1_5f_Nur-Titel-outline3">
      <style:paragraph-properties fo:margin-top="0.2cm" fo:margin-bottom="0cm"/>
      <style:text-properties fo:font-size="20pt" style:font-size-asian="20pt" style:font-size-complex="20pt"/>
    </style:style>
    <style:style style:name="Master1-Layout25-cust-1_5f_Nur-Titel-outline5" style:display-name="Master1-Layout25-cust-1_Nur-Titel-outline5" style:family="presentation" style:parent-style-name="Master1-Layout25-cust-1_5f_Nur-Titel-outline4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6" style:display-name="Master1-Layout25-cust-1_Nur-Titel-outline6" style:family="presentation" style:parent-style-name="Master1-Layout25-cust-1_5f_Nur-Titel-outline5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7" style:display-name="Master1-Layout25-cust-1_Nur-Titel-outline7" style:family="presentation" style:parent-style-name="Master1-Layout25-cust-1_5f_Nur-Titel-outline6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8" style:display-name="Master1-Layout25-cust-1_Nur-Titel-outline8" style:family="presentation" style:parent-style-name="Master1-Layout25-cust-1_5f_Nur-Titel-outline7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outline9" style:display-name="Master1-Layout25-cust-1_Nur-Titel-outline9" style:family="presentation" style:parent-style-name="Master1-Layout25-cust-1_5f_Nur-Titel-outline8">
      <style:paragraph-properties fo:margin-top="0.1cm" fo:margin-bottom="0cm"/>
      <style:text-properties fo:font-size="20pt" style:font-size-asian="20pt" style:font-size-complex="20pt"/>
    </style:style>
    <style:style style:name="Master1-Layout25-cust-1_5f_Nur-Titel-subtitle" style:display-name="Master1-Layout25-cust-1_Nur-Titel-subtitle" style:family="presentation">
      <style:graphic-properties draw:stroke="none" draw:fill="none" draw:textarea-vertical-align="middle">
        <text:list-style style:name="Master1-Layout25-cust-1_5f_Nur-Titel-subtitle" style:display-name="Master1-Layout25-cust-1_Nur-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5-cust-1_5f_Nur-Titel-title" style:display-name="Master1-Layout25-cust-1_Nur-Titel-title" style:family="presentation">
      <style:graphic-properties draw:stroke="none" draw:fill="none" draw:textarea-vertical-align="middle">
        <text:list-style style:name="Master1-Layout25-cust-1_5f_Nur-Titel-title" style:display-name="Master1-Layout25-cust-1_Nur-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6-cust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6-cust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6-cust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6-cust-Leer-outline1" style:family="presentation">
      <style:graphic-properties draw:stroke="none" draw:fill="none" draw:auto-grow-height="false" draw:fit-to-size="false" style:shrink-to-fit="true">
        <text:list-style style:name="Master1-Layout26-cust-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6-cust-Leer-outline2" style:family="presentation" style:parent-style-name="Master1-Layout26-cust-Leer-outline1">
      <style:paragraph-properties fo:margin-top="0.4cm" fo:margin-bottom="0cm"/>
      <style:text-properties fo:font-size="28pt" style:font-size-asian="28pt" style:font-size-complex="28pt"/>
    </style:style>
    <style:style style:name="Master1-Layout26-cust-Leer-outline3" style:family="presentation" style:parent-style-name="Master1-Layout26-cust-Leer-outline2">
      <style:paragraph-properties fo:margin-top="0.3cm" fo:margin-bottom="0cm"/>
      <style:text-properties fo:font-size="24pt" style:font-size-asian="24pt" style:font-size-complex="24pt"/>
    </style:style>
    <style:style style:name="Master1-Layout26-cust-Leer-outline4" style:family="presentation" style:parent-style-name="Master1-Layout26-cust-Leer-outline3">
      <style:paragraph-properties fo:margin-top="0.2cm" fo:margin-bottom="0cm"/>
      <style:text-properties fo:font-size="20pt" style:font-size-asian="20pt" style:font-size-complex="20pt"/>
    </style:style>
    <style:style style:name="Master1-Layout26-cust-Leer-outline5" style:family="presentation" style:parent-style-name="Master1-Layout26-cust-Leer-outline4">
      <style:paragraph-properties fo:margin-top="0.1cm" fo:margin-bottom="0cm"/>
      <style:text-properties fo:font-size="20pt" style:font-size-asian="20pt" style:font-size-complex="20pt"/>
    </style:style>
    <style:style style:name="Master1-Layout26-cust-Leer-outline6" style:family="presentation" style:parent-style-name="Master1-Layout26-cust-Leer-outline5">
      <style:paragraph-properties fo:margin-top="0.1cm" fo:margin-bottom="0cm"/>
      <style:text-properties fo:font-size="20pt" style:font-size-asian="20pt" style:font-size-complex="20pt"/>
    </style:style>
    <style:style style:name="Master1-Layout26-cust-Leer-outline7" style:family="presentation" style:parent-style-name="Master1-Layout26-cust-Leer-outline6">
      <style:paragraph-properties fo:margin-top="0.1cm" fo:margin-bottom="0cm"/>
      <style:text-properties fo:font-size="20pt" style:font-size-asian="20pt" style:font-size-complex="20pt"/>
    </style:style>
    <style:style style:name="Master1-Layout26-cust-Leer-outline8" style:family="presentation" style:parent-style-name="Master1-Layout26-cust-Leer-outline7">
      <style:paragraph-properties fo:margin-top="0.1cm" fo:margin-bottom="0cm"/>
      <style:text-properties fo:font-size="20pt" style:font-size-asian="20pt" style:font-size-complex="20pt"/>
    </style:style>
    <style:style style:name="Master1-Layout26-cust-Leer-outline9" style:family="presentation" style:parent-style-name="Master1-Layout26-cust-Leer-outline8">
      <style:paragraph-properties fo:margin-top="0.1cm" fo:margin-bottom="0cm"/>
      <style:text-properties fo:font-size="20pt" style:font-size-asian="20pt" style:font-size-complex="20pt"/>
    </style:style>
    <style:style style:name="Master1-Layout26-cust-Leer-subtitle" style:family="presentation">
      <style:graphic-properties draw:stroke="none" draw:fill="none" draw:textarea-vertical-align="middle">
        <text:list-style style:name="Master1-Layout26-cust-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6-cust-Leer-title" style:family="presentation">
      <style:graphic-properties draw:stroke="none" draw:fill="none" draw:textarea-vertical-align="middle">
        <text:list-style style:name="Master1-Layout26-cust-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7-cust-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7-cust-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outline1" style:family="presentation">
      <style:graphic-properties draw:stroke="none" draw:fill="none" draw:auto-grow-height="false" draw:fit-to-size="false" style:shrink-to-fit="true">
        <text:list-style style:name="Master1-Layout27-cust-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outline2" style:family="presentation" style:parent-style-name="Master1-Layout27-cust-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7-cust-Benutzerdefiniertes-Layout-outline3" style:family="presentation" style:parent-style-name="Master1-Layout27-cust-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7-cust-Benutzerdefiniertes-Layout-outline4" style:family="presentation" style:parent-style-name="Master1-Layout27-cust-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7-cust-Benutzerdefiniertes-Layout-outline5" style:family="presentation" style:parent-style-name="Master1-Layout27-cust-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6" style:family="presentation" style:parent-style-name="Master1-Layout27-cust-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7" style:family="presentation" style:parent-style-name="Master1-Layout27-cust-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8" style:family="presentation" style:parent-style-name="Master1-Layout27-cust-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outline9" style:family="presentation" style:parent-style-name="Master1-Layout27-cust-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7-cust-Benutzerdefiniertes-Layout-subtitle" style:family="presentation">
      <style:graphic-properties draw:stroke="none" draw:fill="none" draw:textarea-vertical-align="middle">
        <text:list-style style:name="Master1-Layout27-cust-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7-cust-Benutzerdefiniertes-Layout-title" style:family="presentation">
      <style:graphic-properties draw:stroke="none" draw:fill="none" draw:textarea-vertical-align="middle">
        <text:list-style style:name="Master1-Layout27-cust-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background" style:display-name="Master1-Layout28-cust-1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8-cust-1_5f_Benutzerdefiniertes-Layout-backgroundobjects" style:display-name="Master1-Layout28-cust-1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8-cust-1_5f_Benutzerdefiniertes-Layout-notes" style:display-name="Master1-Layout28-cust-1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outline1" style:display-name="Master1-Layout28-cust-1_Benutzerdefiniertes-Layout-outline1" style:family="presentation">
      <style:graphic-properties draw:stroke="none" draw:fill="none" draw:auto-grow-height="false" draw:fit-to-size="false" style:shrink-to-fit="true">
        <text:list-style style:name="Master1-Layout28-cust-1_5f_Benutzerdefiniertes-Layout-outline1" style:display-name="Master1-Layout28-cust-1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outline2" style:display-name="Master1-Layout28-cust-1_Benutzerdefiniertes-Layout-outline2" style:family="presentation" style:parent-style-name="Master1-Layout28-cust-1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8-cust-1_5f_Benutzerdefiniertes-Layout-outline3" style:display-name="Master1-Layout28-cust-1_Benutzerdefiniertes-Layout-outline3" style:family="presentation" style:parent-style-name="Master1-Layout28-cust-1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8-cust-1_5f_Benutzerdefiniertes-Layout-outline4" style:display-name="Master1-Layout28-cust-1_Benutzerdefiniertes-Layout-outline4" style:family="presentation" style:parent-style-name="Master1-Layout28-cust-1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8-cust-1_5f_Benutzerdefiniertes-Layout-outline5" style:display-name="Master1-Layout28-cust-1_Benutzerdefiniertes-Layout-outline5" style:family="presentation" style:parent-style-name="Master1-Layout28-cust-1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6" style:display-name="Master1-Layout28-cust-1_Benutzerdefiniertes-Layout-outline6" style:family="presentation" style:parent-style-name="Master1-Layout28-cust-1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7" style:display-name="Master1-Layout28-cust-1_Benutzerdefiniertes-Layout-outline7" style:family="presentation" style:parent-style-name="Master1-Layout28-cust-1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8" style:display-name="Master1-Layout28-cust-1_Benutzerdefiniertes-Layout-outline8" style:family="presentation" style:parent-style-name="Master1-Layout28-cust-1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outline9" style:display-name="Master1-Layout28-cust-1_Benutzerdefiniertes-Layout-outline9" style:family="presentation" style:parent-style-name="Master1-Layout28-cust-1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8-cust-1_5f_Benutzerdefiniertes-Layout-subtitle" style:display-name="Master1-Layout28-cust-1_Benutzerdefiniertes-Layout-subtitle" style:family="presentation">
      <style:graphic-properties draw:stroke="none" draw:fill="none" draw:textarea-vertical-align="middle">
        <text:list-style style:name="Master1-Layout28-cust-1_5f_Benutzerdefiniertes-Layout-subtitle" style:display-name="Master1-Layout28-cust-1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8-cust-1_5f_Benutzerdefiniertes-Layout-title" style:display-name="Master1-Layout28-cust-1_Benutzerdefiniertes-Layout-title" style:family="presentation">
      <style:graphic-properties draw:stroke="none" draw:fill="none" draw:textarea-vertical-align="middle">
        <text:list-style style:name="Master1-Layout28-cust-1_5f_Benutzerdefiniertes-Layout-title" style:display-name="Master1-Layout28-cust-1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background" style:display-name="Master1-Layout29-cust-2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9-cust-2_5f_Benutzerdefiniertes-Layout-backgroundobjects" style:display-name="Master1-Layout29-cust-2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9-cust-2_5f_Benutzerdefiniertes-Layout-notes" style:display-name="Master1-Layout29-cust-2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outline1" style:display-name="Master1-Layout29-cust-2_Benutzerdefiniertes-Layout-outline1" style:family="presentation">
      <style:graphic-properties draw:stroke="none" draw:fill="none" draw:auto-grow-height="false" draw:fit-to-size="false" style:shrink-to-fit="true">
        <text:list-style style:name="Master1-Layout29-cust-2_5f_Benutzerdefiniertes-Layout-outline1" style:display-name="Master1-Layout29-cust-2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outline2" style:display-name="Master1-Layout29-cust-2_Benutzerdefiniertes-Layout-outline2" style:family="presentation" style:parent-style-name="Master1-Layout29-cust-2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29-cust-2_5f_Benutzerdefiniertes-Layout-outline3" style:display-name="Master1-Layout29-cust-2_Benutzerdefiniertes-Layout-outline3" style:family="presentation" style:parent-style-name="Master1-Layout29-cust-2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29-cust-2_5f_Benutzerdefiniertes-Layout-outline4" style:display-name="Master1-Layout29-cust-2_Benutzerdefiniertes-Layout-outline4" style:family="presentation" style:parent-style-name="Master1-Layout29-cust-2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29-cust-2_5f_Benutzerdefiniertes-Layout-outline5" style:display-name="Master1-Layout29-cust-2_Benutzerdefiniertes-Layout-outline5" style:family="presentation" style:parent-style-name="Master1-Layout29-cust-2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6" style:display-name="Master1-Layout29-cust-2_Benutzerdefiniertes-Layout-outline6" style:family="presentation" style:parent-style-name="Master1-Layout29-cust-2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7" style:display-name="Master1-Layout29-cust-2_Benutzerdefiniertes-Layout-outline7" style:family="presentation" style:parent-style-name="Master1-Layout29-cust-2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8" style:display-name="Master1-Layout29-cust-2_Benutzerdefiniertes-Layout-outline8" style:family="presentation" style:parent-style-name="Master1-Layout29-cust-2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outline9" style:display-name="Master1-Layout29-cust-2_Benutzerdefiniertes-Layout-outline9" style:family="presentation" style:parent-style-name="Master1-Layout29-cust-2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29-cust-2_5f_Benutzerdefiniertes-Layout-subtitle" style:display-name="Master1-Layout29-cust-2_Benutzerdefiniertes-Layout-subtitle" style:family="presentation">
      <style:graphic-properties draw:stroke="none" draw:fill="none" draw:textarea-vertical-align="middle">
        <text:list-style style:name="Master1-Layout29-cust-2_5f_Benutzerdefiniertes-Layout-subtitle" style:display-name="Master1-Layout29-cust-2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9-cust-2_5f_Benutzerdefiniertes-Layout-title" style:display-name="Master1-Layout29-cust-2_Benutzerdefiniertes-Layout-title" style:family="presentation">
      <style:graphic-properties draw:stroke="none" draw:fill="none" draw:textarea-vertical-align="middle">
        <text:list-style style:name="Master1-Layout29-cust-2_5f_Benutzerdefiniertes-Layout-title" style:display-name="Master1-Layout29-cust-2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background" style:display-name="Master1-Layout30-cust-3_Benutzerdefiniertes-Layou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0-cust-3_5f_Benutzerdefiniertes-Layout-backgroundobjects" style:display-name="Master1-Layout30-cust-3_Benutzerdefiniertes-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0-cust-3_5f_Benutzerdefiniertes-Layout-notes" style:display-name="Master1-Layout30-cust-3_Benutzerdefiniertes-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outline1" style:display-name="Master1-Layout30-cust-3_Benutzerdefiniertes-Layout-outline1" style:family="presentation">
      <style:graphic-properties draw:stroke="none" draw:fill="none" draw:auto-grow-height="false" draw:fit-to-size="false" style:shrink-to-fit="true">
        <text:list-style style:name="Master1-Layout30-cust-3_5f_Benutzerdefiniertes-Layout-outline1" style:display-name="Master1-Layout30-cust-3_Benutzerdefiniertes-Layou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outline2" style:display-name="Master1-Layout30-cust-3_Benutzerdefiniertes-Layout-outline2" style:family="presentation" style:parent-style-name="Master1-Layout30-cust-3_5f_Benutzerdefiniertes-Layout-outline1">
      <style:paragraph-properties fo:margin-top="0.4cm" fo:margin-bottom="0cm"/>
      <style:text-properties fo:font-size="28pt" style:font-size-asian="28pt" style:font-size-complex="28pt"/>
    </style:style>
    <style:style style:name="Master1-Layout30-cust-3_5f_Benutzerdefiniertes-Layout-outline3" style:display-name="Master1-Layout30-cust-3_Benutzerdefiniertes-Layout-outline3" style:family="presentation" style:parent-style-name="Master1-Layout30-cust-3_5f_Benutzerdefiniertes-Layout-outline2">
      <style:paragraph-properties fo:margin-top="0.3cm" fo:margin-bottom="0cm"/>
      <style:text-properties fo:font-size="24pt" style:font-size-asian="24pt" style:font-size-complex="24pt"/>
    </style:style>
    <style:style style:name="Master1-Layout30-cust-3_5f_Benutzerdefiniertes-Layout-outline4" style:display-name="Master1-Layout30-cust-3_Benutzerdefiniertes-Layout-outline4" style:family="presentation" style:parent-style-name="Master1-Layout30-cust-3_5f_Benutzerdefiniertes-Layout-outline3">
      <style:paragraph-properties fo:margin-top="0.2cm" fo:margin-bottom="0cm"/>
      <style:text-properties fo:font-size="20pt" style:font-size-asian="20pt" style:font-size-complex="20pt"/>
    </style:style>
    <style:style style:name="Master1-Layout30-cust-3_5f_Benutzerdefiniertes-Layout-outline5" style:display-name="Master1-Layout30-cust-3_Benutzerdefiniertes-Layout-outline5" style:family="presentation" style:parent-style-name="Master1-Layout30-cust-3_5f_Benutzerdefiniertes-Layout-outline4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6" style:display-name="Master1-Layout30-cust-3_Benutzerdefiniertes-Layout-outline6" style:family="presentation" style:parent-style-name="Master1-Layout30-cust-3_5f_Benutzerdefiniertes-Layout-outline5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7" style:display-name="Master1-Layout30-cust-3_Benutzerdefiniertes-Layout-outline7" style:family="presentation" style:parent-style-name="Master1-Layout30-cust-3_5f_Benutzerdefiniertes-Layout-outline6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8" style:display-name="Master1-Layout30-cust-3_Benutzerdefiniertes-Layout-outline8" style:family="presentation" style:parent-style-name="Master1-Layout30-cust-3_5f_Benutzerdefiniertes-Layout-outline7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outline9" style:display-name="Master1-Layout30-cust-3_Benutzerdefiniertes-Layout-outline9" style:family="presentation" style:parent-style-name="Master1-Layout30-cust-3_5f_Benutzerdefiniertes-Layout-outline8">
      <style:paragraph-properties fo:margin-top="0.1cm" fo:margin-bottom="0cm"/>
      <style:text-properties fo:font-size="20pt" style:font-size-asian="20pt" style:font-size-complex="20pt"/>
    </style:style>
    <style:style style:name="Master1-Layout30-cust-3_5f_Benutzerdefiniertes-Layout-subtitle" style:display-name="Master1-Layout30-cust-3_Benutzerdefiniertes-Layout-subtitle" style:family="presentation">
      <style:graphic-properties draw:stroke="none" draw:fill="none" draw:textarea-vertical-align="middle">
        <text:list-style style:name="Master1-Layout30-cust-3_5f_Benutzerdefiniertes-Layout-subtitle" style:display-name="Master1-Layout30-cust-3_Benutzerdefiniertes-Layou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0-cust-3_5f_Benutzerdefiniertes-Layout-title" style:display-name="Master1-Layout30-cust-3_Benutzerdefiniertes-Layout-title" style:family="presentation">
      <style:graphic-properties draw:stroke="none" draw:fill="none" draw:textarea-vertical-align="middle">
        <text:list-style style:name="Master1-Layout30-cust-3_5f_Benutzerdefiniertes-Layout-title" style:display-name="Master1-Layout30-cust-3_Benutzerdefiniertes-Layou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026cm" fo:padding-top="0cm" fo:padding-bottom="0cm" fo:padding-left="0cm" fo:padding-right="0cm" fo:wrap-option="wrap" loext:decorative="false"/>
      <style:paragraph-properties style:writing-mode="lr-tb"/>
    </style:style>
    <style:style style:name="Mgr4" style:family="graphic" style:parent-style-name="standard">
      <style:graphic-properties draw:stroke="solid" svg:stroke-width="0.035cm" svg:stroke-color="#a6a6a6" svg:stroke-opacity="100%" draw:stroke-linejoin="miter" svg:stroke-linecap="butt" draw:fill="none" fo:padding-top="0.142cm" fo:padding-bottom="0.142cm" fo:padding-left="0.267cm" fo:padding-right="0.267cm" loext:decorative="false"/>
    </style:style>
    <style:style style:name="Mgr5" style:family="graphic" style:parent-style-name="Graphics">
      <style:graphic-properties draw:stroke="none" draw:fill="none" style:mirror="none" loext:decorative="false"/>
    </style:style>
    <style:style style:name="Mgr6" style:family="graphic" style:parent-style-name="standard">
      <style:graphic-properties draw:stroke="none" draw:fill="gradient" draw:fill-gradient-name="a95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7" style:family="graphic" style:parent-style-name="standard">
      <style:graphic-properties draw:stroke="none" draw:fill="solid" draw:fill-color="#00305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>
      <style:graphic-properties draw:stroke="none" draw:fill="gradient" draw:fill-gradient-name="a214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9" style:family="graphic" style:parent-style-name="standard">
      <style:graphic-properties draw:stroke="none" draw:fill="gradient" draw:fill-gradient-name="a527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0" style:family="graphic" style:parent-style-name="standard">
      <style:graphic-properties draw:stroke="none" draw:fill="gradient" draw:fill-gradient-name="a588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draw:fill="gradient" draw:fill-gradient-name="a649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2" style:family="graphic" style:parent-style-name="standard">
      <style:graphic-properties draw:stroke="none" draw:fill="solid" draw:fill-color="#65b32e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none" draw:fill="solid" draw:fill-color="#008244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4" style:family="graphic" style:parent-style-name="standard">
      <style:graphic-properties draw:stroke="none" draw:fill="solid" draw:fill-color="#00305d" draw:opacity="80%" draw:textarea-horizontal-align="center" draw:textarea-vertical-align="middle" draw:auto-grow-height="false" draw:auto-grow-width="false" fo:padding-top="0.127cm" fo:padding-bottom="0.127cm" fo:padding-left="0.254cm" fo:padding-right="0.254cm" fo:wrap-option="no-wrap" style:writing-mode="lr-tb" loext:decorative="false"/>
      <style:paragraph-properties style:writing-mode="lr-tb"/>
    </style:style>
    <style:style style:name="Mgr1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gr16" style:family="graphic" style:parent-style-name="standard">
      <style:graphic-properties draw:stroke="none" draw:fill="gradient" draw:fill-gradient-name="a199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draw:fill="gradient" draw:fill-gradient-name="a2058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8" style:family="graphic" style:parent-style-name="standard">
      <style:graphic-properties draw:stroke="none" draw:fill="gradient" draw:fill-gradient-name="a2123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Master1-TUD_5f_2018_5f_16zu9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TUD_5f_2018_5f_16zu9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TUD_5f_2018_5f_16zu9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TUD_5f_2018_5f_16zu9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TUD_5f_2018_5f_16zu9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4.703cm" fo:padding-top="0cm" fo:padding-bottom="0cm" fo:padding-left="0cm" fo:padding-right="0cm" fo:wrap-option="no-wrap" loext:decorative="false"/>
      <style:paragraph-properties style:writing-mode="lr-tb"/>
    </style:style>
    <style:style style:name="Mpr7" style:family="presentation" style:parent-style-name="Master1-Layout1-cust-1_5f_Titelfolie_5f_TUD_5f_weiß-blau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8" style:family="presentation" style:parent-style-name="Master1-Layout1-cust-1_5f_Titelfolie_5f_TUD_5f_weiß-blau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9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10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11" style:family="presentation" style:parent-style-name="Master1-Layout1-cust-1_5f_Titelfolie_5f_TUD_5f_weiß-blau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12" style:family="presentation" style:parent-style-name="Master1-Layout1-cust-1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1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1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4.703cm" fo:padding-top="0cm" fo:padding-bottom="0cm" fo:padding-left="0cm" fo:padding-right="0cm" fo:wrap-option="no-wrap" loext:decorative="false"/>
      <style:paragraph-properties style:writing-mode="lr-tb"/>
    </style:style>
    <style:style style:name="Mpr16" style:family="presentation" style:parent-style-name="Master1-Layout2-cust-1_5f_Titelfolie_5f_TUD_5f_blau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7" style:family="presentation" style:parent-style-name="Master1-Layout2-cust-1_5f_Titelfolie_5f_TUD_5f_blau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18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19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20" style:family="presentation" style:parent-style-name="Master1-Layout2-cust-1_5f_Titelfolie_5f_TUD_5f_blau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21" style:family="presentation" style:parent-style-name="Master1-Layout2-cust-1_5f_Titelfolie_5f_TUD_5f_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2-cust-1_5f_Titelfolie_5f_TUD_5f_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2-cust-1_5f_Titelfolie_5f_TUD_5f_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4.703cm" fo:padding-top="0cm" fo:padding-bottom="0cm" fo:padding-left="0cm" fo:padding-right="0cm" fo:wrap-option="no-wrap" loext:decorative="false"/>
      <style:paragraph-properties style:writing-mode="lr-tb"/>
    </style:style>
    <style:style style:name="Mpr25" style:family="presentation" style:parent-style-name="Master1-Layout3-cust-1_5f_Titelfolie_5f_TUD_5f_blauverlauf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26" style:family="presentation" style:parent-style-name="Master1-Layout3-cust-1_5f_Titelfolie_5f_TUD_5f_blauverlauf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27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28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29" style:family="presentation" style:parent-style-name="Master1-Layout3-cust-1_5f_Titelfolie_5f_TUD_5f_blauverlauf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30" style:family="presentation" style:parent-style-name="Master1-Layout3-cust-1_5f_Titelfolie_5f_TUD_5f_blauverlauf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3-cust-1_5f_Titelfolie_5f_TUD_5f_blauverlauf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3-cust-1_5f_Titelfolie_5f_TUD_5f_blauverlauf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4.703cm" fo:padding-top="0cm" fo:padding-bottom="0cm" fo:padding-left="0cm" fo:padding-right="0cm" fo:wrap-option="no-wrap" loext:decorative="false"/>
      <style:paragraph-properties style:writing-mode="lr-tb"/>
    </style:style>
    <style:style style:name="Mpr34" style:family="presentation" style:parent-style-name="Master1-Layout4-cust-1_5f_Titelfolie_5f_TUD_5f_weiß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35" style:family="presentation" style:parent-style-name="Master1-Layout4-cust-1_5f_Titelfolie_5f_TUD_5f_weiß-subtitle">
      <style:graphic-properties draw:stroke="none" draw:fill="none" draw:textarea-horizontal-align="left" draw:textarea-vertical-align="top" draw:auto-grow-height="true" draw:auto-grow-width="true" fo:min-height="0.684cm" fo:min-width="16.616cm" fo:padding-top="0cm" fo:padding-bottom="0cm" fo:padding-left="0cm" fo:padding-right="0cm" fo:wrap-option="no-wrap" loext:decorative="false"/>
      <style:paragraph-properties style:writing-mode="lr-tb"/>
    </style:style>
    <style:style style:name="Mpr36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8.414cm" fo:padding-top="0cm" fo:padding-bottom="0cm" fo:padding-left="0cm" fo:padding-right="0cm" fo:wrap-option="no-wrap" loext:decorative="false"/>
      <style:paragraph-properties style:writing-mode="lr-tb"/>
    </style:style>
    <style:style style:name="Mpr37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38" style:family="presentation" style:parent-style-name="Master1-Layout4-cust-1_5f_Titelfolie_5f_TUD_5f_weiß-outline1">
      <style:graphic-properties draw:stroke="none" draw:fill="none" draw:textarea-horizontal-align="left" draw:textarea-vertical-align="top" draw:auto-grow-height="true" draw:auto-grow-width="true" fo:min-height="0.684cm" fo:min-width="15.053cm" fo:padding-top="0cm" fo:padding-bottom="0cm" fo:padding-left="0cm" fo:padding-right="0cm" fo:wrap-option="no-wrap" loext:decorative="false"/>
      <style:paragraph-properties style:writing-mode="lr-tb"/>
    </style:style>
    <style:style style:name="Mpr39" style:family="presentation" style:parent-style-name="Master1-Layout4-cust-1_5f_Titelfolie_5f_TUD_5f_weiß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4-cust-1_5f_Titelfolie_5f_TUD_5f_weiß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4-cust-1_5f_Titelfolie_5f_TUD_5f_weiß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2_5f_Titelfolie_5f_TUD_5f_Foto_5f_a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5-cust-2_5f_Titelfolie_5f_TUD_5f_Foto_5f_a-title">
      <style:graphic-properties draw:stroke="none" draw:fill="bitmap" draw:fill-image-name="a335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45" style:family="presentation" style:parent-style-name="Master1-Layout5-cust-2_5f_Titelfolie_5f_TUD_5f_Foto_5f_a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46" style:family="presentation" style:parent-style-name="Master1-Layout5-cust-2_5f_Titelfolie_5f_TUD_5f_Foto_5f_a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47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48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49" style:family="presentation" style:parent-style-name="Master1-Layout5-cust-2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50" style:family="presentation" style:parent-style-name="Master1-Layout5-cust-2_5f_Titelfolie_5f_TUD_5f_Foto_5f_a-title">
      <style:graphic-properties draw:stroke="none" draw:fill="bitmap" draw:fill-image-name="a362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5-cust-2_5f_Titelfolie_5f_TUD_5f_Foto_5f_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5-cust-2_5f_Titelfolie_5f_TUD_5f_Foto_5f_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5-cust-2_5f_Titelfolie_5f_TUD_5f_Foto_5f_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6-cust-3_5f_Titelfolie_5f_TUD_5f_weiß_2b_Foto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6-cust-3_5f_Titelfolie_5f_TUD_5f_weiß_2b_Foto-title">
      <style:graphic-properties draw:stroke="none" draw:fill="bitmap" draw:fill-image-name="a403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6-cust-3_5f_Titelfolie_5f_TUD_5f_weiß_2b_Foto-title">
      <style:graphic-properties draw:stroke="none" draw:fill="bitmap" draw:fill-image-name="a408" style:repeat="stretch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58" style:family="presentation" style:parent-style-name="Master1-Layout6-cust-3_5f_Titelfolie_5f_TUD_5f_weiß_2b_Foto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59" style:family="presentation" style:parent-style-name="Master1-Layout6-cust-3_5f_Titelfolie_5f_TUD_5f_weiß_2b_Foto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60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61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62" style:family="presentation" style:parent-style-name="Master1-Layout6-cust-3_5f_Titelfolie_5f_TUD_5f_weiß_2b_Foto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63" style:family="presentation" style:parent-style-name="Master1-Layout6-cust-3_5f_Titelfolie_5f_TUD_5f_weiß_2b_Fo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6-cust-3_5f_Titelfolie_5f_TUD_5f_weiß_2b_Fot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6-cust-3_5f_Titelfolie_5f_TUD_5f_weiß_2b_Fot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7-cust-4_5f_Titelfolie_5f_TUD_5f_Foto_5f_a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68" style:family="presentation" style:parent-style-name="Master1-Layout7-cust-4_5f_Titelfolie_5f_TUD_5f_Foto_5f_a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69" style:family="presentation" style:parent-style-name="Master1-Layout7-cust-4_5f_Titelfolie_5f_TUD_5f_Foto_5f_a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70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71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72" style:family="presentation" style:parent-style-name="Master1-Layout7-cust-4_5f_Titelfolie_5f_TUD_5f_Foto_5f_a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73" style:family="presentation" style:parent-style-name="Master1-Layout7-cust-4_5f_Titelfolie_5f_TUD_5f_Foto_5f_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4" style:family="presentation" style:parent-style-name="Master1-Layout7-cust-4_5f_Titelfolie_5f_TUD_5f_Foto_5f_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5" style:family="presentation" style:parent-style-name="Master1-Layout7-cust-4_5f_Titelfolie_5f_TUD_5f_Foto_5f_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6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77" style:family="presentation" style:parent-style-name="Master1-Layout8-cust-2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78" style:family="presentation" style:parent-style-name="Master1-Layout8-cust-2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79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80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81" style:family="presentation" style:parent-style-name="Master1-Layout8-cust-2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82" style:family="presentation" style:parent-style-name="Master1-Layout8-cust-2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3" style:family="presentation" style:parent-style-name="Master1-Layout8-cust-2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4" style:family="presentation" style:parent-style-name="Master1-Layout8-cust-2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5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86" style:family="presentation" style:parent-style-name="Master1-Layout9-cust-3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87" style:family="presentation" style:parent-style-name="Master1-Layout9-cust-3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88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89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90" style:family="presentation" style:parent-style-name="Master1-Layout9-cust-3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91" style:family="presentation" style:parent-style-name="Master1-Layout9-cust-3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2" style:family="presentation" style:parent-style-name="Master1-Layout9-cust-3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3" style:family="presentation" style:parent-style-name="Master1-Layout9-cust-3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94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95" style:family="presentation" style:parent-style-name="Master1-Layout10-cust-4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96" style:family="presentation" style:parent-style-name="Master1-Layout10-cust-4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97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98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99" style:family="presentation" style:parent-style-name="Master1-Layout10-cust-4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100" style:family="presentation" style:parent-style-name="Master1-Layout10-cust-4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1" style:family="presentation" style:parent-style-name="Master1-Layout10-cust-4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2" style:family="presentation" style:parent-style-name="Master1-Layout10-cust-4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3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4.706cm" fo:padding-top="0cm" fo:padding-bottom="0cm" fo:padding-left="0.2cm" fo:padding-right="0.1cm" fo:wrap-option="no-wrap" loext:decorative="false"/>
      <style:paragraph-properties style:writing-mode="lr-tb"/>
    </style:style>
    <style:style style:name="Mpr104" style:family="presentation" style:parent-style-name="Master1-Layout11-cust-5_5f_Titelfolie_5f_TUD_5f_weiß-blau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05" style:family="presentation" style:parent-style-name="Master1-Layout11-cust-5_5f_Titelfolie_5f_TUD_5f_weiß-blau-subtitle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6.619cm" fo:padding-top="0cm" fo:padding-bottom="0cm" fo:padding-left="0.2cm" fo:padding-right="0.1cm" fo:wrap-option="no-wrap" loext:decorative="false"/>
      <style:paragraph-properties style:writing-mode="lr-tb"/>
    </style:style>
    <style:style style:name="Mpr106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8.417cm" fo:padding-top="0cm" fo:padding-bottom="0cm" fo:padding-left="0.2cm" fo:padding-right="0.1cm" fo:wrap-option="no-wrap" loext:decorative="false"/>
      <style:paragraph-properties style:writing-mode="lr-tb"/>
    </style:style>
    <style:style style:name="Mpr107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108" style:family="presentation" style:parent-style-name="Master1-Layout11-cust-5_5f_Titelfolie_5f_TUD_5f_weiß-blau-outline1">
      <style:graphic-properties draw:stroke="none" draw:fill="solid" draw:fill-color="#ffffff" draw:opacity="90%" draw:textarea-horizontal-align="left" draw:textarea-vertical-align="top" draw:auto-grow-height="true" draw:auto-grow-width="true" fo:min-height="0.684cm" fo:min-width="15.056cm" fo:padding-top="0cm" fo:padding-bottom="0cm" fo:padding-left="0.2cm" fo:padding-right="0.1cm" fo:wrap-option="no-wrap" loext:decorative="false"/>
      <style:paragraph-properties style:writing-mode="lr-tb"/>
    </style:style>
    <style:style style:name="Mpr109" style:family="presentation" style:parent-style-name="Master1-Layout11-cust-5_5f_Titelfolie_5f_TUD_5f_weiß-bla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0" style:family="presentation" style:parent-style-name="Master1-Layout11-cust-5_5f_Titelfolie_5f_TUD_5f_weiß-bla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1" style:family="presentation" style:parent-style-name="Master1-Layout11-cust-5_5f_Titelfolie_5f_TUD_5f_weiß-bla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2" style:family="presentation" style:parent-style-name="Master1-Layout12-cust-2_5f_Titel-und-ein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Master1-Layout12-cust-2_5f_Titel-und-ein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4" style:family="presentation" style:parent-style-name="Master1-Layout12-cust-2_5f_Titel-und-ein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5" style:family="presentation" style:parent-style-name="Master1-Layout12-cust-2_5f_Titel-und-ein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6" style:family="presentation" style:parent-style-name="Master1-Layout13-cust-2_5f_Titel-und-2-Inhalte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Master1-Layout13-cust-2_5f_Titel-und-2-Inhalte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8" style:family="presentation" style:parent-style-name="Master1-Layout13-cust-2_5f_Titel-und-2-Inhalte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9" style:family="presentation" style:parent-style-name="Master1-Layout13-cust-2_5f_Titel-und-2-Inhalte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0" style:family="presentation" style:parent-style-name="Master1-Layout14-cust-2_5f_Titel-und-2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1" style:family="presentation" style:parent-style-name="Master1-Layout14-cust-2_5f_Titel-und-2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2" style:family="presentation" style:parent-style-name="Master1-Layout14-cust-2_5f_Titel-und-2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3" style:family="presentation" style:parent-style-name="Master1-Layout14-cust-2_5f_Titel-und-2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4" style:family="presentation" style:parent-style-name="Master1-Layout15-cust-2_5f_Titel-und-Inhalt-und-Bild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Master1-Layout15-cust-2_5f_Titel-und-Inhalt-und-Bild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6" style:family="presentation" style:parent-style-name="Master1-Layout15-cust-2_5f_Titel-und-Inhalt-und-Bild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7" style:family="presentation" style:parent-style-name="Master1-Layout15-cust-2_5f_Titel-und-Inhalt-und-Bild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8" style:family="presentation" style:parent-style-name="Master1-Layout16-cust-2_5f_Titel-und-Inhalt-und-Bild_5f_qu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Master1-Layout16-cust-2_5f_Titel-und-Inhalt-und-Bild_5f_qu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0" style:family="presentation" style:parent-style-name="Master1-Layout16-cust-2_5f_Titel-und-Inhalt-und-Bild_5f_qu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1" style:family="presentation" style:parent-style-name="Master1-Layout16-cust-2_5f_Titel-und-Inhalt-und-Bild_5f_qu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2" style:family="presentation" style:parent-style-name="Master1-Layout17-cust-2_5f_Titel-und-Inhalt-und-Bild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Master1-Layout17-cust-2_5f_Titel-und-Inhalt-und-Bild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4" style:family="presentation" style:parent-style-name="Master1-Layout17-cust-2_5f_Titel-und-Inhalt-und-Bild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5" style:family="presentation" style:parent-style-name="Master1-Layout17-cust-2_5f_Titel-und-Inhalt-und-Bild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6" style:family="presentation" style:parent-style-name="Master1-Layout18-cust-3_5f_Titel-und-3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Master1-Layout18-cust-3_5f_Titel-und-3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8" style:family="presentation" style:parent-style-name="Master1-Layout18-cust-3_5f_Titel-und-3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9" style:family="presentation" style:parent-style-name="Master1-Layout18-cust-3_5f_Titel-und-3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0" style:family="presentation" style:parent-style-name="Master1-Layout19-cust-4_5f_Titel-und-4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1" style:family="presentation" style:parent-style-name="Master1-Layout19-cust-4_5f_Titel-und-4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2" style:family="presentation" style:parent-style-name="Master1-Layout19-cust-4_5f_Titel-und-4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3" style:family="presentation" style:parent-style-name="Master1-Layout19-cust-4_5f_Titel-und-4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4" style:family="presentation" style:parent-style-name="Master1-Layout20-cust-5_5f_2-Titel-und-2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Master1-Layout20-cust-5_5f_2-Titel-und-2-Inhal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6" style:family="presentation" style:parent-style-name="Master1-Layout20-cust-5_5f_2-Titel-und-2-Inhal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7" style:family="presentation" style:parent-style-name="Master1-Layout20-cust-5_5f_2-Titel-und-2-Inhal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8" style:family="presentation" style:parent-style-name="Master1-Layout21-cust-6_5f_Titel-und-18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Master1-Layout21-cust-6_5f_Titel-und-18-Bilder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0" style:family="presentation" style:parent-style-name="Master1-Layout21-cust-6_5f_Titel-und-18-Bil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1" style:family="presentation" style:parent-style-name="Master1-Layout21-cust-6_5f_Titel-und-18-Bil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2" style:family="presentation" style:parent-style-name="Master1-Layout21-cust-6_5f_Titel-und-18-Bil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3" style:family="presentation" style:parent-style-name="Master1-Layout22-cust-6_5f_Titel-und-8-Bil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4" style:family="presentation" style:parent-style-name="Master1-Layout22-cust-6_5f_Titel-und-8-Bilder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Master1-Layout22-cust-6_5f_Titel-und-8-Bil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6" style:family="presentation" style:parent-style-name="Master1-Layout22-cust-6_5f_Titel-und-8-Bil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7" style:family="presentation" style:parent-style-name="Master1-Layout22-cust-6_5f_Titel-und-8-Bil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8" style:family="presentation" style:parent-style-name="Master1-Layout23-cust-6_5f_Titel-und-6-Bilder_5f_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59" style:family="presentation" style:parent-style-name="Master1-Layout23-cust-6_5f_Titel-und-6-Bilder_5f_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0" style:family="presentation" style:parent-style-name="Master1-Layout23-cust-6_5f_Titel-und-6-Bilder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1" style:family="presentation" style:parent-style-name="Master1-Layout23-cust-6_5f_Titel-und-6-Bilder_5f_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2" style:family="presentation" style:parent-style-name="Master1-Layout23-cust-6_5f_Titel-und-6-Bilder_5f_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3" style:family="presentation" style:parent-style-name="Master1-Layout24-cust-2_5f_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Master1-Layout24-cust-2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5" style:family="presentation" style:parent-style-name="Master1-Layout24-cust-2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6" style:family="presentation" style:parent-style-name="Master1-Layout24-cust-2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7" style:family="presentation" style:parent-style-name="Master1-Layout25-cust-1_5f_Nur-Titel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Master1-Layout25-cust-1_5f_Nur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9" style:family="presentation" style:parent-style-name="Master1-Layout25-cust-1_5f_Nur-Tite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0" style:family="presentation" style:parent-style-name="Master1-Layout25-cust-1_5f_Nur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1" style:family="presentation" style:parent-style-name="Master1-Layout26-cust-Le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2" style:family="presentation" style:parent-style-name="Master1-Layout26-cust-Le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3" style:family="presentation" style:parent-style-name="Master1-Layout26-cust-Le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4" style:family="presentation" style:parent-style-name="Master1-Layout26-cust-Le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5" style:family="presentation" style:parent-style-name="Master1-Layout27-cust-Benutzerdefiniertes-Layout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76" style:family="presentation" style:parent-style-name="Master1-Layout27-cust-Benutzerdefiniertes-Layout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177" style:family="presentation" style:parent-style-name="Master1-Layout27-cust-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8" style:family="presentation" style:parent-style-name="Master1-Layout27-cust-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9" style:family="presentation" style:parent-style-name="Master1-Layout27-cust-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0" style:family="presentation" style:parent-style-name="Master1-Layout28-cust-1_5f_Benutzerdefiniertes-Layout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81" style:family="presentation" style:parent-style-name="Master1-Layout28-cust-1_5f_Benutzerdefiniertes-Layout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182" style:family="presentation" style:parent-style-name="Master1-Layout28-cust-1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3" style:family="presentation" style:parent-style-name="Master1-Layout28-cust-1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4" style:family="presentation" style:parent-style-name="Master1-Layout28-cust-1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5" style:family="presentation" style:parent-style-name="Master1-Layout29-cust-2_5f_Benutzerdefiniertes-Layout-title">
      <style:graphic-properties draw:stroke="none" draw:fill="none" draw:textarea-horizontal-align="left" draw:textarea-vertical-align="top" draw:auto-grow-height="true" draw:auto-grow-width="true" fo:min-height="1.368cm" fo:min-width="10.782cm" fo:padding-top="0cm" fo:padding-bottom="0cm" fo:padding-left="0cm" fo:padding-right="0cm" fo:wrap-option="no-wrap" loext:decorative="false"/>
      <style:paragraph-properties style:writing-mode="lr-tb"/>
    </style:style>
    <style:style style:name="Mpr186" style:family="presentation" style:parent-style-name="Master1-Layout29-cust-2_5f_Benutzerdefiniertes-Layout-outline1">
      <style:graphic-properties draw:stroke="none" draw:fill="none" draw:textarea-horizontal-align="left" draw:textarea-vertical-align="top" draw:auto-grow-height="true" draw:auto-grow-width="true" fo:min-height="1.368cm" fo:min-width="13.04cm" fo:padding-top="0cm" fo:padding-bottom="0cm" fo:padding-left="0cm" fo:padding-right="0cm" fo:wrap-option="no-wrap" loext:decorative="false"/>
      <style:paragraph-properties style:writing-mode="lr-tb"/>
    </style:style>
    <style:style style:name="Mpr187" style:family="presentation" style:parent-style-name="Master1-Layout29-cust-2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8" style:family="presentation" style:parent-style-name="Master1-Layout29-cust-2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9" style:family="presentation" style:parent-style-name="Master1-Layout29-cust-2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0" style:family="presentation" style:parent-style-name="Master1-Layout30-cust-3_5f_Benutzerdefiniertes-Layout-title">
      <style:graphic-properties draw:stroke="none" draw:fill="solid" draw:fill-color="#f2f2f2" draw:opacity="100%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Master1-Layout30-cust-3_5f_Benutzerdefiniertes-Layout-title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0.648cm" fo:padding-top="0cm" fo:padding-bottom="0cm" fo:padding-left="0.2cm" fo:padding-right="0.1cm" fo:wrap-option="no-wrap" loext:decorative="false"/>
      <style:paragraph-properties style:writing-mode="lr-tb"/>
    </style:style>
    <style:style style:name="Mpr192" style:family="presentation" style:parent-style-name="Master1-Layout30-cust-3_5f_Benutzerdefiniertes-Layout-outline1">
      <style:graphic-properties draw:stroke="none" draw:fill="solid" draw:fill-color="#ffffff" draw:opacity="90%" draw:textarea-horizontal-align="left" draw:textarea-vertical-align="top" draw:auto-grow-height="true" draw:auto-grow-width="true" fo:min-height="1.368cm" fo:min-width="13.043cm" fo:padding-top="0cm" fo:padding-bottom="0cm" fo:padding-left="0.2cm" fo:padding-right="0.1cm" fo:wrap-option="no-wrap" loext:decorative="false"/>
      <style:paragraph-properties style:writing-mode="lr-tb"/>
    </style:style>
    <style:style style:name="Mpr193" style:family="presentation" style:parent-style-name="Master1-Layout30-cust-3_5f_Benutzerdefiniertes-Layou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4" style:family="presentation" style:parent-style-name="Master1-Layout30-cust-3_5f_Benutzerdefiniertes-Layou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95" style:family="presentation" style:parent-style-name="Master1-Layout30-cust-3_5f_Benutzerdefiniertes-Layou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.212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7cm" fo:margin-right="0cm" fo:margin-top="0cm" fo:margin-bottom="0cm" fo:line-height="100%" fo:text-align="start" fo:text-indent="-0.7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0.7cm" fo:margin-right="0cm" fo:margin-top="0cm" fo:margin-bottom="0cm" fo:line-height="100%" fo:text-align="start" fo:text-indent="-0.4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1.1cm" fo:margin-right="0cm" fo:margin-top="0cm" fo:margin-bottom="0cm" fo:line-height="100%" fo:text-align="start" fo:text-indent="-0.4cm" style:punctuation-wrap="hanging" loext:tab-stop-distance="0cm" style:writing-mode="lr-tb">
        <style:tab-stops/>
      </style:paragraph-properties>
    </style:style>
    <style:style style:name="MP8" style:family="paragraph">
      <loext:graphic-properties draw:fill="none"/>
    </style:style>
    <style:style style:name="MP9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loext:graphic-properties draw:fill="gradient" draw:fill-gradient-name="a95"/>
      <style:paragraph-properties style:writing-mode="lr-tb" style:font-independent-line-spacing="true"/>
    </style:style>
    <style:style style:name="MP14" style:family="paragraph">
      <loext:graphic-properties draw:fill="solid" draw:fill-color="#00305d" draw:opacity="100%"/>
      <style:paragraph-properties style:writing-mode="lr-tb" style:font-independent-line-spacing="true"/>
    </style:style>
    <style:style style:name="MP15" style:family="paragraph">
      <loext:graphic-properties draw:fill="gradient" draw:fill-gradient-name="a214"/>
      <style:paragraph-properties style:writing-mode="lr-tb" style:font-independent-line-spacing="true"/>
    </style:style>
    <style:style style:name="MP16" style:family="paragraph">
      <loext:graphic-properties draw:fill="solid" draw:fill-color="#f2f2f2" draw:opacity="100%"/>
      <style:paragraph-properties style:font-independent-line-spacing="true"/>
    </style:style>
    <style:style style:name="MP17" style:family="paragraph">
      <loext:graphic-properties draw:fill="bitmap" draw:fill-image-name="a335" style:repeat="stretch"/>
      <style:paragraph-properties style:font-independent-line-spacing="true"/>
    </style:style>
    <style:style style:name="MP18" style:family="paragraph">
      <loext:graphic-properties draw:fill="solid" draw:fill-color="#ffffff" draw:opacity="90%"/>
      <style:paragraph-properties style:font-independent-line-spacing="true"/>
    </style:style>
    <style:style style:name="MP19" style:family="paragraph">
      <loext:graphic-properties draw:fill="bitmap" draw:fill-image-name="a362" style:repeat="stretch"/>
      <style:paragraph-properties style:font-independent-line-spacing="true"/>
    </style:style>
    <style:style style:name="MP20" style:family="paragraph">
      <loext:graphic-properties draw:fill="bitmap" draw:fill-image-name="a403" style:repeat="stretch"/>
      <style:paragraph-properties style:font-independent-line-spacing="true"/>
    </style:style>
    <style:style style:name="MP21" style:family="paragraph">
      <loext:graphic-properties draw:fill="bitmap" draw:fill-image-name="a408" style:repeat="stretch"/>
      <style:paragraph-properties style:font-independent-line-spacing="true"/>
    </style:style>
    <style:style style:name="MP22" style:family="paragraph">
      <loext:graphic-properties draw:fill="gradient" draw:fill-gradient-name="a527"/>
      <style:paragraph-properties style:writing-mode="lr-tb" style:font-independent-line-spacing="true"/>
    </style:style>
    <style:style style:name="MP23" style:family="paragraph">
      <loext:graphic-properties draw:fill="gradient" draw:fill-gradient-name="a588"/>
      <style:paragraph-properties style:writing-mode="lr-tb" style:font-independent-line-spacing="true"/>
    </style:style>
    <style:style style:name="MP24" style:family="paragraph">
      <loext:graphic-properties draw:fill="gradient" draw:fill-gradient-name="a649"/>
      <style:paragraph-properties style:writing-mode="lr-tb" style:font-independent-line-spacing="true"/>
    </style:style>
    <style:style style:name="MP25" style:family="paragraph">
      <loext:graphic-properties draw:fill="solid" draw:fill-color="#65b32e" draw:opacity="8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27" style:family="paragraph">
      <loext:graphic-properties draw:fill="solid" draw:fill-color="#008244" draw:opacity="80%"/>
      <style:paragraph-properties style:writing-mode="lr-tb" style:font-independent-line-spacing="true"/>
    </style:style>
    <style:style style:name="MP28" style:family="paragraph">
      <loext:graphic-properties draw:fill="solid" draw:fill-color="#00305d" draw:opacity="80%"/>
      <style:paragraph-properties style:writing-mode="lr-tb" style:font-independent-line-spacing="true"/>
    </style:style>
    <style:style style:name="MP29" style:family="paragraph">
      <style:paragraph-properties fo:margin-left="0cm" fo:margin-right="0cm" fo:margin-top="0.42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30" style:family="paragraph">
      <loext:graphic-properties draw:fill="gradient" draw:fill-gradient-name="a1993"/>
      <style:paragraph-properties style:writing-mode="lr-tb" style:font-independent-line-spacing="true"/>
    </style:style>
    <style:style style:name="MP31" style:family="paragraph">
      <loext:graphic-properties draw:fill="gradient" draw:fill-gradient-name="a2058"/>
      <style:paragraph-properties style:writing-mode="lr-tb" style:font-independent-line-spacing="true"/>
    </style:style>
    <style:style style:name="MP32" style:family="paragraph">
      <loext:graphic-properties draw:fill="gradient" draw:fill-gradient-name="a2123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4pt" style:font-style-asian="normal" style:font-weight-asian="bold" style:font-size-complex="14pt" style:font-style-complex="normal" style:font-weight-complex="bold"/>
    </style:style>
    <style:style style:name="MT6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727277" loext:opacity="100%" style:text-line-through-style="none" style:text-line-through-type="none" style:text-position="0% 100%" style:font-name="Open Sans1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font-variant="normal" fo:text-transform="none" fo:color="#727277" loext:opacity="100%" style:text-line-through-style="none" style:text-line-through-type="none" style:text-position="0% 100%" style:font-name="Open Sans2" fo:font-size="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Open Sans2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4" style:family="text">
      <style:text-properties fo:font-variant="normal" fo:text-transform="none" fo:color="#00305d" loext:opacity="100%" style:text-line-through-style="none" style:text-line-through-type="none" style:text-position="0% 100%" style:font-name="Open Sans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6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pt" style:font-style-asian="normal" style:font-weight-asian="normal" style:font-size-complex="3pt" style:font-style-complex="normal" style:font-weight-complex="normal"/>
    </style:style>
    <style:style style:name="MT17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pt" style:font-style-asian="normal" style:font-weight-asian="bold" style:font-size-complex="1pt" style:font-style-complex="normal" style:font-weight-complex="bold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6.200000762939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.2000007629395pt" style:font-style-asian="normal" style:font-weight-asian="normal" style:font-size-complex="16.2000007629395pt" style:font-style-complex="normal" style:font-weight-complex="normal"/>
    </style:style>
    <style:style style:name="MT19" style:family="text">
      <style:text-properties fo:font-variant="normal" fo:text-transform="none" fo:color="#00305d" loext:opacity="100%" style:text-line-through-style="none" style:text-line-through-type="none" style:text-position="0% 100%" style:font-name="Open Sans2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7cm"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 text:space-before="0.7cm"/>
        <style:text-properties style:use-window-font-color="true" fo:font-size="45%"/>
      </text:list-level-style-number>
      <text:list-level-style-number text:level="8" style:num-format="">
        <style:list-level-properties text:space-before="0.7cm"/>
        <style:text-properties style:use-window-font-color="true" fo:font-size="45%"/>
      </text:list-level-style-number>
      <text:list-level-style-number text:level="9" style:num-format="">
        <style:list-level-properties text:space-before="1.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2cm"/>
        <style:text-properties style:use-window-font-color="true" fo:font-size="45%"/>
      </text:list-level-style-number>
      <text:list-level-style-number text:level="4" style:num-format="">
        <style:list-level-properties text:space-before="0.5cm"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 text:space-before="0.7cm"/>
        <style:text-properties style:use-window-font-color="true" fo:font-size="45%"/>
      </text:list-level-style-number>
      <text:list-level-style-number text:level="8" style:num-format="">
        <style:list-level-properties text:space-before="0.7cm"/>
        <style:text-properties style:use-window-font-color="true" fo:font-size="45%"/>
      </text:list-level-style-number>
      <text:list-level-style-number text:level="9" style:num-format="">
        <style:list-level-properties text:space-before="1.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—">
        <style:list-level-properties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—">
        <style:list-level-properties text:space-before="0.4cm" text:min-label-width="0.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2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3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4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5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6" text:bullet-char="–">
        <style:list-level-properties text:min-label-width="0.4cm"/>
        <style:text-properties style:font-name="Open Sans2" style:use-window-font-color="true" fo:font-size="100%"/>
      </text:list-level-style-bullet>
      <text:list-level-style-bullet text:level="7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8" text:bullet-char="–">
        <style:list-level-properties text:space-before="0.3cm" text:min-label-width="0.4cm"/>
        <style:text-properties style:font-name="Open Sans2" style:use-window-font-color="true" fo:font-size="100%"/>
      </text:list-level-style-bullet>
      <text:list-level-style-bullet text:level="9" text:bullet-char="–">
        <style:list-level-properties text:space-before="0.7cm" text:min-label-width="0.4cm"/>
        <style:text-properties style:font-name="Open Sans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3-10-29">29.10.2023</text:date></text:span></text:p>
        </draw:text-box>
      </draw:frame>
      <draw:frame draw:name="Fußzeilenplatzhalter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Foliennummernplatzhalt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TUD_5f_2018_5f_16zu9" style:display-name="Master1-TUD_2018_16zu9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platzhalter 1" presentation:style-name="Mpr1" draw:text-style-name="MP1" draw:layer="backgroundobjects" svg:width="29.391cm" svg:height="1.901cm" svg:x="2.43cm" svg:y="0.961cm" presentation:class="title">
        <draw:text-box>
          <text:p text:style-name="MP3"><text:span text:style-name="MT2">Das ist eine Überschrift</text:span><text:span text:style-name="MT2"><text:line-break/></text:span><text:span text:style-name="MT2">in zwei Zeilen</text:span></text:p>
        </draw:text-box>
      </draw:frame>
      <draw:frame draw:name="Textplatzhalter 2" presentation:style-name="Mpr2" draw:text-style-name="MP1" draw:layer="backgroundobjects" svg:width="29.391cm" svg:height="12.114cm" svg:x="2.43cm" svg:y="4.114cm" presentation:class="outline">
        <draw:text-box>
          <text:list text:style-name="ML3">
            <text:list-item>
              <text:p text:style-name="MP4"><text:span text:style-name="MT3">Erste Textebene (16pt bis Ebene 4)</text:span></text:p>
              <text:list>
                <text:list-item>
                  <text:p text:style-name="MP4"><text:span text:style-name="MT4">Zweite Textebene für Aufzählungen</text:span></text:p>
                  <text:list>
                    <text:list-item>
                      <text:p text:style-name="MP5"><text:span text:style-name="MT4">Dritte Textebene bei viel Text (14pt)</text:span></text:p>
                      <text:list>
                        <text:list-item>
                          <text:p text:style-name="MP6"><text:span text:style-name="MT4">Vierte Textebene für Aufzählungen bei viel Text</text:span></text:p>
                          <text:list>
                            <text:list-item>
                              <text:p text:style-name="MP4"><text:span text:style-name="MT5">Fünfte Ebene (nachfolgend alles 14 pt)</text:span></text:p>
                              <text:list>
                                <text:list-item>
                                  <text:p text:style-name="MP4"><text:span text:style-name="MT6">Sechste Textebene für Aufzählungen bei viel Text</text:span></text:p>
                                  <text:list>
                                    <text:list-item>
                                      <text:p text:style-name="MP5"><text:span text:style-name="MT6">Siebte Textebene für Aufzählungen bei viel Text</text:span></text:p>
                                      <text:list>
                                        <text:list-item>
                                          <text:p text:style-name="MP6"><text:span text:style-name="MT6">Achte Textebene für Aufzählungen bei viel Text</text:span></text:p>
                                          <text:list>
                                            <text:list-item>
                                              <text:p text:style-name="MP7"><text:span text:style-name="MT6">Neunte Textebene für Aufzählungen bei viel Text</text:span></text:p>
                                              <text:list>
                                                <text:list-item>
                                                  <text:p text:style-name="MP4"><text:span text:style-name="MT6"/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feld 3" draw:style-name="Mgr3" draw:text-style-name="MP1" draw:layer="backgroundobjects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backgroundobjects" draw:type="line" svg:x1="0cm" svg:y1="17.009cm" svg:x2="33.867cm" svg:y2="17.009cm" svg:d="M0 17009h33867" svg:viewBox="0 0 33868 1">
        <text:p/>
      </draw:connector>
      <draw:frame draw:name="Textfeld 11" draw:style-name="Mgr3" draw:text-style-name="MP1" draw:layer="backgroundobjects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8" draw:style-name="Mgr5" draw:text-style-name="MP8" draw:layer="backgroundobjects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12" draw:style-name="Mgr5" draw:text-style-name="MP8" draw:layer="backgroundobjects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presentation:notes style:page-layout-name="PM0">
        <draw:frame draw:name="Kopfzeilenplatzhalter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TUD_5f_2018_5f_16zu9-title" draw:layer="backgroundobjects" svg:width="16.933cm" svg:height="9.525cm" svg:x="1.058cm" svg:y="1.905cm" presentation:class="page"/>
        <draw:frame draw:name="Notizenplatzhalter 4" presentation:style-name="Mpr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1_5f_Titelfolie_5f_TUD_5f_weiß-blau" style:display-name="Master1-Layout1-cust-1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rafik 13" draw:style-name="Mgr5" draw:text-style-name="MP8" draw:layer="backgroundobjects" svg:width="4.078cm" svg:height="1.525cm" svg:x="28.907cm" svg:y="0.911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1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custom-shape draw:name="Rechteck 12" draw:style-name="Mgr6" draw:text-style-name="MP13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6" draw:text-style-name="MP1" draw:layer="backgroundobjects" svg:width="5.753cm" svg:height="0.684cm" svg:x="2.452cm" svg:y="7.923cm" presentation:class="outline">
        <draw:text-box>
          <text:list text:style-name="ML3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7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8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9" draw:text-style-name="MP1" draw:layer="backgroundobjects" svg:width="8.414cm" svg:height="0.684cm" svg:x="2.452cm" svg:y="8.717cm" presentation:class="outline">
        <draw:text-box>
          <text:list text:style-name="ML7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10" draw:text-style-name="MP1" draw:layer="backgroundobjects" svg:width="13.04cm" svg:height="1.368cm" svg:x="2.452cm" svg:y="12.154cm" presentation:class="outline">
        <draw:text-box>
          <text:list text:style-name="ML8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11" draw:text-style-name="MP1" draw:layer="backgroundobjects" svg:width="15.053cm" svg:height="0.684cm" svg:x="2.452cm" svg:y="14.757cm" presentation:class="outline">
        <draw:text-box>
          <text:list text:style-name="ML7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1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-cust-1_5f_Titelfolie_5f_TUD_5f_weiß-blau-title" draw:layer="backgroundobjects" svg:width="16.933cm" svg:height="9.525cm" svg:x="1.058cm" svg:y="1.905cm" presentation:class="page"/>
        <draw:frame draw:name="Notizenplatzhalter 4" presentation:style-name="Mpr1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_5f_Titelfolie_5f_TUD_5f_blau" style:display-name="Master1-Layout2-cust-1_Titelfolie_TUD_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7" draw:text-style-name="MP14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frame draw:name="Grafik 3" draw:style-name="Mgr5" draw:text-style-name="MP8" draw:layer="backgroundobjects" svg:width="4.066cm" svg:height="1.51cm" svg:x="28.91cm" svg:y="0.915cm">
        <draw:image xlink:href="Pictures/100011980000255C00000DCC406587606E836ACC.emf" xlink:type="simple" xlink:show="embed" xlink:actuate="onLoad" draw:mime-type="image/x-emf">
          <text:p/>
        </draw:image>
        <draw:image xlink:href="Pictures/1000000100000279000000EA793B9DB476B5F0E5.png" xlink:type="simple" xlink:show="embed" xlink:actuate="onLoad" draw:mime-type="image/png"/>
        <svg:title>Logo Dresden concept</svg:title>
        <svg:desc>Logo. Acht unregelmäßige Dreiecksflächen sind, im Uhrzeigersinn zu einem regelmäßig achteckigen Ring angeordnet. Links daneben zweizeilig der Schriftzug "DRESDEN concept</svg:desc>
      </draw:frame>
      <draw:frame draw:name="Grafik 2" draw:style-name="Mgr5" draw:text-style-name="MP8" draw:layer="backgroundobjects" svg:width="4.903cm" svg:height="1.43cm" svg:x="0.806cm" svg:y="0.971cm">
        <draw:image xlink:href="Pictures/10001F8000001A40000007923903068A947F1F3A.emf" xlink:type="simple" xlink:show="embed" xlink:actuate="onLoad" draw:mime-type="image/x-emf">
          <text:p/>
        </draw:image>
        <draw:image xlink:href="Pictures/10000001000001BC00000080115A57DF9D82912F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Textplatzhalter 25" presentation:style-name="Mpr15" draw:text-style-name="MP1" draw:layer="backgroundobjects" svg:width="5.753cm" svg:height="0.684cm" svg:x="2.452cm" svg:y="7.923cm" presentation:class="outline">
        <draw:text-box>
          <text:list text:style-name="ML3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16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17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18" draw:text-style-name="MP1" draw:layer="backgroundobjects" svg:width="8.414cm" svg:height="0.684cm" svg:x="2.452cm" svg:y="8.717cm" presentation:class="outline">
        <draw:text-box>
          <text:list text:style-name="ML7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19" draw:text-style-name="MP1" draw:layer="backgroundobjects" svg:width="13.04cm" svg:height="1.368cm" svg:x="2.452cm" svg:y="12.154cm" presentation:class="outline">
        <draw:text-box>
          <text:list text:style-name="ML8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20" draw:text-style-name="MP1" draw:layer="backgroundobjects" svg:width="15.053cm" svg:height="0.684cm" svg:x="2.452cm" svg:y="14.757cm" presentation:class="outline">
        <draw:text-box>
          <text:list text:style-name="ML7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2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-cust-1_5f_Titelfolie_5f_TUD_5f_blau-title" draw:layer="backgroundobjects" svg:width="16.933cm" svg:height="9.525cm" svg:x="1.058cm" svg:y="1.905cm" presentation:class="page"/>
        <draw:frame draw:name="Notizenplatzhalter 4" presentation:style-name="Mpr2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2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2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1_5f_Titelfolie_5f_TUD_5f_blauverlauf" style:display-name="Master1-Layout3-cust-1_Titelfolie_TUD_blauverlauf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8" draw:text-style-name="MP15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platzhalter 25" presentation:style-name="Mpr24" draw:text-style-name="MP1" draw:layer="backgroundobjects" svg:width="5.753cm" svg:height="0.684cm" svg:x="2.452cm" svg:y="7.923cm" presentation:class="outline">
        <draw:text-box>
          <text:list text:style-name="ML3">
            <text:list-item>
              <text:p text:style-name="MP3"><text:span text:style-name="MT9">Vorname, Name</text:span></text:p>
            </text:list-item>
          </text:list>
        </draw:text-box>
      </draw:frame>
      <draw:frame draw:name="Titel 1" presentation:style-name="Mpr2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Untertitel 2" presentation:style-name="Mpr26" draw:text-style-name="MP1" draw:layer="backgroundobjects" svg:width="16.616cm" svg:height="0.684cm" svg:x="2.452cm" svg:y="13.967cm" presentation:class="subtitle">
        <draw:text-box>
          <text:p text:style-name="MP4"><text:span text:style-name="MT11">Formatvorlage des Untertitelmasters durch Klicken bearbeiten</text:span></text:p>
        </draw:text-box>
      </draw:frame>
      <draw:frame draw:name="Textplatzhalter 25" presentation:style-name="Mpr27" draw:text-style-name="MP1" draw:layer="backgroundobjects" svg:width="8.414cm" svg:height="0.684cm" svg:x="2.452cm" svg:y="8.717cm" presentation:class="outline">
        <draw:text-box>
          <text:list text:style-name="ML7">
            <text:list-item>
              <text:p text:style-name="MP3"><text:span text:style-name="MT11">Struktureinheit der TU Dresden</text:span></text:p>
            </text:list-item>
          </text:list>
        </draw:text-box>
      </draw:frame>
      <draw:frame draw:name="Textplatzhalter 5" presentation:style-name="Mpr28" draw:text-style-name="MP1" draw:layer="backgroundobjects" svg:width="13.04cm" svg:height="1.368cm" svg:x="2.452cm" svg:y="12.154cm" presentation:class="outline">
        <draw:text-box>
          <text:list text:style-name="ML8">
            <text:list-item>
              <text:p text:style-name="MP4"><text:span text:style-name="MT12">durch Kicken bearbeiten</text:span></text:p>
            </text:list-item>
          </text:list>
        </draw:text-box>
      </draw:frame>
      <draw:frame draw:name="Textplatzhalter 7" presentation:style-name="Mpr29" draw:text-style-name="MP1" draw:layer="backgroundobjects" svg:width="15.053cm" svg:height="0.684cm" svg:x="2.452cm" svg:y="14.757cm" presentation:class="outline">
        <draw:text-box>
          <text:list text:style-name="ML7">
            <text:list-item>
              <text:p text:style-name="MP4"><text:span text:style-name="MT11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3-cust-1_5f_Titelfolie_5f_TUD_5f_blauverlauf-title" draw:layer="backgroundobjects" svg:width="16.933cm" svg:height="9.525cm" svg:x="1.058cm" svg:y="1.905cm" presentation:class="page"/>
        <draw:frame draw:name="Notizenplatzhalter 4" presentation:style-name="Mpr3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1_5f_Titelfolie_5f_TUD_5f_weiß" style:display-name="Master1-Layout4-cust-1_Titelfolie_TUD_weiß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platzhalter 25" presentation:style-name="Mpr33" draw:text-style-name="MP1" draw:layer="backgroundobjects" svg:width="5.7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34" draw:text-style-name="MP1" draw:layer="backgroundobjects" svg:width="10.782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35" draw:text-style-name="MP1" draw:layer="backgroundobjects" svg:width="16.616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36" draw:text-style-name="MP1" draw:layer="backgroundobjects" svg:width="8.414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37" draw:text-style-name="MP1" draw:layer="backgroundobjects" svg:width="13.04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38" draw:text-style-name="MP1" draw:layer="backgroundobjects" svg:width="15.053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4" draw:style-name="Mgr5" draw:text-style-name="MP8" draw:layer="backgroundobjects" svg:width="4.078cm" svg:height="1.525cm" svg:x="28.907cm" svg:y="0.892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6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4-cust-1_5f_Titelfolie_5f_TUD_5f_weiß-title" draw:layer="backgroundobjects" svg:width="16.933cm" svg:height="9.525cm" svg:x="1.058cm" svg:y="1.905cm" presentation:class="page"/>
        <draw:frame draw:name="Notizenplatzhalter 4" presentation:style-name="Mpr4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2_5f_Titelfolie_5f_TUD_5f_Foto_5f_a" style:display-name="Master1-Layout5-cust-2_Titelfolie_TUD_Foto_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42" draw:text-style-name="MP16" draw:layer="backgroundobjects" svg:width="33.867cm" svg:height="19.05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9" presentation:style-name="Mpr43" draw:text-style-name="MP17" draw:layer="backgroundobjects" svg:width="4.08cm" svg:height="1.53cm" svg:x="28.904cm" svg:y="0.911cm" presentation:class="title">
        <draw:text-box>
          <text:p text:style-name="MP4"><text:span text:style-name="MT15">Bild durch Klicken auf Symbol hinzufügen</text:span></text:p>
        </draw:text-box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extplatzhalter 25" presentation:style-name="Mpr44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45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46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47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48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49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Bildplatzhalter 4" presentation:style-name="Mpr50" draw:text-style-name="MP19" draw:layer="backgroundobjects" svg:width="4.9cm" svg:height="1.43cm" svg:x="0.796cm" svg:y="0.961cm" presentation:class="title">
        <draw:text-box>
          <text:p text:style-name="MP4"><text:span text:style-name="MT15">Bild durch Klicken auf Symbol hinzufügen</text:span></text:p>
        </draw:text-box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5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5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5-cust-2_5f_Titelfolie_5f_TUD_5f_Foto_5f_a-title" draw:layer="backgroundobjects" svg:width="16.933cm" svg:height="9.525cm" svg:x="1.058cm" svg:y="1.905cm" presentation:class="page"/>
        <draw:frame draw:name="Notizenplatzhalter 4" presentation:style-name="Mpr5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5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5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3_5f_Titelfolie_5f_TUD_5f_weiß_2b_Foto" style:display-name="Master1-Layout6-cust-3_Titelfolie_TUD_weiß+Fot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54" draw:text-style-name="MP16" draw:layer="backgroundobjects" svg:width="33.867cm" svg:height="19.05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9" presentation:style-name="Mpr55" draw:text-style-name="MP20" draw:layer="backgroundobjects" svg:width="4.08cm" svg:height="1.53cm" svg:x="29.007cm" svg:y="0.912cm" presentation:class="title">
        <draw:text-box>
          <text:p text:style-name="MP4"><text:span text:style-name="MT16">Bild durch Klicken auf Symbol hinzufügen</text:span></text:p>
        </draw:text-box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4" presentation:style-name="Mpr56" draw:text-style-name="MP21" draw:layer="backgroundobjects" svg:width="4.9cm" svg:height="1.43cm" svg:x="0.806cm" svg:y="0.971cm" presentation:class="title">
        <draw:text-box>
          <text:p text:style-name="MP4"><text:span text:style-name="MT17">Bild durch Klicken auf Symbol hinzufügen</text:span></text:p>
        </draw:text-box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Textplatzhalter 25" presentation:style-name="Mpr57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58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59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60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61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62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presentation:notes style:page-layout-name="PM0">
        <draw:frame draw:name="Kopfzeilenplatzhalter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6-cust-3_5f_Titelfolie_5f_TUD_5f_weiß_2b_Foto-title" draw:layer="backgroundobjects" svg:width="16.933cm" svg:height="9.525cm" svg:x="1.058cm" svg:y="1.905cm" presentation:class="page"/>
        <draw:frame draw:name="Notizenplatzhalter 4" presentation:style-name="Mpr6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4_5f_Titelfolie_5f_TUD_5f_Foto_5f_a" style:display-name="Master1-Layout7-cust-4_Titelfolie_TUD_Foto_a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platzhalter 2" presentation:style-name="Mpr66" draw:text-style-name="MP16" draw:layer="backgroundobjects" svg:width="33.867cm" svg:height="15.703cm" svg:x="0cm" svg:y="3.347cm" presentation:class="title">
        <draw:text-box>
          <text:p text:style-name="MP4"><text:span text:style-name="MT3">Bild durch Klicken auf Symbol hinzufügen</text:span></text:p>
        </draw:text-box>
      </draw:frame>
      <draw:frame draw:name="Textplatzhalter 25" presentation:style-name="Mpr67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68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69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70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71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72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4" draw:style-name="Mgr5" draw:text-style-name="MP8" draw:layer="backgroundobjects" svg:width="4.078cm" svg:height="1.51cm" svg:x="28.907cm" svg:y="0.968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7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7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7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7-cust-4_5f_Titelfolie_5f_TUD_5f_Foto_5f_a-title" draw:layer="backgroundobjects" svg:width="16.933cm" svg:height="9.525cm" svg:x="1.058cm" svg:y="1.905cm" presentation:class="page"/>
        <draw:frame draw:name="Notizenplatzhalter 4" presentation:style-name="Mpr7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7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7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2_5f_Titelfolie_5f_TUD_5f_weiß-blau" style:display-name="Master1-Layout8-cust-2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9" draw:text-style-name="MP22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76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77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78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79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80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81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5" draw:text-style-name="MP8" draw:layer="backgroundobjects" svg:width="4.078cm" svg:height="1.51cm" svg:x="28.907cm" svg:y="0.968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8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8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8-cust-2_5f_Titelfolie_5f_TUD_5f_weiß-blau-title" draw:layer="backgroundobjects" svg:width="16.933cm" svg:height="9.525cm" svg:x="1.058cm" svg:y="1.905cm" presentation:class="page"/>
        <draw:frame draw:name="Notizenplatzhalter 4" presentation:style-name="Mpr8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8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8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3_5f_Titelfolie_5f_TUD_5f_weiß-blau" style:display-name="Master1-Layout9-cust-3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10" draw:text-style-name="MP23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85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86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87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88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89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90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5" draw:text-style-name="MP8" draw:layer="backgroundobjects" svg:width="4.078cm" svg:height="1.51cm" svg:x="28.907cm" svg:y="0.968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9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9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9-cust-3_5f_Titelfolie_5f_TUD_5f_weiß-blau-title" draw:layer="backgroundobjects" svg:width="16.933cm" svg:height="9.525cm" svg:x="1.058cm" svg:y="1.905cm" presentation:class="page"/>
        <draw:frame draw:name="Notizenplatzhalter 4" presentation:style-name="Mpr9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9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9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4_5f_Titelfolie_5f_TUD_5f_weiß-blau" style:display-name="Master1-Layout10-cust-4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2" draw:style-name="Mgr11" draw:text-style-name="MP24" draw:layer="backgroundobjects" svg:width="33.867cm" svg:height="15.703cm" svg:x="0cm" svg:y="3.347cm">
        <text:p/>
        <draw:enhanced-geometry svg:viewBox="0 0 21600 21600" draw:type="non-primitive" draw:enhanced-path="M 0 0 L 21600 0 21600 21600 0 21600 Z N"/>
      </draw:custom-shape>
      <draw:frame draw:name="Textplatzhalter 25" presentation:style-name="Mpr94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95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96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97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98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99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7" draw:style-name="Mgr5" draw:text-style-name="MP8" draw:layer="backgroundobjects" svg:width="4.078cm" svg:height="1.51cm" svg:x="28.907cm" svg:y="0.968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19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0-cust-4_5f_Titelfolie_5f_TUD_5f_weiß-blau-title" draw:layer="backgroundobjects" svg:width="16.933cm" svg:height="9.525cm" svg:x="1.058cm" svg:y="1.905cm" presentation:class="page"/>
        <draw:frame draw:name="Notizenplatzhalter 4" presentation:style-name="Mpr10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cust-5_5f_Titelfolie_5f_TUD_5f_weiß-blau" style:display-name="Master1-Layout11-cust-5_Titelfolie_TUD_weiß-blau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hteck 13" draw:style-name="Mgr12" draw:text-style-name="MP25" draw:layer="backgroundobjects" svg:width="25.141cm" svg:height="11.994cm" svg:x="8.756cm" svg:y="7.122cm">
        <text:p/>
        <draw:enhanced-geometry svg:viewBox="0 0 8344852 3981196" draw:text-areas="?f22 ?f24 ?f23 ?f25" draw:glue-points="?f15 ?f16 ?f17 ?f18 ?f17 ?f19 ?f20 ?f21 ?f15 ?f16" draw:type="non-primitive" draw:enhanced-path="M 3984796 381 L 8344852 0 8344852 3967748 0 3981196 3984796 381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344852"/>
          <draw:equation draw:name="f7" draw:formula="?f4 / 3981196"/>
          <draw:equation draw:name="f8" draw:formula="381 * ?f4 / 3981196"/>
          <draw:equation draw:name="f9" draw:formula="0 * ?f4 / 3981196"/>
          <draw:equation draw:name="f10" draw:formula="3981196 * ?f4 / 3981196"/>
          <draw:equation draw:name="f11" draw:formula="3984796 * ?f5 / 8344852"/>
          <draw:equation draw:name="f12" draw:formula="8344852 * ?f5 / 8344852"/>
          <draw:equation draw:name="f13" draw:formula="0 * ?f5 / 8344852"/>
          <draw:equation draw:name="f14" draw:formula="3967748 * ?f4 / 3981196"/>
          <draw:equation draw:name="f15" draw:formula="?f11 / ?f6"/>
          <draw:equation draw:name="f16" draw:formula="?f8 / ?f7"/>
          <draw:equation draw:name="f17" draw:formula="?f12 / ?f6"/>
          <draw:equation draw:name="f18" draw:formula="?f9 / ?f7"/>
          <draw:equation draw:name="f19" draw:formula="?f14 / ?f7"/>
          <draw:equation draw:name="f20" draw:formula="?f13 / ?f6"/>
          <draw:equation draw:name="f21" draw:formula="?f10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 9" draw:style-name="Mgr13" draw:text-style-name="MP27" draw:layer="backgroundobjects" svg:width="26.544cm" svg:height="8.849cm" svg:x="0cm" svg:y="10.257cm">
        <text:p text:style-name="MP26"><text:span text:style-name="MT18"><text:s/></text:span></text:p>
        <draw:enhanced-geometry svg:viewBox="0 0 8810492 2937256" draw:text-areas="?f18 ?f20 ?f19 ?f21" draw:glue-points="?f13 ?f14 ?f15 ?f14 ?f16 ?f17 ?f13 ?f17 ?f13 ?f14" draw:type="non-primitive" draw:enhanced-path="M 0 0 L 5858286 0 8810492 2937256 0 2937256 0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810492"/>
          <draw:equation draw:name="f7" draw:formula="?f4 / 2937256"/>
          <draw:equation draw:name="f8" draw:formula="0 * ?f5 / 8810492"/>
          <draw:equation draw:name="f9" draw:formula="0 * ?f4 / 2937256"/>
          <draw:equation draw:name="f10" draw:formula="8810492 * ?f5 / 8810492"/>
          <draw:equation draw:name="f11" draw:formula="2937256 * ?f4 / 2937256"/>
          <draw:equation draw:name="f12" draw:formula="5858286 * ?f5 / 8810492"/>
          <draw:equation draw:name="f13" draw:formula="?f8 / ?f6"/>
          <draw:equation draw:name="f14" draw:formula="?f9 / ?f7"/>
          <draw:equation draw:name="f15" draw:formula="?f12 / ?f6"/>
          <draw:equation draw:name="f16" draw:formula="?f10 / ?f6"/>
          <draw:equation draw:name="f17" draw:formula="?f11 / ?f7"/>
          <draw:equation draw:name="f18" draw:formula="?f0 / ?f6"/>
          <draw:equation draw:name="f19" draw:formula="?f1 / ?f6"/>
          <draw:equation draw:name="f20" draw:formula="?f2 / ?f7"/>
          <draw:equation draw:name="f21" draw:formula="?f3 / ?f7"/>
        </draw:enhanced-geometry>
      </draw:custom-shape>
      <draw:custom-shape draw:name="Rechteck 8" draw:style-name="Mgr14" draw:text-style-name="MP28" draw:layer="backgroundobjects" svg:width="16.724cm" svg:height="12.728cm" svg:x="-0.002cm" svg:y="6.395cm">
        <text:p/>
        <draw:enhanced-geometry svg:viewBox="0 0 5551215 4224599" draw:text-areas="?f24 ?f26 ?f25 ?f27" draw:glue-points="?f16 ?f17 ?f18 ?f19 ?f20 ?f21 ?f22 ?f23 ?f16 ?f17" draw:type="non-primitive" draw:enhanced-path="M 709 0 L 1485014 185 5551215 4224599 710 4220095 C -1748 2818313 3167 1401782 709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551215"/>
          <draw:equation draw:name="f7" draw:formula="?f4 / 4224599"/>
          <draw:equation draw:name="f8" draw:formula="709 * ?f5 / 5551215"/>
          <draw:equation draw:name="f9" draw:formula="1485014 * ?f5 / 5551215"/>
          <draw:equation draw:name="f10" draw:formula="5551215 * ?f5 / 5551215"/>
          <draw:equation draw:name="f11" draw:formula="710 * ?f5 / 5551215"/>
          <draw:equation draw:name="f12" draw:formula="0 * ?f4 / 4224599"/>
          <draw:equation draw:name="f13" draw:formula="185 * ?f4 / 4224599"/>
          <draw:equation draw:name="f14" draw:formula="4224599 * ?f4 / 4224599"/>
          <draw:equation draw:name="f15" draw:formula="4220095 * ?f4 / 4224599"/>
          <draw:equation draw:name="f16" draw:formula="?f8 / ?f6"/>
          <draw:equation draw:name="f17" draw:formula="?f12 / ?f7"/>
          <draw:equation draw:name="f18" draw:formula="?f9 / ?f6"/>
          <draw:equation draw:name="f19" draw:formula="?f13 / ?f7"/>
          <draw:equation draw:name="f20" draw:formula="?f10 / ?f6"/>
          <draw:equation draw:name="f21" draw:formula="?f14 / ?f7"/>
          <draw:equation draw:name="f22" draw:formula="?f11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frame draw:name="Textplatzhalter 25" presentation:style-name="Mpr103" draw:text-style-name="MP18" draw:layer="backgroundobjects" svg:width="6.053cm" svg:height="0.684cm" svg:x="2.452cm" svg:y="7.923cm" presentation:class="outline">
        <draw:text-box>
          <text:list text:style-name="ML3">
            <text:list-item>
              <text:p text:style-name="MP3"><text:span text:style-name="MT3">Vorname, Name</text:span></text:p>
            </text:list-item>
          </text:list>
        </draw:text-box>
      </draw:frame>
      <draw:frame draw:name="Titel 1" presentation:style-name="Mpr104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Untertitel 2" presentation:style-name="Mpr105" draw:text-style-name="MP18" draw:layer="backgroundobjects" svg:width="16.919cm" svg:height="0.684cm" svg:x="2.452cm" svg:y="13.967cm" presentation:class="subtitle">
        <draw:text-box>
          <text:p text:style-name="MP4"><text:span text:style-name="MT4">Formatvorlage des Untertitelmasters durch Klicken bearbeiten</text:span></text:p>
        </draw:text-box>
      </draw:frame>
      <draw:frame draw:name="Textplatzhalter 25" presentation:style-name="Mpr106" draw:text-style-name="MP18" draw:layer="backgroundobjects" svg:width="8.717cm" svg:height="0.684cm" svg:x="2.452cm" svg:y="8.717cm" presentation:class="outline">
        <draw:text-box>
          <text:list text:style-name="ML7">
            <text:list-item>
              <text:p text:style-name="MP3"><text:span text:style-name="MT4">Struktureinheit der TU Dresden</text:span></text:p>
            </text:list-item>
          </text:list>
        </draw:text-box>
      </draw:frame>
      <draw:frame draw:name="Textplatzhalter 5" presentation:style-name="Mpr107" draw:text-style-name="MP18" draw:layer="backgroundobjects" svg:width="13.343cm" svg:height="1.368cm" svg:x="2.452cm" svg:y="12.154cm" presentation:class="outline">
        <draw:text-box>
          <text:list text:style-name="ML8">
            <text:list-item>
              <text:p text:style-name="MP4"><text:span text:style-name="MT14">durch Kicken bearbeiten</text:span></text:p>
            </text:list-item>
          </text:list>
        </draw:text-box>
      </draw:frame>
      <draw:frame draw:name="Textplatzhalter 7" presentation:style-name="Mpr108" draw:text-style-name="MP18" draw:layer="backgroundobjects" svg:width="15.356cm" svg:height="0.684cm" svg:x="2.452cm" svg:y="14.757cm" presentation:class="outline">
        <draw:text-box>
          <text:list text:style-name="ML7">
            <text:list-item>
              <text:p text:style-name="MP4"><text:span text:style-name="MT4">Ort oder Anlass des Vortrags // Samstag, 13. Januar 2021</text:span></text:p>
            </text:list-item>
          </text:list>
        </draw:text-box>
      </draw:frame>
      <draw:frame draw:name="Grafik 12" draw:style-name="Mgr5" draw:text-style-name="MP8" draw:layer="backgroundobjects" svg:width="4.078cm" svg:height="1.51cm" svg:x="28.907cm" svg:y="0.968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Grafik 21" draw:style-name="Mgr5" draw:text-style-name="MP8" draw:layer="backgroundobjects" svg:width="4.9cm" svg:height="1.43cm" svg:x="0.806cm" svg:y="0.968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presentation:notes style:page-layout-name="PM0">
        <draw:frame draw:name="Kopfzeilenplatzhalter 1" presentation:style-name="Mpr10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0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1-cust-5_5f_Titelfolie_5f_TUD_5f_weiß-blau-title" draw:layer="backgroundobjects" svg:width="16.933cm" svg:height="9.525cm" svg:x="1.058cm" svg:y="1.905cm" presentation:class="page"/>
        <draw:frame draw:name="Notizenplatzhalter 4" presentation:style-name="Mpr11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2-cust-2_5f_Titel-und-ein-Inhalt" style:display-name="Master1-Layout12-cust-2_Titel-und-ein-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3" presentation:style-name="Mpr112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5" presentation:style-name="Mpr112" draw:text-style-name="MP1" draw:layer="backgroundobjects" svg:width="29.391cm" svg:height="12.069cm" svg:x="2.43cm" svg:y="4.123cm" presentation:class="title">
        <draw:text-box>
          <text:p text:style-name="MP29"><text:span text:style-name="MT3">Mastertextformat bearbeiten</text:span></text:p>
        </draw:text-box>
      </draw:frame>
      <presentation:notes style:page-layout-name="PM0">
        <draw:frame draw:name="Kopfzeilenplatzhalter 1" presentation:style-name="Mpr11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2-cust-2_5f_Titel-und-ein-Inhalt-title" draw:layer="backgroundobjects" svg:width="16.933cm" svg:height="9.525cm" svg:x="1.058cm" svg:y="1.905cm" presentation:class="page"/>
        <draw:frame draw:name="Notizenplatzhalter 4" presentation:style-name="Mpr11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3-cust-2_5f_Titel-und-2-Inhalte_5f_" style:display-name="Master1-Layout13-cust-2_Titel-und-2-Inhalte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16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16" draw:text-style-name="MP1" draw:layer="backgroundobjects" svg:width="14.433cm" svg:height="12.114cm" svg:x="2.43cm" svg:y="4.114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16" draw:text-style-name="MP1" draw:layer="backgroundobjects" svg:width="14.433cm" svg:height="12.114cm" svg:x="17.41cm" svg:y="4.114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1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1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3-cust-2_5f_Titel-und-2-Inhalte_5f_-title" draw:layer="backgroundobjects" svg:width="16.933cm" svg:height="9.525cm" svg:x="1.058cm" svg:y="1.905cm" presentation:class="page"/>
        <draw:frame draw:name="Notizenplatzhalter 4" presentation:style-name="Mpr11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1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1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4-cust-2_5f_Titel-und-2-Inhalte" style:display-name="Master1-Layout14-cust-2_Titel-und-2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0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0" draw:text-style-name="MP1" draw:layer="backgroundobjects" svg:width="14.411cm" svg:height="12.069cm" svg:x="17.41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0" draw:text-style-name="MP1" draw:layer="backgroundobjects" svg:width="14.433cm" svg:height="12.105cm" svg:x="2.43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4-cust-2_5f_Titel-und-2-Inhalte-title" draw:layer="backgroundobjects" svg:width="16.933cm" svg:height="9.525cm" svg:x="1.058cm" svg:y="1.905cm" presentation:class="page"/>
        <draw:frame draw:name="Notizenplatzhalter 4" presentation:style-name="Mpr12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2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5-cust-2_5f_Titel-und-Inhalt-und-Bild" style:display-name="Master1-Layout15-cust-2_Titel-und-Inhalt-und-Bil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4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4" draw:text-style-name="MP1" draw:layer="backgroundobjects" svg:width="9.402cm" svg:height="12.069cm" svg:x="22.419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4" draw:text-style-name="MP1" draw:layer="backgroundobjects" svg:width="19.442cm" svg:height="12.105cm" svg:x="2.43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5-cust-2_5f_Titel-und-Inhalt-und-Bild-title" draw:layer="backgroundobjects" svg:width="16.933cm" svg:height="9.525cm" svg:x="1.058cm" svg:y="1.905cm" presentation:class="page"/>
        <draw:frame draw:name="Notizenplatzhalter 4" presentation:style-name="Mpr12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2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2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6-cust-2_5f_Titel-und-Inhalt-und-Bild_5f_quer" style:display-name="Master1-Layout16-cust-2_Titel-und-Inhalt-und-Bild_qu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28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28" draw:text-style-name="MP1" draw:layer="backgroundobjects" svg:width="33.867cm" svg:height="5.634cm" svg:x="0cm" svg:y="11.392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28" draw:text-style-name="MP1" draw:layer="backgroundobjects" svg:width="29.391cm" svg:height="6.662cm" svg:x="2.43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2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2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6-cust-2_5f_Titel-und-Inhalt-und-Bild_5f_quer-title" draw:layer="backgroundobjects" svg:width="16.933cm" svg:height="9.525cm" svg:x="1.058cm" svg:y="1.905cm" presentation:class="page"/>
        <draw:frame draw:name="Notizenplatzhalter 4" presentation:style-name="Mpr130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1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7-cust-2_5f_Titel-und-Inhalt-und-Bild_5f_" style:display-name="Master1-Layout17-cust-2_Titel-und-Inhalt-und-Bild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32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7" presentation:style-name="Mpr132" draw:text-style-name="MP1" draw:layer="backgroundobjects" svg:width="11.448cm" svg:height="12.903cm" svg:x="22.419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Inhaltsplatzhalter 3" presentation:style-name="Mpr132" draw:text-style-name="MP1" draw:layer="backgroundobjects" svg:width="19.442cm" svg:height="12.105cm" svg:x="2.43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7-cust-2_5f_Titel-und-Inhalt-und-Bild_5f_-title" draw:layer="backgroundobjects" svg:width="16.933cm" svg:height="9.525cm" svg:x="1.058cm" svg:y="1.905cm" presentation:class="page"/>
        <draw:frame draw:name="Notizenplatzhalter 4" presentation:style-name="Mpr13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8-cust-3_5f_Titel-und-3-Inhalte" style:display-name="Master1-Layout18-cust-3_Titel-und-3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36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36" draw:text-style-name="MP1" draw:layer="backgroundobjects" svg:width="9.441cm" svg:height="12.114cm" svg:x="2.43cm" svg:y="4.114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6" draw:text-style-name="MP1" draw:layer="backgroundobjects" svg:width="9.49cm" svg:height="12.114cm" svg:x="12.383cm" svg:y="4.114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36" draw:text-style-name="MP1" draw:layer="backgroundobjects" svg:width="9.402cm" svg:height="12.114cm" svg:x="22.419cm" svg:y="4.114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3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3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8-cust-3_5f_Titel-und-3-Inhalte-title" draw:layer="backgroundobjects" svg:width="16.933cm" svg:height="9.525cm" svg:x="1.058cm" svg:y="1.905cm" presentation:class="page"/>
        <draw:frame draw:name="Notizenplatzhalter 4" presentation:style-name="Mpr13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3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3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9-cust-4_5f_Titel-und-4-Inhalte" style:display-name="Master1-Layout19-cust-4_Titel-und-4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7" presentation:style-name="Mpr140" draw:text-style-name="MP1" draw:layer="backgroundobjects" svg:width="11.946cm" svg:height="3.7cm" svg:x="2.43cm" svg:y="4.1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7" presentation:style-name="Mpr140" draw:text-style-name="MP1" draw:layer="backgroundobjects" svg:width="11.946cm" svg:height="3.7cm" svg:x="2.43cm" svg:y="8.175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7" presentation:style-name="Mpr140" draw:text-style-name="MP1" draw:layer="backgroundobjects" svg:width="11.946cm" svg:height="3.965cm" svg:x="2.43cm" svg:y="12.228cm" presentation:class="title">
        <draw:text-box>
          <text:p text:style-name="MP4"><text:span text:style-name="MT3">Bild durch Klicken auf Symbol hinzufügen</text:span></text:p>
        </draw:text-box>
      </draw:frame>
      <draw:frame draw:name="Titel 3" presentation:style-name="Mpr140" draw:text-style-name="MP1" draw:layer="backgroundobjects" svg:width="29.391cm" svg:height="1.901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Inhaltsplatzhalter 4" presentation:style-name="Mpr140" draw:text-style-name="MP1" draw:layer="backgroundobjects" svg:width="16.916cm" svg:height="12.105cm" svg:x="14.905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19-cust-4_5f_Titel-und-4-Inhalte-title" draw:layer="backgroundobjects" svg:width="16.933cm" svg:height="9.525cm" svg:x="1.058cm" svg:y="1.905cm" presentation:class="page"/>
        <draw:frame draw:name="Notizenplatzhalter 4" presentation:style-name="Mpr142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0-cust-5_5f_2-Titel-und-2-Inhalte" style:display-name="Master1-Layout20-cust-5_2-Titel-und-2-Inhal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draw:style-name="Mgr15" draw:text-style-name="MP1" draw:layer="backgroundobjects" svg:width="14.017cm" svg:height="1.839cm" svg:x="17.41cm" svg:y="1.023cm">
        <draw:text-box>
          <text:p text:style-name="MP3"><text:span text:style-name="MT19">Titelmasterformat durch Klicken bearbeiten</text:span></text:p>
        </draw:text-box>
      </draw:frame>
      <draw:frame draw:name="Titel 2" presentation:style-name="Mpr144" draw:text-style-name="MP1" draw:layer="backgroundobjects" svg:width="14.433cm" svg:height="1.841cm" svg:x="2.43cm" svg:y="1.021cm" presentation:class="title">
        <draw:text-box>
          <text:p text:style-name="MP3"><text:span text:style-name="MT2">Mastertitelformat bearbeiten</text:span></text:p>
        </draw:text-box>
      </draw:frame>
      <draw:frame draw:name="Inhaltsplatzhalter 3" presentation:style-name="Mpr144" draw:text-style-name="MP1" draw:layer="backgroundobjects" svg:width="14.433cm" svg:height="12.105cm" svg:x="2.43cm" svg:y="4.123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4" draw:text-style-name="MP1" draw:layer="backgroundobjects" svg:width="14.433cm" svg:height="12.105cm" svg:x="17.427cm" svg:y="4.129cm" presentation:class="title">
        <draw:text-box>
          <text:p text:style-name="MP4"><text:span text:style-name="MT3">Mastertextformat bearbeiten</text:span></text:p>
          <text:list text:style-name="ML7">
            <text:list-item>
              <text:list>
                <text:list-item>
                  <text:p text:style-name="MP4"><text:span text:style-name="MT4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5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6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Kopfzeilenplatzhalter 1" presentation:style-name="Mpr14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4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0-cust-5_5f_2-Titel-und-2-Inhalte-title" draw:layer="backgroundobjects" svg:width="16.933cm" svg:height="9.525cm" svg:x="1.058cm" svg:y="1.905cm" presentation:class="page"/>
        <draw:frame draw:name="Notizenplatzhalter 4" presentation:style-name="Mpr14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4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4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1-cust-6_5f_Titel-und-18-Bilder" style:display-name="Master1-Layout21-cust-6_Titel-und-18-Bil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48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49" draw:text-style-name="MP16" draw:layer="backgroundobjects" svg:width="4.35cm" svg:height="4.35cm" svg:x="2.44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6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88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04cm" svg:y="2.88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24cm" svg:y="2.88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.46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8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90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25cm" svg:y="7.6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45cm" svg:y="7.631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.46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7.18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1.90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16.621cm" svg:y="12.36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1.341cm" svg:y="12.354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7cm" svg:y="2.88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7cm" svg:y="7.631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49" draw:text-style-name="MP16" draw:layer="backgroundobjects" svg:width="4.35cm" svg:height="4.35cm" svg:x="26.065cm" svg:y="12.354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1-cust-6_5f_Titel-und-18-Bilder-title" draw:layer="backgroundobjects" svg:width="16.933cm" svg:height="9.525cm" svg:x="1.058cm" svg:y="1.905cm" presentation:class="page"/>
        <draw:frame draw:name="Notizenplatzhalter 4" presentation:style-name="Mpr15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5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2-cust-6_5f_Titel-und-8-Bilder" style:display-name="Master1-Layout22-cust-6_Titel-und-8-Bild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3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53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54" draw:text-style-name="MP16" draw:layer="backgroundobjects" svg:width="6.94cm" svg:height="6.505cm" svg:x="2.444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9.931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17.419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4.906cm" svg:y="2.862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.445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9.932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17.42cm" svg:y="9.923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4" draw:text-style-name="MP16" draw:layer="backgroundobjects" svg:width="6.94cm" svg:height="6.505cm" svg:x="24.907cm" svg:y="9.923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5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5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2-cust-6_5f_Titel-und-8-Bilder-title" draw:layer="backgroundobjects" svg:width="16.933cm" svg:height="9.525cm" svg:x="1.058cm" svg:y="1.905cm" presentation:class="page"/>
        <draw:frame draw:name="Notizenplatzhalter 4" presentation:style-name="Mpr156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5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57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3-cust-6_5f_Titel-und-6-Bilder_5f_" style:display-name="Master1-Layout23-cust-6_Titel-und-6-Bilder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3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5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6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58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2" presentation:style-name="Mpr159" draw:text-style-name="MP16" draw:layer="backgroundobjects" svg:width="11.25cm" svg:height="7cm" svg:x="0.02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11.33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22.647cm" svg:y="2.938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0.014cm" svg:y="10.00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11.324cm" svg:y="10.007cm" presentation:class="title">
        <draw:text-box>
          <text:p text:style-name="MP4"><text:span text:style-name="MT3">Bild durch Klicken auf Symbol hinzufügen</text:span></text:p>
        </draw:text-box>
      </draw:frame>
      <draw:frame draw:name="Bildplatzhalter 2" presentation:style-name="Mpr159" draw:text-style-name="MP16" draw:layer="backgroundobjects" svg:width="11.25cm" svg:height="7cm" svg:x="22.634cm" svg:y="10.007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6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3-cust-6_5f_Titel-und-6-Bilder_5f_-title" draw:layer="backgroundobjects" svg:width="16.933cm" svg:height="9.525cm" svg:x="1.058cm" svg:y="1.905cm" presentation:class="page"/>
        <draw:frame draw:name="Notizenplatzhalter 4" presentation:style-name="Mpr161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2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4-cust-2_5f_Nur-Titel" style:display-name="Master1-Layout24-cust-2_Nur-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63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presentation:notes style:page-layout-name="PM0">
        <draw:frame draw:name="Kopfzeilenplatzhalter 1" presentation:style-name="Mpr16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4-cust-2_5f_Nur-Titel-title" draw:layer="backgroundobjects" svg:width="16.933cm" svg:height="9.525cm" svg:x="1.058cm" svg:y="1.905cm" presentation:class="page"/>
        <draw:frame draw:name="Notizenplatzhalter 4" presentation:style-name="Mpr165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6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66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5-cust-1_5f_Nur-Titel" style:display-name="Master1-Layout25-cust-1_Nur-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2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7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Titel 1" presentation:style-name="Mpr167" draw:text-style-name="MP1" draw:layer="backgroundobjects" svg:width="29.391cm" svg:height="1.416cm" svg:x="2.43cm" svg:y="0.961cm" presentation:class="title">
        <draw:text-box>
          <text:p text:style-name="MP3"><text:span text:style-name="MT2">Mastertitelformat bearbeiten</text:span></text:p>
        </draw:text-box>
      </draw:frame>
      <draw:frame draw:name="Bildplatzhalter 6" presentation:style-name="Mpr167" draw:text-style-name="MP1" draw:layer="backgroundobjects" svg:width="33.867cm" svg:height="14.164cm" svg:x="0cm" svg:y="2.862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6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6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5-cust-1_5f_Nur-Titel-title" draw:layer="backgroundobjects" svg:width="16.933cm" svg:height="9.525cm" svg:x="1.058cm" svg:y="1.905cm" presentation:class="page"/>
        <draw:frame draw:name="Notizenplatzhalter 4" presentation:style-name="Mpr169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0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6-cust-Leer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5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6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2" presentation:style-name="Mpr171" draw:text-style-name="MP1" draw:layer="backgroundobjects" svg:width="33.867cm" svg:height="17.026cm" svg:x="0cm" svg:y="0cm" presentation:class="title">
        <draw:text-box>
          <text:p text:style-name="MP4"><text:span text:style-name="MT3">Bild durch Klicken auf Symbol hinzufügen</text:span></text:p>
        </draw:text-box>
      </draw:frame>
      <presentation:notes style:page-layout-name="PM0">
        <draw:frame draw:name="Kopfzeilenplatzhalter 1" presentation:style-name="Mpr17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7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6-cust-Leer-title" draw:layer="backgroundobjects" svg:width="16.933cm" svg:height="9.525cm" svg:x="1.058cm" svg:y="1.905cm" presentation:class="page"/>
        <draw:frame draw:name="Notizenplatzhalter 4" presentation:style-name="Mpr17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7-cust-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6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6" draw:text-style-name="MP30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7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Textplatzhalter 5" presentation:style-name="Mpr176" draw:text-style-name="MP1" draw:layer="backgroundobjects" svg:width="14.025cm" svg:height="1.368cm" svg:x="2.452cm" svg:y="12.154cm" presentation:class="outline">
        <draw:text-box>
          <text:list text:style-name="ML3">
            <text:list-item>
              <text:p text:style-name="MP4"><text:span text:style-name="MT12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7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7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7-cust-Benutzerdefiniertes-Layout-title" draw:layer="backgroundobjects" svg:width="16.933cm" svg:height="9.525cm" svg:x="1.058cm" svg:y="1.905cm" presentation:class="page"/>
        <draw:frame draw:name="Notizenplatzhalter 4" presentation:style-name="Mpr17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7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7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8-cust-1_5f_Benutzerdefiniertes-Layout" style:display-name="Master1-Layout28-cust-1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7" draw:text-style-name="MP31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80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Textplatzhalter 5" presentation:style-name="Mpr181" draw:text-style-name="MP18" draw:layer="backgroundobjects" svg:width="14.325cm" svg:height="1.368cm" svg:x="2.452cm" svg:y="12.154cm" presentation:class="outline">
        <draw:text-box>
          <text:list text:style-name="ML3">
            <text:list-item>
              <text:p text:style-name="MP4"><text:span text:style-name="MT14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8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8-cust-1_5f_Benutzerdefiniertes-Layout-title" draw:layer="backgroundobjects" svg:width="16.933cm" svg:height="9.525cm" svg:x="1.058cm" svg:y="1.905cm" presentation:class="page"/>
        <draw:frame draw:name="Notizenplatzhalter 4" presentation:style-name="Mpr183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8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84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9-cust-2_5f_Benutzerdefiniertes-Layout" style:display-name="Master1-Layout29-cust-2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6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custom-shape draw:name="Rechteck 2" draw:style-name="Mgr18" draw:text-style-name="MP32" draw:layer="backgroundobjects" svg:width="33.867cm" svg:height="17.026cm" svg:x="0cm" svg:y="0cm">
        <text:p/>
        <draw:enhanced-geometry svg:viewBox="0 0 21600 21600" draw:type="non-primitive" draw:enhanced-path="M 0 0 L 21600 0 21600 21600 0 21600 Z N"/>
      </draw:custom-shape>
      <draw:frame draw:name="Titel 1" presentation:style-name="Mpr185" draw:text-style-name="MP1" draw:layer="backgroundobjects" svg:width="10.782cm" svg:height="1.368cm" svg:x="2.452cm" svg:y="10.655cm" presentation:class="title">
        <draw:text-box>
          <text:p text:style-name="MP3"><text:span text:style-name="MT10">Titelmasterformat</text:span></text:p>
        </draw:text-box>
      </draw:frame>
      <draw:frame draw:name="Textplatzhalter 5" presentation:style-name="Mpr186" draw:text-style-name="MP1" draw:layer="backgroundobjects" svg:width="14.025cm" svg:height="1.368cm" svg:x="2.452cm" svg:y="12.154cm" presentation:class="outline">
        <draw:text-box>
          <text:list text:style-name="ML3">
            <text:list-item>
              <text:p text:style-name="MP4"><text:span text:style-name="MT12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8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8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29-cust-2_5f_Benutzerdefiniertes-Layout-title" draw:layer="backgroundobjects" svg:width="16.933cm" svg:height="9.525cm" svg:x="1.058cm" svg:y="1.905cm" presentation:class="page"/>
        <draw:frame draw:name="Notizenplatzhalter 4" presentation:style-name="Mpr188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8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89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0-cust-3_5f_Benutzerdefiniertes-Layout" style:display-name="Master1-Layout30-cust-3_Benutzerdefiniertes-Layou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extfeld 1" draw:style-name="Mgr3" draw:text-style-name="MP1" draw:layer="Master1-bg" svg:width="12.458cm" svg:height="1.026cm" svg:x="6.883cm" svg:y="17.555cm">
        <draw:text-box>
          <text:p text:style-name="MP3"><text:span text:style-name="MT7">Titel der Präsentation</text:span></text:p>
          <text:p text:style-name="MP3"><text:span text:style-name="MT8">Struktureinheit der TU Dresden / Name Vorname des Vortragenden</text:span></text:p>
          <text:p text:style-name="MP3"><text:span text:style-name="MT8">Ort oder Anlass des Vortrags // 13.01.2018</text:span></text:p>
        </draw:text-box>
      </draw:frame>
      <draw:connector draw:name="Gerade Verbindung 14" draw:style-name="Mgr4" draw:text-style-name="MP8" draw:layer="Master1-bg" draw:type="line" svg:x1="0cm" svg:y1="17.009cm" svg:x2="33.867cm" svg:y2="17.009cm" svg:d="M0 17009h33867" svg:viewBox="0 0 33868 1">
        <text:p/>
      </draw:connector>
      <draw:frame draw:name="Textfeld 4" draw:style-name="Mgr3" draw:text-style-name="MP1" draw:layer="Master1-bg" svg:width="1.958cm" svg:height="1.404cm" svg:x="19.883cm" svg:y="17.14cm">
        <draw:text-box>
          <text:p text:style-name="MP3"><text:span text:style-name="MT8"><text:line-break/></text:span><text:span text:style-name="MT8">Folie </text:span><text:span text:style-name="MT8"><text:page-number>&lt;number&gt;</text:page-number></text:span></text:p>
          <text:p text:style-name="MP3"><text:span text:style-name="MT8"/></text:p>
        </draw:text-box>
      </draw:frame>
      <draw:frame draw:name="Grafik 7" draw:style-name="Mgr5" draw:text-style-name="MP8" draw:layer="Master1-bg" svg:width="3.101cm" svg:height="0.9cm" svg:x="1.402cm" svg:y="17.595cm">
        <draw:image xlink:href="Pictures/100014AC0000590E000019DF4C0B8A5AD7486142.wmf" xlink:type="simple" xlink:show="embed" xlink:actuate="onLoad" draw:mime-type="image/x-wmf">
          <text:p/>
        </draw:image>
        <draw:image xlink:href="Pictures/10000001000005200000017DB73ED9A61A61C8C4.png" xlink:type="simple" xlink:show="embed" xlink:actuate="onLoad" draw:mime-type="image/png"/>
        <svg:title>Logo der TU Dresden</svg:title>
        <svg:desc>Logo. Schriftzug "Technische Universität Dresden". Links davon befindet sich ein Achteck, das in zwei Bereiche aufgeteilt ist, die zusammen die Buchstaben "T" und "U" ergeben.</svg:desc>
      </draw:frame>
      <draw:frame draw:name="Grafik 8" draw:style-name="Mgr5" draw:text-style-name="MP8" draw:layer="Master1-bg" svg:width="2.701cm" svg:height="1cm" svg:x="30.335cm" svg:y="17.544cm">
        <draw:image xlink:href="Pictures/10000DAA00001F9700000BB7D0DF2A9C014D67EB.wmf" xlink:type="simple" xlink:show="embed" xlink:actuate="onLoad" draw:mime-type="image/x-wmf">
          <text:p/>
        </draw:image>
        <draw:image xlink:href="Pictures/1000000100000217000000C654AB24A2814A0E1A.png" xlink:type="simple" xlink:show="embed" xlink:actuate="onLoad" draw:mime-type="image/png"/>
        <svg:title>Logo Dresden concept</svg:title>
        <svg:desc>Logo. Acht unregelmäßige Dreiecksflächen sind, im Uhrzeigersinn einen Farbverlauf von dunkelblau bis hellgrün ergebend, zu einem regelmäßig achteckigen Ring angeordnet. Links daneben zweizeilig der Schriftzug "DRESDEN concept</svg:desc>
      </draw:frame>
      <draw:frame draw:name="Bildplatzhalter 3" presentation:style-name="Mpr190" draw:text-style-name="MP16" draw:layer="backgroundobjects" svg:width="33.867cm" svg:height="17.026cm" svg:x="0cm" svg:y="0cm" presentation:class="title">
        <draw:text-box>
          <text:p text:style-name="MP4"><text:span text:style-name="MT3">Bild durch Klicken auf Symbol hinzufügen</text:span></text:p>
        </draw:text-box>
      </draw:frame>
      <draw:frame draw:name="Titel 1" presentation:style-name="Mpr191" draw:text-style-name="MP18" draw:layer="backgroundobjects" svg:width="10.948cm" svg:height="1.368cm" svg:x="2.452cm" svg:y="10.655cm" presentation:class="title">
        <draw:text-box>
          <text:p text:style-name="MP3"><text:span text:style-name="MT13">Titelmasterformat</text:span></text:p>
        </draw:text-box>
      </draw:frame>
      <draw:frame draw:name="Textplatzhalter 5" presentation:style-name="Mpr192" draw:text-style-name="MP18" draw:layer="backgroundobjects" svg:width="14.325cm" svg:height="1.368cm" svg:x="2.452cm" svg:y="12.154cm" presentation:class="outline">
        <draw:text-box>
          <text:list text:style-name="ML3">
            <text:list-item>
              <text:p text:style-name="MP4"><text:span text:style-name="MT14">durch Kicken bearbeiten</text:span></text:p>
            </text:list-item>
          </text:list>
        </draw:text-box>
      </draw:frame>
      <presentation:notes style:page-layout-name="PM0">
        <draw:frame draw:name="Kopfzeilenplatzhalter 1" presentation:style-name="Mpr1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Datumsplatzhalter 2" presentation:style-name="Mpr1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4" text:date-value="2023-10-29">29.10.2023</text:date></text:span></text:p>
          </draw:text-box>
        </draw:frame>
        <draw:page-thumbnail draw:name="Folienbildplatzhalter 3" presentation:style-name="Master1-Layout30-cust-3_5f_Benutzerdefiniertes-Layout-title" draw:layer="backgroundobjects" svg:width="16.933cm" svg:height="9.525cm" svg:x="1.058cm" svg:y="1.905cm" presentation:class="page"/>
        <draw:frame draw:name="Notizenplatzhalter 4" presentation:style-name="Mpr194" draw:text-style-name="MP1" draw:layer="backgroundobjects" svg:width="15.24cm" svg:height="11.43cm" svg:x="1.905cm" svg:y="12.065cm" presentation:class="notes">
          <draw:text-box>
            <text:p text:style-name="MP3"><text:span text:style-name="MT1">Textmasterformat bearbeiten</text:span></text:p>
            <text:list text:style-name="ML5">
              <text:list-item>
                <text:list>
                  <text:list-item>
                    <text:p text:style-name="MP9"><text:span text:style-name="MT1">Zweite Ebene</text:span></text:p>
                    <text:list>
                      <text:list-item>
                        <text:p text:style-name="MP10"><text:span text:style-name="MT1">Dritte Ebene</text:span></text:p>
                        <text:list>
                          <text:list-item>
                            <text:p text:style-name="MP11"><text:span text:style-name="MT1">Vierte Ebene</text:span></text:p>
                            <text:list>
                              <text:list-item>
                                <text:p text:style-name="MP12"><text:span text:style-name="MT1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ußzeilenplatzhalter 5" presentation:style-name="Mpr1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Foliennummernplatzhalter 6" presentation:style-name="Mpr195" draw:text-style-name="MP1" draw:layer="backgroundobjects" svg:width="8.255cm" svg:height="1.27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2.1$Windows_X86_64 LibreOffice_project/56f7684011345957bbf33a7ee678afaf4d2ba333</meta:generator>
    <dc:title>PowerPoint-Präsentation</dc:title>
    <dc:subject>Präsentationsvorlage</dc:subject>
    <meta:initial-creator>Thomas Petzoldt</meta:initial-creator>
    <dc:creator>Thomas Petzoldt</dc:creator>
    <meta:creation-date>2023-10-21T09:26:11Z</meta:creation-date>
    <dc:date>2023-10-29T17:14:43Z</dc:date>
    <meta:editing-cycles>3</meta:editing-cycles>
    <meta:editing-duration>PT0S</meta:editing-duration>
    <meta:document-statistic meta:object-count="483"/>
    <meta:template xlink:type="simple" xlink:actuate="onRequest" xlink:title="" xlink:href="2021-11_TUD_PPT_16zu9_Vorlage"/>
  </office:meta>
</office:document-meta>
</file>